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lucidatypewriter" svg:font-family="lucidatypewriter" style:font-family-generic="roman" style:font-pitch="variable"/>
    <style:font-face style:name="monospace" svg:font-family="monospace" style:font-family-generic="system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1" style:master-page-name="MP0" style:family="paragraph">
      <style:paragraph-properties fo:break-before="page">
        <style:tab-stops>
          <style:tab-stop style:type="right" style:leader-style="dotted" style:leader-text="." style:position="6.918in"/>
        </style:tab-stops>
      </style:paragraph-properties>
    </style:style>
    <style:style style:name="P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3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4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5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6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7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7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8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8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9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92" style:parent-style-name="Hyperlink" style:family="text">
      <style:text-properties style:font-name="Liberation Mono" style:font-name-asian="Liberation Mono" style:font-name-complex="Liberation Mono"/>
    </style:style>
    <style:style style:name="P93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94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95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96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97" style:parent-style-name="Hyperlink" style:family="text">
      <style:text-properties style:font-name="Liberation Mono" style:font-name-asian="Liberation Mono" style:font-name-complex="Liberation Mono"/>
    </style:style>
    <style:style style:name="P9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9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00" style:parent-style-name="Hyperlink" style:family="text">
      <style:text-properties style:font-name="Liberation Mono" style:font-name-asian="Liberation Mono" style:font-name-complex="Liberation Mono"/>
    </style:style>
    <style:style style:name="P101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02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03" style:parent-style-name="Hyperlink" style:family="text">
      <style:text-properties style:font-name="Liberation Mono" style:font-name-asian="Liberation Mono" style:font-name-complex="Liberation Mono"/>
    </style:style>
    <style:style style:name="P10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06" style:parent-style-name="Hyperlink" style:family="text">
      <style:text-properties style:font-name="Liberation Mono" style:font-name-asian="Liberation Mono" style:font-name-complex="Liberation Mono"/>
    </style:style>
    <style:style style:name="P107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08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109" style:parent-style-name="Hyperlink" style:family="text">
      <style:text-properties style:font-name="Liberation Mono" style:font-name-asian="Liberation Mono" style:font-name-complex="Liberation Mono"/>
    </style:style>
    <style:style style:name="P11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1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1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1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1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1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1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2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2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2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6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2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2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2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3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3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3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3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3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3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4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4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4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4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48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4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5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2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5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4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5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6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5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58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5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6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2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6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4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6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6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6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68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6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7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2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7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7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6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7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78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7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0" style:parent-style-name="TOC2" style:family="paragraph">
      <style:paragraph-properties>
        <style:tab-stops>
          <style:tab-stop style:type="left" style:position="0.4444in"/>
          <style:tab-stop style:type="right" style:leader-style="dotted" style:leader-text="." style:position="6.7513in"/>
        </style:tab-stops>
      </style:paragraph-properties>
    </style:style>
    <style:style style:name="T18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2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8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4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18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8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88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8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0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9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2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9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4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9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19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198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19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0" style:parent-style-name="TOC3" style:family="paragraph">
      <style:paragraph-properties>
        <style:tab-stops>
          <style:tab-stop style:type="left" style:position="0.5833in"/>
          <style:tab-stop style:type="right" style:leader-style="dotted" style:leader-text="." style:position="6.5847in"/>
        </style:tab-stops>
      </style:paragraph-properties>
    </style:style>
    <style:style style:name="T201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2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203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4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205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6" style:parent-style-name="TOC1" style:family="paragraph">
      <style:paragraph-properties>
        <style:tab-stops>
          <style:tab-stop style:type="left" style:position="0.3333in"/>
          <style:tab-stop style:type="right" style:leader-style="dotted" style:leader-text="." style:position="6.918in"/>
        </style:tab-stops>
      </style:paragraph-properties>
    </style:style>
    <style:style style:name="T207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P208" style:parent-style-name="TOC2" style:family="paragraph">
      <style:paragraph-properties>
        <style:tab-stops>
          <style:tab-stop style:type="left" style:position="0.5972in"/>
          <style:tab-stop style:type="right" style:leader-style="dotted" style:leader-text="." style:position="6.7513in"/>
        </style:tab-stops>
      </style:paragraph-properties>
    </style:style>
    <style:style style:name="T209" style:parent-style-name="DefaultParagraphFont" style:family="text"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/>
    </style:style>
    <style:style style:name="T210" style:parent-style-name="Hyperlink" style:family="text">
      <style:text-properties style:font-name="Microsoft YaHei" style:font-name-asian="Microsoft YaHei" style:font-name-complex="Microsoft YaHei"/>
    </style:style>
    <style:style style:name="T211" style:parent-style-name="Hyperlink" style:family="text">
      <style:text-properties style:font-name="Microsoft YaHei" style:font-name-asian="Microsoft YaHei" style:font-name-complex="Microsoft YaHei"/>
    </style:style>
    <style:style style:name="P212" style:parent-style-name="PreformattedText" style:family="paragraph">
      <style:paragraph-properties fo:margin-bottom="0.1965in"/>
    </style:style>
    <style:style style:name="P213" style:parent-style-name="Standard" style:family="paragraph">
      <style:text-properties style:font-name="lucidatypewriter" fo:color="#000000" fo:font-size="10pt" style:font-size-asian="10pt"/>
    </style:style>
    <style:style style:name="P214" style:parent-style-name="Standard" style:family="paragraph">
      <style:text-properties style:font-name="lucidatypewriter" fo:color="#000000" fo:font-size="10pt" style:font-size-asian="10pt"/>
    </style:style>
    <style:style style:name="T215" style:parent-style-name="DefaultParagraphFont" style:family="text">
      <style:text-properties style:font-name="lucidatypewriter" fo:color="#000000" fo:font-size="10pt" style:font-size-asian="10pt"/>
    </style:style>
    <style:style style:name="T216" style:parent-style-name="DefaultParagraphFont" style:family="text">
      <style:text-properties style:font-name="lucidatypewriter" fo:color="#0000FF" fo:font-size="10pt" style:font-size-asian="10pt"/>
    </style:style>
    <style:style style:name="T217" style:parent-style-name="DefaultParagraphFont" style:family="text">
      <style:text-properties style:font-name="lucidatypewriter" fo:color="#000000" fo:font-size="10pt" style:font-size-asian="10pt"/>
    </style:style>
    <style:style style:name="T218" style:parent-style-name="DefaultParagraphFont" style:family="text">
      <style:text-properties style:font-name="lucidatypewriter" fo:color="#000000" fo:font-size="10pt" style:font-size-asian="10pt"/>
    </style:style>
    <style:style style:name="T219" style:parent-style-name="DefaultParagraphFont" style:family="text">
      <style:text-properties style:font-name="lucidatypewriter" fo:color="#0000FF" fo:font-size="10pt" style:font-size-asian="10pt"/>
    </style:style>
    <style:style style:name="T220" style:parent-style-name="DefaultParagraphFont" style:family="text">
      <style:text-properties style:font-name="lucidatypewriter" fo:color="#000000" fo:font-size="10pt" style:font-size-asian="10pt"/>
    </style:style>
    <style:style style:name="T221" style:parent-style-name="DefaultParagraphFont" style:family="text">
      <style:text-properties style:font-name="lucidatypewriter" fo:color="#000000" fo:font-size="10pt" style:font-size-asian="10pt"/>
    </style:style>
    <style:style style:name="T222" style:parent-style-name="DefaultParagraphFont" style:family="text">
      <style:text-properties style:font-name="lucidatypewriter" fo:color="#0000FF" fo:font-size="10pt" style:font-size-asian="10pt"/>
    </style:style>
    <style:style style:name="T223" style:parent-style-name="DefaultParagraphFont" style:family="text">
      <style:text-properties style:font-name="lucidatypewriter" fo:color="#000000" fo:font-size="10pt" style:font-size-asian="10pt"/>
    </style:style>
    <style:style style:name="T224" style:parent-style-name="DefaultParagraphFont" style:family="text">
      <style:text-properties style:font-name="lucidatypewriter" fo:color="#000000" fo:font-size="10pt" style:font-size-asian="10pt"/>
    </style:style>
    <style:style style:name="T225" style:parent-style-name="DefaultParagraphFont" style:family="text">
      <style:text-properties style:font-name="lucidatypewriter" fo:color="#0000FF" fo:font-size="10pt" style:font-size-asian="10pt"/>
    </style:style>
    <style:style style:name="T226" style:parent-style-name="DefaultParagraphFont" style:family="text">
      <style:text-properties style:font-name="lucidatypewriter" fo:color="#000000" fo:font-size="10pt" style:font-size-asian="10pt"/>
    </style:style>
    <style:style style:name="P227" style:parent-style-name="Standard" style:family="paragraph">
      <style:text-properties style:font-name="lucidatypewriter" fo:color="#000000" fo:font-size="10pt" style:font-size-asian="10pt"/>
    </style:style>
    <style:style style:name="T228" style:parent-style-name="DefaultParagraphFont" style:family="text">
      <style:text-properties style:font-name="lucidatypewriter" fo:color="#000000" fo:font-size="10pt" style:font-size-asian="10pt"/>
    </style:style>
    <style:style style:name="T229" style:parent-style-name="DefaultParagraphFont" style:family="text">
      <style:text-properties style:font-name="lucidatypewriter" fo:color="#0000FF" fo:font-size="10pt" style:font-size-asian="10pt"/>
    </style:style>
    <style:style style:name="T230" style:parent-style-name="DefaultParagraphFont" style:family="text">
      <style:text-properties style:font-name="lucidatypewriter" fo:color="#000000" fo:font-size="10pt" style:font-size-asian="10pt"/>
    </style:style>
    <style:style style:name="T231" style:parent-style-name="DefaultParagraphFont" style:family="text">
      <style:text-properties style:font-name="lucidatypewriter" fo:color="#000000" fo:font-size="10pt" style:font-size-asian="10pt"/>
    </style:style>
    <style:style style:name="T232" style:parent-style-name="DefaultParagraphFont" style:family="text">
      <style:text-properties style:font-name="lucidatypewriter" fo:color="#0000FF" fo:font-size="10pt" style:font-size-asian="10pt"/>
    </style:style>
    <style:style style:name="T233" style:parent-style-name="DefaultParagraphFont" style:family="text">
      <style:text-properties style:font-name="lucidatypewriter" fo:color="#000000" fo:font-size="10pt" style:font-size-asian="10pt"/>
    </style:style>
    <style:style style:name="P234" style:parent-style-name="Standard" style:family="paragraph">
      <style:text-properties style:font-name="lucidatypewriter" fo:color="#000000" fo:font-size="10pt" style:font-size-asian="10pt"/>
    </style:style>
    <style:style style:name="P235" style:parent-style-name="Standard" style:family="paragraph">
      <style:text-properties style:font-name="lucidatypewriter" fo:color="#228B22" fo:font-size="10pt" style:font-size-asian="10pt"/>
    </style:style>
    <style:style style:name="T236" style:parent-style-name="DefaultParagraphFont" style:family="text">
      <style:text-properties style:font-name="lucidatypewriter" fo:color="#000000" fo:font-size="10pt" style:font-size-asian="10pt"/>
    </style:style>
    <style:style style:name="T237" style:parent-style-name="DefaultParagraphFont" style:family="text">
      <style:text-properties style:font-name="lucidatypewriter" fo:color="#0000FF" fo:font-size="10pt" style:font-size-asian="10pt"/>
    </style:style>
    <style:style style:name="T238" style:parent-style-name="DefaultParagraphFont" style:family="text">
      <style:text-properties style:font-name="lucidatypewriter" fo:color="#000000" fo:font-size="10pt" style:font-size-asian="10pt"/>
    </style:style>
    <style:style style:name="T239" style:parent-style-name="DefaultParagraphFont" style:family="text">
      <style:text-properties style:font-name="lucidatypewriter" fo:color="#000000" fo:font-size="10pt" style:font-size-asian="10pt"/>
    </style:style>
    <style:style style:name="T240" style:parent-style-name="DefaultParagraphFont" style:family="text">
      <style:text-properties style:font-name="lucidatypewriter" fo:color="#0000FF" fo:font-size="10pt" style:font-size-asian="10pt"/>
    </style:style>
    <style:style style:name="T241" style:parent-style-name="DefaultParagraphFont" style:family="text">
      <style:text-properties style:font-name="lucidatypewriter" fo:color="#000000" fo:font-size="10pt" style:font-size-asian="10pt"/>
    </style:style>
    <style:style style:name="P242" style:parent-style-name="Standard" style:family="paragraph">
      <style:text-properties style:font-name="lucidatypewriter" fo:color="#228B22" fo:font-size="10pt" style:font-size-asian="10pt"/>
    </style:style>
    <style:style style:name="P243" style:parent-style-name="Standard" style:family="paragraph">
      <style:text-properties style:font-name="lucidatypewriter" fo:color="#000000" fo:font-size="10pt" style:font-size-asian="10pt"/>
    </style:style>
    <style:style style:name="T244" style:parent-style-name="DefaultParagraphFont" style:family="text">
      <style:text-properties style:font-name="lucidatypewriter" fo:color="#000000" fo:font-size="10pt" style:font-size-asian="10pt"/>
    </style:style>
    <style:style style:name="T245" style:parent-style-name="DefaultParagraphFont" style:family="text">
      <style:text-properties style:font-name="lucidatypewriter" fo:color="#0000FF" fo:font-size="10pt" style:font-size-asian="10pt"/>
    </style:style>
    <style:style style:name="T246" style:parent-style-name="DefaultParagraphFont" style:family="text">
      <style:text-properties style:font-name="lucidatypewriter" fo:color="#000000" fo:font-size="10pt" style:font-size-asian="10pt"/>
    </style:style>
    <style:style style:name="T247" style:parent-style-name="DefaultParagraphFont" style:family="text">
      <style:text-properties style:font-name="lucidatypewriter" fo:color="#0000FF" fo:font-size="10pt" style:font-size-asian="10pt"/>
    </style:style>
    <style:style style:name="P248" style:parent-style-name="Standard" style:family="paragraph">
      <style:text-properties style:font-name="lucidatypewriter" fo:color="#000000" fo:font-size="10pt" style:font-size-asian="10pt"/>
    </style:style>
    <style:style style:name="P249" style:parent-style-name="Standard" style:family="paragraph">
      <style:text-properties style:font-name="lucidatypewriter" fo:color="#228B22" fo:font-size="10pt" style:font-size-asian="10pt"/>
    </style:style>
    <style:style style:name="T250" style:parent-style-name="DefaultParagraphFont" style:family="text">
      <style:text-properties style:font-name="lucidatypewriter" fo:color="#000000" fo:font-size="10pt" style:font-size-asian="10pt"/>
    </style:style>
    <style:style style:name="T251" style:parent-style-name="DefaultParagraphFont" style:family="text">
      <style:text-properties style:font-name="lucidatypewriter" fo:color="#0000FF" fo:font-size="10pt" style:font-size-asian="10pt"/>
    </style:style>
    <style:style style:name="T252" style:parent-style-name="DefaultParagraphFont" style:family="text">
      <style:text-properties style:font-name="lucidatypewriter" fo:color="#000000" fo:font-size="10pt" style:font-size-asian="10pt"/>
    </style:style>
    <style:style style:name="T253" style:parent-style-name="DefaultParagraphFont" style:family="text">
      <style:text-properties style:font-name="lucidatypewriter" fo:color="#0000FF" fo:font-size="10pt" style:font-size-asian="10pt"/>
    </style:style>
    <style:style style:name="P254" style:parent-style-name="Standard" style:family="paragraph">
      <style:text-properties style:font-name="lucidatypewriter" fo:color="#228B22" fo:font-size="10pt" style:font-size-asian="10pt"/>
    </style:style>
    <style:style style:name="P255" style:parent-style-name="Standard" style:family="paragraph">
      <style:text-properties style:font-name="lucidatypewriter" fo:color="#000000" fo:font-size="10pt" style:font-size-asian="10pt"/>
    </style:style>
    <style:style style:name="P256" style:parent-style-name="Standard" style:family="paragraph">
      <style:text-properties style:font-name="lucidatypewriter" fo:color="#228B22" fo:font-size="10pt" style:font-size-asian="10pt"/>
    </style:style>
    <style:style style:name="T257" style:parent-style-name="DefaultParagraphFont" style:family="text">
      <style:text-properties style:font-name="lucidatypewriter" fo:color="#000000" fo:font-size="10pt" style:font-size-asian="10pt"/>
    </style:style>
    <style:style style:name="T258" style:parent-style-name="DefaultParagraphFont" style:family="text">
      <style:text-properties style:font-name="lucidatypewriter" fo:color="#0000FF" fo:font-size="10pt" style:font-size-asian="10pt"/>
    </style:style>
    <style:style style:name="P259" style:parent-style-name="Standard" style:family="paragraph">
      <style:text-properties style:font-name="lucidatypewriter" fo:color="#000000" fo:font-size="10pt" style:font-size-asian="10pt"/>
    </style:style>
    <style:style style:name="T260" style:parent-style-name="DefaultParagraphFont" style:family="text">
      <style:text-properties style:font-name="lucidatypewriter" fo:color="#000000" fo:font-size="10pt" style:font-size-asian="10pt"/>
    </style:style>
    <style:style style:name="T261" style:parent-style-name="DefaultParagraphFont" style:family="text">
      <style:text-properties style:font-name="lucidatypewriter" fo:color="#0000FF" fo:font-size="10pt" style:font-size-asian="10pt"/>
    </style:style>
    <style:style style:name="T262" style:parent-style-name="DefaultParagraphFont" style:family="text">
      <style:text-properties style:font-name="lucidatypewriter" fo:color="#000000" fo:font-size="10pt" style:font-size-asian="10pt"/>
    </style:style>
    <style:style style:name="T263" style:parent-style-name="DefaultParagraphFont" style:family="text">
      <style:text-properties style:font-name="lucidatypewriter" fo:color="#0000FF" fo:font-size="10pt" style:font-size-asian="10pt"/>
    </style:style>
    <style:style style:name="T264" style:parent-style-name="DefaultParagraphFont" style:family="text">
      <style:text-properties style:font-name="lucidatypewriter" fo:color="#000000" fo:font-size="10pt" style:font-size-asian="10pt"/>
    </style:style>
    <style:style style:name="T265" style:parent-style-name="DefaultParagraphFont" style:family="text">
      <style:text-properties style:font-name="lucidatypewriter" fo:color="#0000FF" fo:font-size="10pt" style:font-size-asian="10pt"/>
    </style:style>
    <style:style style:name="T266" style:parent-style-name="DefaultParagraphFont" style:family="text">
      <style:text-properties style:font-name="lucidatypewriter" fo:color="#000000" fo:font-size="10pt" style:font-size-asian="10pt"/>
    </style:style>
    <style:style style:name="T267" style:parent-style-name="DefaultParagraphFont" style:family="text">
      <style:text-properties style:font-name="lucidatypewriter" fo:color="#0000FF" fo:font-size="10pt" style:font-size-asian="10pt"/>
    </style:style>
    <style:style style:name="P268" style:parent-style-name="Standard" style:family="paragraph">
      <style:text-properties style:font-name="lucidatypewriter" fo:color="#000000" fo:font-size="10pt" style:font-size-asian="10pt"/>
    </style:style>
    <style:style style:name="P269" style:parent-style-name="Standard" style:family="paragraph">
      <style:text-properties style:font-name="lucidatypewriter" fo:color="#000000" fo:font-size="10pt" style:font-size-asian="10pt"/>
    </style:style>
    <style:style style:name="P270" style:parent-style-name="PreformattedText" style:family="paragraph">
      <style:paragraph-properties fo:margin-bottom="0.1965in"/>
    </style:style>
    <style:style style:name="T271" style:parent-style-name="DefaultParagraphFont" style:family="text">
      <style:text-properties style:font-name="lucidatypewriter" fo:color="#000000" fo:font-size="10pt" style:font-size-asian="10pt"/>
    </style:style>
    <style:style style:name="T272" style:parent-style-name="DefaultParagraphFont" style:family="text">
      <style:text-properties style:font-name="lucidatypewriter" fo:color="#A020F0" fo:font-size="10pt" style:font-size-asian="10pt"/>
    </style:style>
    <style:style style:name="T273" style:parent-style-name="DefaultParagraphFont" style:family="text">
      <style:text-properties style:font-name="lucidatypewriter" fo:color="#000000" fo:font-size="10pt" style:font-size-asian="10pt"/>
    </style:style>
    <style:style style:name="T274" style:parent-style-name="DefaultParagraphFont" style:family="text">
      <style:text-properties style:font-name="lucidatypewriter" fo:color="#A020F0" fo:font-size="10pt" style:font-size-asian="10pt"/>
    </style:style>
    <style:style style:name="T275" style:parent-style-name="DefaultParagraphFont" style:family="text">
      <style:text-properties style:font-name="lucidatypewriter" fo:color="#000000" fo:font-size="10pt" style:font-size-asian="10pt"/>
    </style:style>
    <style:style style:name="T276" style:parent-style-name="DefaultParagraphFont" style:family="text">
      <style:text-properties style:font-name="lucidatypewriter" fo:color="#A020F0" fo:font-size="10pt" style:font-size-asian="10pt"/>
    </style:style>
    <style:style style:name="T277" style:parent-style-name="DefaultParagraphFont" style:family="text">
      <style:text-properties style:font-name="lucidatypewriter" fo:color="#A020F0" fo:font-size="10pt" style:font-size-asian="10pt"/>
    </style:style>
    <style:style style:name="T278" style:parent-style-name="DefaultParagraphFont" style:family="text">
      <style:text-properties style:font-name="lucidatypewriter" fo:color="#000000" fo:font-size="10pt" style:font-size-asian="10pt"/>
    </style:style>
    <style:style style:name="T279" style:parent-style-name="DefaultParagraphFont" style:family="text">
      <style:text-properties style:font-name="lucidatypewriter" fo:color="#A020F0" fo:font-size="10pt" style:font-size-asian="10pt"/>
    </style:style>
    <style:style style:name="T280" style:parent-style-name="DefaultParagraphFont" style:family="text">
      <style:text-properties style:font-name="lucidatypewriter" fo:color="#000000" fo:font-size="10pt" style:font-size-asian="10pt"/>
    </style:style>
    <style:style style:name="T281" style:parent-style-name="DefaultParagraphFont" style:family="text">
      <style:text-properties style:font-name="lucidatypewriter" fo:color="#000000" fo:font-size="10pt" style:font-size-asian="10pt"/>
    </style:style>
    <style:style style:name="P282" style:parent-style-name="Standard" style:family="paragraph">
      <style:text-properties style:font-name="lucidatypewriter" fo:color="#000000" fo:font-size="10pt" style:font-size-asian="10pt"/>
    </style:style>
    <style:style style:name="T283" style:parent-style-name="DefaultParagraphFont" style:family="text">
      <style:text-properties style:font-name="lucidatypewriter" fo:color="#000000" fo:font-size="10pt" style:font-size-asian="10pt"/>
    </style:style>
    <style:style style:name="T284" style:parent-style-name="DefaultParagraphFont" style:family="text">
      <style:text-properties style:font-name="lucidatypewriter" fo:color="#A020F0" fo:font-size="10pt" style:font-size-asian="10pt"/>
    </style:style>
    <style:style style:name="T285" style:parent-style-name="DefaultParagraphFont" style:family="text">
      <style:text-properties style:font-name="lucidatypewriter" fo:color="#000000" fo:font-size="10pt" style:font-size-asian="10pt"/>
    </style:style>
    <style:style style:name="T286" style:parent-style-name="DefaultParagraphFont" style:family="text">
      <style:text-properties style:font-name="lucidatypewriter" fo:color="#A020F0" fo:font-size="10pt" style:font-size-asian="10pt"/>
    </style:style>
    <style:style style:name="T287" style:parent-style-name="DefaultParagraphFont" style:family="text">
      <style:text-properties style:font-name="lucidatypewriter" fo:color="#000000" fo:font-size="10pt" style:font-size-asian="10pt"/>
    </style:style>
    <style:style style:name="P288" style:parent-style-name="Standard" style:family="paragraph">
      <style:text-properties style:font-name="lucidatypewriter" fo:color="#000000" fo:font-size="10pt" style:font-size-asian="10pt"/>
    </style:style>
    <style:style style:name="P289" style:parent-style-name="Standard" style:family="paragraph">
      <style:text-properties style:font-name="monospace"/>
    </style:style>
    <style:style style:name="T290" style:parent-style-name="DefaultParagraphFont" style:family="text">
      <style:text-properties style:font-name="lucidatypewriter" fo:color="#000000" fo:font-size="10pt" style:font-size-asian="10pt"/>
    </style:style>
    <style:style style:name="T291" style:parent-style-name="DefaultParagraphFont" style:family="text">
      <style:text-properties style:font-name="lucidatypewriter" fo:color="#A020F0" fo:font-size="10pt" style:font-size-asian="10pt"/>
    </style:style>
    <style:style style:name="T292" style:parent-style-name="DefaultParagraphFont" style:family="text">
      <style:text-properties style:font-name="lucidatypewriter" fo:color="#000000" fo:font-size="10pt" style:font-size-asian="10pt"/>
    </style:style>
    <style:style style:name="T293" style:parent-style-name="DefaultParagraphFont" style:family="text">
      <style:text-properties style:font-name="lucidatypewriter" fo:color="#A020F0" fo:font-size="10pt" style:font-size-asian="10pt"/>
    </style:style>
    <style:style style:name="T294" style:parent-style-name="DefaultParagraphFont" style:family="text">
      <style:text-properties style:font-name="lucidatypewriter" fo:color="#000000" fo:font-size="10pt" style:font-size-asian="10pt"/>
    </style:style>
    <style:style style:name="P295" style:parent-style-name="Standard" style:family="paragraph">
      <style:text-properties style:font-name="monospace"/>
    </style:style>
    <style:style style:name="T296" style:parent-style-name="DefaultParagraphFont" style:family="text">
      <style:text-properties style:font-name="monospace"/>
    </style:style>
    <style:style style:name="T297" style:parent-style-name="DefaultParagraphFont" style:family="text">
      <style:text-properties style:font-name="monospace"/>
    </style:style>
    <style:style style:name="P298" style:parent-style-name="Standard" style:family="paragraph">
      <style:text-properties style:font-name="monospace"/>
    </style:style>
    <style:style style:name="T299" style:parent-style-name="DefaultParagraphFont" style:family="text">
      <style:text-properties style:font-name="lucidatypewriter" fo:color="#000000" fo:font-size="10pt" style:font-size-asian="10pt"/>
    </style:style>
    <style:style style:name="T300" style:parent-style-name="DefaultParagraphFont" style:family="text">
      <style:text-properties style:font-name="lucidatypewriter" fo:color="#A020F0" fo:font-size="10pt" style:font-size-asian="10pt"/>
    </style:style>
    <style:style style:name="T301" style:parent-style-name="DefaultParagraphFont" style:family="text">
      <style:text-properties style:font-name="lucidatypewriter" fo:color="#000000" fo:font-size="10pt" style:font-size-asian="10pt"/>
    </style:style>
    <style:style style:name="P302" style:parent-style-name="Standard" style:family="paragraph">
      <style:text-properties style:font-name="lucidatypewriter" fo:color="#000000" fo:font-size="10pt" style:font-size-asian="10pt"/>
    </style:style>
    <style:style style:name="T303" style:parent-style-name="DefaultParagraphFont" style:family="text">
      <style:text-properties style:font-name="lucidatypewriter" fo:color="#000000" fo:font-size="10pt" style:font-size-asian="10pt"/>
    </style:style>
    <style:style style:name="T304" style:parent-style-name="DefaultParagraphFont" style:family="text">
      <style:text-properties style:font-name="lucidatypewriter" fo:color="#000000" fo:font-size="10pt" style:font-size-asian="10pt"/>
    </style:style>
    <style:style style:name="T305" style:parent-style-name="DefaultParagraphFont" style:family="text">
      <style:text-properties style:font-name="lucidatypewriter" fo:color="#A020F0" fo:font-size="10pt" style:font-size-asian="10pt"/>
    </style:style>
    <style:style style:name="T306" style:parent-style-name="DefaultParagraphFont" style:family="text">
      <style:text-properties style:font-name="lucidatypewriter" fo:color="#000000" fo:font-size="10pt" style:font-size-asian="10pt"/>
    </style:style>
    <style:style style:name="T307" style:parent-style-name="DefaultParagraphFont" style:family="text">
      <style:text-properties style:font-name="lucidatypewriter" fo:color="#A020F0" fo:font-size="10pt" style:font-size-asian="10pt"/>
    </style:style>
    <style:style style:name="T308" style:parent-style-name="DefaultParagraphFont" style:family="text">
      <style:text-properties style:font-name="lucidatypewriter" fo:color="#A020F0" fo:font-size="10pt" style:font-size-asian="10pt"/>
    </style:style>
    <style:style style:name="T309" style:parent-style-name="DefaultParagraphFont" style:family="text">
      <style:text-properties style:font-name="lucidatypewriter" fo:color="#000000" fo:font-size="10pt" style:font-size-asian="10pt"/>
    </style:style>
    <style:style style:name="T310" style:parent-style-name="DefaultParagraphFont" style:family="text">
      <style:text-properties style:font-name="lucidatypewriter" fo:color="#000000" fo:font-size="10pt" style:font-size-asian="10pt"/>
    </style:style>
    <style:style style:name="T311" style:parent-style-name="DefaultParagraphFont" style:family="text">
      <style:text-properties style:font-name="lucidatypewriter" fo:color="#000000" fo:font-size="10pt" style:font-size-asian="10pt"/>
    </style:style>
    <style:style style:name="T312" style:parent-style-name="DefaultParagraphFont" style:family="text">
      <style:text-properties style:font-name="lucidatypewriter" fo:color="#A020F0" fo:font-size="10pt" style:font-size-asian="10pt"/>
    </style:style>
    <style:style style:name="T313" style:parent-style-name="DefaultParagraphFont" style:family="text">
      <style:text-properties style:font-name="lucidatypewriter" fo:color="#000000" fo:font-size="10pt" style:font-size-asian="10pt"/>
    </style:style>
    <style:style style:name="P314" style:parent-style-name="Standard" style:family="paragraph">
      <style:text-properties style:font-name="lucidatypewriter" fo:color="#000000" fo:font-size="10pt" style:font-size-asian="10pt"/>
    </style:style>
    <style:style style:name="P315" style:parent-style-name="Standard" style:family="paragraph">
      <style:text-properties style:font-name="lucidatypewriter" fo:color="#000000" fo:font-size="10pt" style:font-size-asian="10pt"/>
    </style:style>
    <style:style style:name="P316" style:parent-style-name="Standard" style:family="paragraph">
      <style:text-properties style:font-name="lucidatypewriter" fo:color="#000000" fo:font-size="10pt" style:font-size-asian="10pt"/>
    </style:style>
    <style:style style:name="P317" style:parent-style-name="Standard" style:family="paragraph">
      <style:text-properties style:font-name="lucidatypewriter" fo:color="#000000" fo:font-size="10pt" style:font-size-asian="10pt"/>
    </style:style>
    <style:style style:name="P318" style:parent-style-name="Standard" style:family="paragraph">
      <style:text-properties style:font-name="lucidatypewriter" fo:color="#000000" fo:font-size="10pt" style:font-size-asian="10pt"/>
    </style:style>
    <style:style style:name="P319" style:parent-style-name="Standard" style:family="paragraph">
      <style:text-properties style:font-name="lucidatypewriter" fo:color="#000000" fo:font-size="10pt" style:font-size-asian="10pt"/>
    </style:style>
    <style:style style:name="P320" style:parent-style-name="Standard" style:family="paragraph">
      <style:text-properties style:font-name="lucidatypewriter" fo:color="#000000" fo:font-size="10pt" style:font-size-asian="10pt"/>
    </style:style>
    <style:style style:name="T321" style:parent-style-name="DefaultParagraphFont" style:family="text">
      <style:text-properties style:font-name="lucidatypewriter" fo:color="#000000" fo:font-size="10pt" style:font-size-asian="10pt"/>
    </style:style>
    <style:style style:name="T322" style:parent-style-name="DefaultParagraphFont" style:family="text">
      <style:text-properties style:font-name="lucidatypewriter" fo:color="#A020F0" fo:font-size="10pt" style:font-size-asian="10pt"/>
    </style:style>
    <style:style style:name="T323" style:parent-style-name="DefaultParagraphFont" style:family="text">
      <style:text-properties style:font-name="lucidatypewriter" fo:color="#000000" fo:font-size="10pt" style:font-size-asian="10pt"/>
    </style:style>
    <style:style style:name="P324" style:parent-style-name="Standard" style:family="paragraph">
      <style:text-properties style:font-name="lucidatypewriter" fo:color="#000000" fo:font-size="10pt" style:font-size-asian="10pt"/>
    </style:style>
    <style:style style:name="P325" style:parent-style-name="Standard" style:family="paragraph">
      <style:text-properties style:font-name="lucidatypewriter" fo:color="#000000" fo:font-size="10pt" style:font-size-asian="10pt"/>
    </style:style>
    <style:style style:name="P326" style:parent-style-name="Standard" style:family="paragraph">
      <style:text-properties style:font-name="lucidatypewriter" fo:color="#000000" fo:font-size="10pt" style:font-size-asian="10pt"/>
    </style:style>
    <style:style style:name="P327" style:parent-style-name="Standard" style:family="paragraph">
      <style:text-properties style:font-name="lucidatypewriter" fo:color="#000000" fo:font-size="10pt" style:font-size-asian="10pt"/>
    </style:style>
    <style:style style:name="T328" style:parent-style-name="DefaultParagraphFont" style:family="text">
      <style:text-properties style:font-name="lucidatypewriter" fo:color="#000000" fo:font-size="10pt" style:font-size-asian="10pt"/>
    </style:style>
    <style:style style:name="P329" style:parent-style-name="Standard" style:family="paragraph">
      <style:text-properties style:font-name="lucidatypewriter" fo:color="#000000" fo:font-size="10pt" style:font-size-asian="10pt"/>
    </style:style>
    <style:style style:name="P330" style:parent-style-name="Standard" style:family="paragraph">
      <style:text-properties style:font-name="lucidatypewriter" fo:color="#000000" fo:font-size="10pt" style:font-size-asian="10pt"/>
    </style:style>
    <style:style style:name="P331" style:parent-style-name="Textbody" style:list-style-name="LFO4" style:family="paragraph"/>
    <style:style style:name="P332" style:parent-style-name="Textbody" style:list-style-name="LFO4" style:family="paragraph"/>
    <style:style style:name="P333" style:parent-style-name="Normal" style:family="paragraph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4" style:parent-style-name="DefaultParagraphFont" style:family="text">
      <style:text-properties style:font-name="Consolas" style:font-name-asian="Times New Roman" style:font-name-complex="Courier New" fo:color="#212121" style:letter-kerning="false" fo:font-size="10pt" style:font-size-asian="10pt" style:font-size-complex="10pt" style:language-asian="zh" style:country-asian="CN" style:language-complex="ar" style:country-complex="SA"/>
    </style:style>
    <style:style style:name="T335" style:parent-style-name="DefaultParagraphFont" style:family="text">
      <style:text-properties style:font-name="Consolas" style:font-name-asian="Times New Roman" style:font-name-complex="Courier New" fo:color="#A020F0" style:letter-kerning="false" fo:font-size="10pt" style:font-size-asian="10pt" style:font-size-complex="10pt" style:language-asian="zh" style:country-asian="CN" style:language-complex="ar" style:country-complex="SA"/>
    </style:style>
    <style:style style:name="T336" style:parent-style-name="DefaultParagraphFont" style:family="text">
      <style:text-properties style:font-name="Consolas" style:font-name-asian="Times New Roman" style:font-name-complex="Courier New" fo:color="#212121" style:letter-kerning="false" fo:font-size="10pt" style:font-size-asian="10pt" style:font-size-complex="10pt" style:language-asian="zh" style:country-asian="CN" style:language-complex="ar" style:country-complex="SA"/>
    </style:style>
    <style:style style:name="P337" style:parent-style-name="Textbody" style:list-style-name="LFO4" style:family="paragraph"/>
    <style:style style:name="P338" style:parent-style-name="Normal" style:family="paragraph">
      <style:text-properties style:language-complex="ar" style:country-complex="SA"/>
    </style:style>
    <style:style style:name="P339" style:parent-style-name="Normal" style:family="paragraph">
      <style:text-properties style:language-complex="ar" style:country-complex="SA"/>
    </style:style>
    <style:style style:name="P340" style:parent-style-name="Textbody" style:list-style-name="LFO4" style:family="paragraph"/>
    <style:style style:name="P341" style:parent-style-name="Normal" style:family="paragraph">
      <style:paragraph-properties fo:widows="2" fo:orphans="2" style:vertical-align="auto"/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 fo:hyphenate="true"/>
    </style:style>
    <style:style style:name="P342" style:parent-style-name="Normal" style:family="paragraph">
      <style:paragraph-properties fo:widows="2" fo:orphans="2" style:vertical-align="auto"/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 fo:hyphenate="true"/>
    </style:style>
    <style:style style:name="P343" style:parent-style-name="Normal" style:family="paragraph">
      <style:paragraph-properties fo:widows="2" fo:orphans="2" style:vertical-align="auto"/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 fo:hyphenate="true"/>
    </style:style>
    <style:style style:name="P344" style:parent-style-name="Normal" style:family="paragraph">
      <style:paragraph-properties fo:widows="2" fo:orphans="2" style:vertical-align="auto"/>
      <style:text-properties fo:hyphenate="true"/>
    </style:style>
    <style:style style:name="T34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A020F0" style:letter-kerning="false" fo:font-size="10.5pt" style:font-size-asian="10.5pt" style:font-size-complex="10.5pt" style:language-asian="zh" style:country-asian="CN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P348" style:parent-style-name="Normal" style:family="paragraph">
      <style:paragraph-properties fo:widows="2" fo:orphans="2" style:vertical-align="auto"/>
      <style:text-properties fo:hyphenate="true"/>
    </style:style>
    <style:style style:name="T349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A020F0" style:letter-kerning="false" fo:font-size="10.5pt" style:font-size-asian="10.5pt" style:font-size-complex="10.5pt" style:language-asian="zh" style:country-asian="CN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A020F0" style:letter-kerning="false" fo:font-size="10.5pt" style:font-size-asian="10.5pt" style:font-size-complex="10.5pt" style:language-asian="zh" style:country-asian="CN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A020F0" style:letter-kerning="false" fo:font-size="10.5pt" style:font-size-asian="10.5pt" style:font-size-complex="10.5pt" style:language-asian="zh" style:country-asian="CN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A020F0" style:letter-kerning="false" fo:font-size="10.5pt" style:font-size-asian="10.5pt" style:font-size-complex="10.5pt" style:language-asian="zh" style:country-asian="CN" style:language-complex="ar" style:country-complex="SA"/>
    </style:style>
    <style:style style:name="T357" style:parent-style-name="DefaultParagraphFont" style:family="text">
      <style:text-properties style:font-name="Consolas" style:font-name-asian="Times New Roman" style:font-name-complex="Times New Roman" fo:color="#000000" style:letter-kerning="false" fo:font-size="10.5pt" style:font-size-asian="10.5pt" style:font-size-complex="10.5pt" style:language-asian="zh" style:country-asian="CN" style:language-complex="ar" style:country-complex="SA"/>
    </style:style>
    <style:style style:name="P358" style:parent-style-name="Standard" style:family="paragraph">
      <style:text-properties style:font-name="lucidatypewriter" fo:color="#000000" fo:font-size="10pt" style:font-size-asian="10pt"/>
    </style:style>
    <style:style style:name="P359" style:parent-style-name="Standard" style:family="paragraph">
      <style:text-properties style:font-name="lucidatypewriter" fo:color="#000000" fo:font-size="10pt" style:font-size-asian="10pt"/>
    </style:style>
    <style:style style:name="T360" style:parent-style-name="DefaultParagraphFont" style:family="text">
      <style:text-properties style:font-name="lucidatypewriter" fo:color="#000000" fo:font-size="10pt" style:font-size-asian="10pt"/>
    </style:style>
    <style:style style:name="T361" style:parent-style-name="DefaultParagraphFont" style:family="text">
      <style:text-properties style:font-name="lucidatypewriter" fo:color="#A020F0" fo:font-size="10pt" style:font-size-asian="10pt"/>
    </style:style>
    <style:style style:name="T362" style:parent-style-name="DefaultParagraphFont" style:family="text">
      <style:text-properties style:font-name="lucidatypewriter" fo:color="#000000" fo:font-size="10pt" style:font-size-asian="10pt"/>
    </style:style>
    <style:style style:name="T363" style:parent-style-name="DefaultParagraphFont" style:family="text">
      <style:text-properties style:font-name="lucidatypewriter" fo:color="#000000" fo:font-size="10pt" style:font-size-asian="10pt"/>
    </style:style>
    <style:style style:name="T364" style:parent-style-name="DefaultParagraphFont" style:family="text">
      <style:text-properties style:font-name="lucidatypewriter" fo:color="#A020F0" fo:font-size="10pt" style:font-size-asian="10pt"/>
    </style:style>
    <style:style style:name="T365" style:parent-style-name="DefaultParagraphFont" style:family="text">
      <style:text-properties style:font-name="lucidatypewriter" fo:color="#A020F0" fo:font-size="10pt" style:font-size-asian="10pt"/>
    </style:style>
    <style:style style:name="T366" style:parent-style-name="DefaultParagraphFont" style:family="text">
      <style:text-properties style:font-name="lucidatypewriter" fo:color="#000000" fo:font-size="10pt" style:font-size-asian="10pt"/>
    </style:style>
    <style:style style:name="P367" style:parent-style-name="Standard" style:family="paragraph">
      <style:text-properties style:font-name="lucidatypewriter" fo:color="#000000" fo:font-size="10pt" style:font-size-asian="10pt"/>
    </style:style>
    <style:style style:name="P368" style:parent-style-name="Standard" style:family="paragraph">
      <style:text-properties style:font-name="lucidatypewriter" fo:color="#000000" fo:font-size="10pt" style:font-size-asian="10pt"/>
    </style:style>
    <style:style style:name="P369" style:parent-style-name="Standard" style:family="paragraph">
      <style:text-properties style:font-name="lucidatypewriter" fo:color="#000000" fo:font-size="10pt" style:font-size-asian="10pt"/>
    </style:style>
    <style:style style:name="P370" style:parent-style-name="PreformattedText" style:family="paragraph">
      <style:paragraph-properties fo:margin-bottom="0.1965in"/>
    </style:style>
    <style:style style:name="P371" style:parent-style-name="PreformattedText" style:family="paragraph">
      <style:paragraph-properties fo:margin-bottom="0.1965in"/>
    </style:style>
    <style:style style:name="P372" style:parent-style-name="PreformattedText" style:family="paragraph">
      <style:paragraph-properties fo:margin-bottom="0.1965in"/>
    </style:style>
    <style:style style:name="P373" style:parent-style-name="PreformattedText" style:family="paragraph">
      <style:paragraph-properties fo:margin-bottom="0.1965in"/>
    </style:style>
    <style:style style:name="P374" style:parent-style-name="PreformattedText" style:family="paragraph">
      <style:paragraph-properties fo:margin-bottom="0.1965in"/>
    </style:style>
    <style:style style:name="T375" style:parent-style-name="DefaultParagraphFont" style:family="text">
      <style:text-properties style:font-name="lucidatypewriter" fo:color="#000000" fo:font-size="10pt" style:font-size-asian="10pt"/>
    </style:style>
    <style:style style:name="T376" style:parent-style-name="DefaultParagraphFont" style:family="text">
      <style:text-properties style:font-name="lucidatypewriter" fo:color="#A020F0" fo:font-size="10pt" style:font-size-asian="10pt"/>
    </style:style>
    <style:style style:name="T377" style:parent-style-name="DefaultParagraphFont" style:family="text">
      <style:text-properties style:font-name="lucidatypewriter" fo:color="#000000" fo:font-size="10pt" style:font-size-asian="10pt"/>
    </style:style>
    <style:style style:name="T378" style:parent-style-name="DefaultParagraphFont" style:family="text">
      <style:text-properties style:font-name="lucidatypewriter" fo:color="#A020F0" fo:font-size="10pt" style:font-size-asian="10pt"/>
    </style:style>
    <style:style style:name="T379" style:parent-style-name="DefaultParagraphFont" style:family="text">
      <style:text-properties style:font-name="lucidatypewriter" fo:color="#000000" fo:font-size="10pt" style:font-size-asian="10pt"/>
    </style:style>
    <style:style style:name="T380" style:parent-style-name="DefaultParagraphFont" style:family="text">
      <style:text-properties style:font-name="lucidatypewriter" fo:color="#A020F0" fo:font-size="10pt" style:font-size-asian="10pt"/>
    </style:style>
    <style:style style:name="T381" style:parent-style-name="DefaultParagraphFont" style:family="text">
      <style:text-properties style:font-name="lucidatypewriter" fo:color="#000000" fo:font-size="10pt" style:font-size-asian="10pt"/>
    </style:style>
    <style:style style:name="T382" style:parent-style-name="DefaultParagraphFont" style:family="text">
      <style:text-properties style:font-name="lucidatypewriter" fo:color="#A020F0" fo:font-size="10pt" style:font-size-asian="10pt"/>
    </style:style>
    <style:style style:name="T383" style:parent-style-name="DefaultParagraphFont" style:family="text">
      <style:text-properties style:font-name="lucidatypewriter" fo:color="#000000" fo:font-size="10pt" style:font-size-asian="10pt"/>
    </style:style>
    <style:style style:name="T384" style:parent-style-name="DefaultParagraphFont" style:family="text">
      <style:text-properties style:font-name="lucidatypewriter" fo:color="#000000" fo:font-size="10pt" style:font-size-asian="10pt"/>
    </style:style>
    <style:style style:name="T385" style:parent-style-name="DefaultParagraphFont" style:family="text">
      <style:text-properties style:font-name="lucidatypewriter" fo:color="#A020F0" fo:font-size="10pt" style:font-size-asian="10pt"/>
    </style:style>
    <style:style style:name="T386" style:parent-style-name="DefaultParagraphFont" style:family="text">
      <style:text-properties style:font-name="lucidatypewriter" fo:color="#000000" fo:font-size="10pt" style:font-size-asian="10pt"/>
    </style:style>
    <style:style style:name="P387" style:parent-style-name="Standard" style:family="paragraph">
      <style:text-properties style:font-name="lucidatypewriter" fo:color="#000000" fo:font-size="10pt" style:font-size-asian="10pt"/>
    </style:style>
    <style:style style:name="P388" style:parent-style-name="Standard" style:family="paragraph">
      <style:text-properties style:font-name="lucidatypewriter" fo:color="#000000" fo:font-size="10pt" style:font-size-asian="10pt"/>
    </style:style>
    <style:style style:name="P389" style:parent-style-name="Standard" style:family="paragraph">
      <style:text-properties style:font-name="lucidatypewriter" fo:color="#000000" fo:font-size="10pt" style:font-size-asian="10pt"/>
    </style:style>
    <style:style style:name="P390" style:parent-style-name="Standard" style:family="paragraph">
      <style:text-properties style:font-name="lucidatypewriter" fo:color="#000000" fo:font-size="10pt" style:font-size-asian="10pt"/>
    </style:style>
    <style:style style:name="T391" style:parent-style-name="DefaultParagraphFont" style:family="text">
      <style:text-properties style:font-name="lucidatypewriter" fo:color="#000000" fo:font-size="10pt" style:font-size-asian="10pt"/>
    </style:style>
    <style:style style:name="T392" style:parent-style-name="DefaultParagraphFont" style:family="text">
      <style:text-properties style:font-name="lucidatypewriter" fo:color="#A020F0" fo:font-size="10pt" style:font-size-asian="10pt"/>
    </style:style>
    <style:style style:name="T393" style:parent-style-name="DefaultParagraphFont" style:family="text">
      <style:text-properties style:font-name="lucidatypewriter" fo:color="#000000" fo:font-size="10pt" style:font-size-asian="10pt"/>
    </style:style>
    <style:style style:name="P394" style:parent-style-name="Standard" style:family="paragraph">
      <style:text-properties style:font-name="lucidatypewriter" fo:color="#000000" fo:font-size="10pt" style:font-size-asian="10pt"/>
    </style:style>
    <style:style style:name="T395" style:parent-style-name="DefaultParagraphFont" style:family="text">
      <style:text-properties style:font-name="lucidatypewriter" fo:color="#000000" fo:font-size="10pt" style:font-size-asian="10pt"/>
    </style:style>
    <style:style style:name="T396" style:parent-style-name="DefaultParagraphFont" style:family="text">
      <style:text-properties style:font-name="lucidatypewriter" fo:color="#000000" fo:font-size="10pt" style:font-size-asian="10pt"/>
    </style:style>
    <style:style style:name="T397" style:parent-style-name="DefaultParagraphFont" style:family="text">
      <style:text-properties style:font-name="lucidatypewriter" fo:color="#A020F0" fo:font-size="10pt" style:font-size-asian="10pt"/>
    </style:style>
    <style:style style:name="T398" style:parent-style-name="DefaultParagraphFont" style:family="text">
      <style:text-properties style:font-name="lucidatypewriter" fo:color="#000000" fo:font-size="10pt" style:font-size-asian="10pt"/>
    </style:style>
    <style:style style:name="T399" style:parent-style-name="DefaultParagraphFont" style:family="text">
      <style:text-properties style:font-name="lucidatypewriter" fo:color="#A020F0" fo:font-size="10pt" style:font-size-asian="10pt"/>
    </style:style>
    <style:style style:name="T400" style:parent-style-name="DefaultParagraphFont" style:family="text">
      <style:text-properties style:font-name="lucidatypewriter" fo:color="#000000" fo:font-size="10pt" style:font-size-asian="10pt"/>
    </style:style>
    <style:style style:name="T401" style:parent-style-name="DefaultParagraphFont" style:family="text">
      <style:text-properties style:font-name="lucidatypewriter" fo:color="#A020F0" fo:font-size="10pt" style:font-size-asian="10pt"/>
    </style:style>
    <style:style style:name="T402" style:parent-style-name="DefaultParagraphFont" style:family="text">
      <style:text-properties style:font-name="lucidatypewriter" fo:color="#000000" fo:font-size="10pt" style:font-size-asian="10pt"/>
    </style:style>
    <style:style style:name="T403" style:parent-style-name="DefaultParagraphFont" style:family="text">
      <style:text-properties style:font-name="lucidatypewriter" fo:color="#000000" fo:font-size="10pt" style:font-size-asian="10pt"/>
    </style:style>
    <style:style style:name="T404" style:parent-style-name="DefaultParagraphFont" style:family="text">
      <style:text-properties fo:color="#A020F0"/>
    </style:style>
    <style:style style:name="T405" style:parent-style-name="DefaultParagraphFont" style:family="text">
      <style:text-properties fo:color="#A020F0"/>
    </style:style>
    <style:style style:name="T406" style:parent-style-name="DefaultParagraphFont" style:family="text">
      <style:text-properties fo:color="#A020F0"/>
    </style:style>
    <style:style style:name="T407" style:parent-style-name="DefaultParagraphFont" style:family="text">
      <style:text-properties fo:color="#A020F0"/>
    </style:style>
    <style:style style:name="T408" style:parent-style-name="DefaultParagraphFont" style:family="text">
      <style:text-properties style:font-name="lucidatypewriter" fo:color="#000000" fo:font-size="10pt" style:font-size-asian="10pt"/>
    </style:style>
    <style:style style:name="P409" style:parent-style-name="Standard" style:family="paragraph">
      <style:text-properties style:font-name="lucidatypewriter" fo:color="#000000" fo:font-size="10pt" style:font-size-asian="10pt"/>
    </style:style>
    <style:style style:name="P410" style:parent-style-name="Standard" style:family="paragraph">
      <style:text-properties style:font-name="lucidatypewriter" fo:color="#000000" fo:font-size="10pt" style:font-size-asian="10pt"/>
    </style:style>
    <style:style style:name="T411" style:parent-style-name="DefaultParagraphFont" style:family="text">
      <style:text-properties style:font-name="lucidatypewriter" fo:color="#000000" fo:font-size="10pt" style:font-size-asian="10pt"/>
    </style:style>
    <style:style style:name="P412" style:parent-style-name="Standard" style:family="paragraph">
      <style:text-properties style:font-name="lucidatypewriter" fo:color="#000000" fo:font-size="10pt" style:font-size-asian="10pt"/>
    </style:style>
    <style:style style:name="T413" style:parent-style-name="DefaultParagraphFont" style:family="text">
      <style:text-properties style:font-name="lucidatypewriter" fo:color="#000000" fo:font-size="10pt" style:font-size-asian="10pt"/>
    </style:style>
    <style:style style:name="T414" style:parent-style-name="DefaultParagraphFont" style:family="text">
      <style:text-properties style:font-name="lucidatypewriter" fo:color="#A020F0" fo:font-size="10pt" style:font-size-asian="10pt"/>
    </style:style>
    <style:style style:name="T415" style:parent-style-name="DefaultParagraphFont" style:family="text">
      <style:text-properties style:font-name="lucidatypewriter" fo:color="#000000" fo:font-size="10pt" style:font-size-asian="10pt"/>
    </style:style>
    <style:style style:name="P416" style:parent-style-name="PreformattedText" style:family="paragraph">
      <style:paragraph-properties fo:margin-bottom="0.1965in"/>
    </style:style>
    <style:style style:name="P417" style:parent-style-name="PreformattedText" style:family="paragraph">
      <style:paragraph-properties fo:margin-bottom="0.1965in"/>
    </style:style>
    <style:style style:name="T418" style:parent-style-name="DefaultParagraphFont" style:family="text">
      <style:text-properties style:font-name="lucidatypewriter" fo:color="#000000" fo:font-size="10pt" style:font-size-asian="10pt"/>
    </style:style>
    <style:style style:name="T419" style:parent-style-name="DefaultParagraphFont" style:family="text">
      <style:text-properties style:font-name="lucidatypewriter" fo:color="#000000" fo:font-size="10pt" style:font-size-asian="10pt"/>
    </style:style>
    <style:style style:name="T420" style:parent-style-name="DefaultParagraphFont" style:family="text">
      <style:text-properties style:font-name="lucidatypewriter" fo:color="#A020F0" fo:font-size="10pt" style:font-size-asian="10pt"/>
    </style:style>
    <style:style style:name="T421" style:parent-style-name="DefaultParagraphFont" style:family="text">
      <style:text-properties style:font-name="lucidatypewriter" fo:color="#000000" fo:font-size="10pt" style:font-size-asian="10pt"/>
    </style:style>
    <style:style style:name="T422" style:parent-style-name="DefaultParagraphFont" style:family="text">
      <style:text-properties style:font-name="lucidatypewriter" fo:color="#A020F0" fo:font-size="10pt" style:font-size-asian="10pt"/>
    </style:style>
    <style:style style:name="T423" style:parent-style-name="DefaultParagraphFont" style:family="text">
      <style:text-properties style:font-name="lucidatypewriter" fo:color="#000000" fo:font-size="10pt" style:font-size-asian="10pt"/>
    </style:style>
    <style:style style:name="T424" style:parent-style-name="DefaultParagraphFont" style:family="text">
      <style:text-properties style:font-name="lucidatypewriter" fo:color="#A020F0" fo:font-size="10pt" style:font-size-asian="10pt"/>
    </style:style>
    <style:style style:name="T425" style:parent-style-name="DefaultParagraphFont" style:family="text">
      <style:text-properties style:font-name="lucidatypewriter" fo:color="#000000" fo:font-size="10pt" style:font-size-asian="10pt"/>
    </style:style>
    <style:style style:name="T426" style:parent-style-name="DefaultParagraphFont" style:family="text">
      <style:text-properties style:font-name="lucidatypewriter" fo:color="#A020F0" fo:font-size="10pt" style:font-size-asian="10pt"/>
    </style:style>
    <style:style style:name="T427" style:parent-style-name="DefaultParagraphFont" style:family="text">
      <style:text-properties style:font-name="lucidatypewriter" fo:color="#000000" fo:font-size="10pt" style:font-size-asian="10pt"/>
    </style:style>
    <style:style style:name="T428" style:parent-style-name="DefaultParagraphFont" style:family="text">
      <style:text-properties style:font-name="lucidatypewriter" fo:color="#A020F0" fo:font-size="10pt" style:font-size-asian="10pt"/>
    </style:style>
    <style:style style:name="T429" style:parent-style-name="DefaultParagraphFont" style:family="text">
      <style:text-properties style:font-name="lucidatypewriter" fo:color="#000000" fo:font-size="10pt" style:font-size-asian="10pt"/>
    </style:style>
    <style:style style:name="T430" style:parent-style-name="DefaultParagraphFont" style:family="text">
      <style:text-properties style:font-name="lucidatypewriter" fo:color="#000000" fo:font-size="10pt" style:font-size-asian="10pt"/>
    </style:style>
    <style:style style:name="T431" style:parent-style-name="DefaultParagraphFont" style:family="text">
      <style:text-properties style:font-name="lucidatypewriter" fo:color="#A020F0" fo:font-size="10pt" style:font-size-asian="10pt"/>
    </style:style>
    <style:style style:name="T432" style:parent-style-name="DefaultParagraphFont" style:family="text">
      <style:text-properties style:font-name="lucidatypewriter" fo:color="#000000" fo:font-size="10pt" style:font-size-asian="10pt"/>
    </style:style>
    <style:style style:name="T433" style:parent-style-name="DefaultParagraphFont" style:family="text">
      <style:text-properties style:font-name="lucidatypewriter" fo:color="#A020F0" fo:font-size="10pt" style:font-size-asian="10pt"/>
    </style:style>
    <style:style style:name="T434" style:parent-style-name="DefaultParagraphFont" style:family="text">
      <style:text-properties style:font-name="lucidatypewriter" fo:color="#000000" fo:font-size="10pt" style:font-size-asian="10pt"/>
    </style:style>
    <style:style style:name="T435" style:parent-style-name="DefaultParagraphFont" style:family="text">
      <style:text-properties style:font-name="lucidatypewriter" fo:color="#A020F0" fo:font-size="10pt" style:font-size-asian="10pt"/>
    </style:style>
    <style:style style:name="T436" style:parent-style-name="DefaultParagraphFont" style:family="text">
      <style:text-properties style:font-name="lucidatypewriter" fo:color="#000000" fo:font-size="10pt" style:font-size-asian="10pt"/>
    </style:style>
    <style:style style:name="P437" style:parent-style-name="Standard" style:family="paragraph">
      <style:text-properties style:font-name="lucidatypewriter" fo:color="#000000" fo:font-size="10pt" style:font-size-asian="10pt"/>
    </style:style>
    <style:style style:name="P438" style:parent-style-name="Standard" style:family="paragraph">
      <style:text-properties style:font-name="lucidatypewriter" fo:color="#000000" fo:font-size="10pt" style:font-size-asian="10pt"/>
    </style:style>
    <style:style style:name="P439" style:parent-style-name="PreformattedText" style:family="paragraph">
      <style:text-properties fo:language="nl" fo:country="NL"/>
    </style:style>
    <style:style style:name="P440" style:parent-style-name="PreformattedText" style:family="paragraph">
      <style:text-properties fo:language="nl" fo:country="NL"/>
    </style:style>
    <style:style style:name="P441" style:parent-style-name="PreformattedText" style:family="paragraph">
      <style:paragraph-properties fo:margin-bottom="0.1965in"/>
      <style:text-properties fo:language="nl" fo:country="NL"/>
    </style:style>
    <style:style style:name="T442" style:parent-style-name="DefaultParagraphFont" style:family="text">
      <style:text-properties fo:language="nl" fo:country="NL"/>
    </style:style>
    <style:style style:name="P443" style:parent-style-name="Textbody" style:family="paragraph">
      <style:text-properties fo:language="nl" fo:country="NL"/>
    </style:style>
    <style:style style:name="T444" style:parent-style-name="DefaultParagraphFont" style:family="text">
      <style:text-properties style:font-name="lucidatypewriter" fo:color="#000000" fo:font-size="10pt" style:font-size-asian="10pt"/>
    </style:style>
    <style:style style:name="T445" style:parent-style-name="DefaultParagraphFont" style:family="text">
      <style:text-properties style:font-name="lucidatypewriter" fo:color="#A020F0" fo:font-size="10pt" style:font-size-asian="10pt"/>
    </style:style>
    <style:style style:name="T446" style:parent-style-name="DefaultParagraphFont" style:family="text">
      <style:text-properties style:font-name="lucidatypewriter" fo:color="#000000" fo:font-size="10pt" style:font-size-asian="10pt"/>
    </style:style>
    <style:style style:name="T447" style:parent-style-name="DefaultParagraphFont" style:family="text">
      <style:text-properties style:font-name="lucidatypewriter" fo:color="#A020F0" fo:font-size="10pt" style:font-size-asian="10pt"/>
    </style:style>
    <style:style style:name="T448" style:parent-style-name="DefaultParagraphFont" style:family="text">
      <style:text-properties style:font-name="lucidatypewriter" fo:color="#000000" fo:font-size="10pt" style:font-size-asian="10pt"/>
    </style:style>
    <style:style style:name="T449" style:parent-style-name="DefaultParagraphFont" style:family="text">
      <style:text-properties style:font-name="lucidatypewriter" fo:color="#000000" fo:font-size="10pt" style:font-size-asian="10pt"/>
    </style:style>
    <style:style style:name="P450" style:parent-style-name="Standard" style:family="paragraph">
      <style:text-properties style:font-name="lucidatypewriter" fo:color="#000000" fo:font-size="10pt" style:font-size-asian="10pt"/>
    </style:style>
    <style:style style:name="P451" style:parent-style-name="Standard" style:family="paragraph">
      <style:text-properties style:font-name="lucidatypewriter" fo:color="#000000" fo:font-size="10pt" style:font-size-asian="10pt"/>
    </style:style>
    <style:style style:name="P452" style:parent-style-name="Standard" style:family="paragraph">
      <style:text-properties style:font-name="lucidatypewriter" fo:color="#000000" fo:font-size="10pt" style:font-size-asian="10pt"/>
    </style:style>
    <style:style style:name="P453" style:parent-style-name="Standard" style:family="paragraph">
      <style:text-properties style:font-name="lucidatypewriter" fo:color="#000000" fo:font-size="10pt" style:font-size-asian="10pt"/>
    </style:style>
    <style:style style:name="T454" style:parent-style-name="SourceText" style:family="text">
      <style:text-properties style:font-name="lucidatypewriter" fo:color="#000000" fo:font-size="10pt" style:font-size-asian="10pt"/>
    </style:style>
    <style:style style:name="T455" style:parent-style-name="DefaultParagraphFont" style:family="text">
      <style:text-properties style:font-name="lucidatypewriter" fo:color="#A020F0" fo:font-size="10pt" style:font-size-asian="10pt"/>
    </style:style>
    <style:style style:name="T456" style:parent-style-name="DefaultParagraphFont" style:family="text">
      <style:text-properties style:font-name="lucidatypewriter" fo:color="#000000" fo:font-size="10pt" style:font-size-asian="10pt"/>
    </style:style>
    <style:style style:name="T457" style:parent-style-name="DefaultParagraphFont" style:family="text">
      <style:text-properties style:font-name="lucidatypewriter" fo:color="#A020F0" fo:font-size="10pt" style:font-size-asian="10pt"/>
    </style:style>
    <style:style style:name="T458" style:parent-style-name="DefaultParagraphFont" style:family="text">
      <style:text-properties style:font-name="lucidatypewriter" fo:color="#000000" fo:font-size="10pt" style:font-size-asian="10pt"/>
    </style:style>
    <style:style style:name="P459" style:parent-style-name="PreformattedText" style:family="paragraph">
      <style:paragraph-properties fo:margin-bottom="0.1965in"/>
    </style:style>
    <style:style style:name="T460" style:parent-style-name="DefaultParagraphFont" style:family="text">
      <style:text-properties style:font-name="lucidatypewriter" fo:color="#000000" fo:font-size="10pt" style:font-size-asian="10pt"/>
    </style:style>
    <style:style style:name="T461" style:parent-style-name="DefaultParagraphFont" style:family="text">
      <style:text-properties style:font-name="lucidatypewriter" fo:color="#A020F0" fo:font-size="10pt" style:font-size-asian="10pt"/>
    </style:style>
    <style:style style:name="T462" style:parent-style-name="DefaultParagraphFont" style:family="text">
      <style:text-properties style:font-name="lucidatypewriter" fo:color="#A020F0" fo:font-size="10pt" style:font-size-asian="10pt"/>
    </style:style>
    <style:style style:name="T463" style:parent-style-name="DefaultParagraphFont" style:family="text">
      <style:text-properties style:font-name="lucidatypewriter" fo:color="#000000" fo:font-size="10pt" style:font-size-asian="10pt"/>
    </style:style>
    <style:style style:name="P464" style:parent-style-name="Standard" style:family="paragraph">
      <style:text-properties style:font-name="lucidatypewriter" fo:color="#000000" fo:font-size="10pt" style:font-size-asian="10pt"/>
    </style:style>
    <style:style style:name="P465" style:parent-style-name="Standard" style:family="paragraph">
      <style:text-properties style:font-name="lucidatypewriter" fo:color="#000000" fo:font-size="10pt" style:font-size-asian="10pt"/>
    </style:style>
    <style:style style:name="P466" style:parent-style-name="Standard" style:family="paragraph">
      <style:text-properties style:font-name="lucidatypewriter" fo:color="#000000" fo:font-size="10pt" style:font-size-asian="10pt"/>
    </style:style>
    <style:style style:name="P467" style:parent-style-name="Standard" style:family="paragraph">
      <style:text-properties style:font-name="lucidatypewriter" fo:color="#228B22" fo:font-size="10pt" style:font-size-asian="10pt"/>
    </style:style>
    <style:style style:name="P468" style:parent-style-name="Standard" style:family="paragraph">
      <style:text-properties style:font-name="lucidatypewriter" fo:color="#000000" fo:font-size="10pt" style:font-size-asian="10pt"/>
    </style:style>
    <style:style style:name="P469" style:parent-style-name="Standard" style:family="paragraph">
      <style:text-properties style:font-name="lucidatypewriter" fo:color="#000000" fo:font-size="10pt" style:font-size-asian="10pt"/>
    </style:style>
    <style:style style:name="P470" style:parent-style-name="Standard" style:family="paragraph">
      <style:text-properties style:font-name="lucidatypewriter" fo:color="#000000" fo:font-size="10pt" style:font-size-asian="10pt"/>
    </style:style>
    <style:style style:name="T471" style:parent-style-name="DefaultParagraphFont" style:family="text">
      <style:text-properties style:font-name="lucidatypewriter" fo:color="#000000" fo:font-size="10pt" style:font-size-asian="10pt"/>
    </style:style>
    <style:style style:name="T472" style:parent-style-name="DefaultParagraphFont" style:family="text">
      <style:text-properties style:font-name="lucidatypewriter" fo:color="#A020F0" fo:font-size="10pt" style:font-size-asian="10pt"/>
    </style:style>
    <style:style style:name="T473" style:parent-style-name="DefaultParagraphFont" style:family="text">
      <style:text-properties style:font-name="lucidatypewriter" fo:color="#000000" fo:font-size="10pt" style:font-size-asian="10pt"/>
    </style:style>
    <style:style style:name="T474" style:parent-style-name="DefaultParagraphFont" style:family="text">
      <style:text-properties style:font-name="lucidatypewriter" fo:color="#000000" fo:font-size="10pt" style:font-size-asian="10pt"/>
    </style:style>
    <style:style style:name="T475" style:parent-style-name="DefaultParagraphFont" style:family="text">
      <style:text-properties style:font-name="lucidatypewriter" fo:color="#A020F0" fo:font-size="10pt" style:font-size-asian="10pt"/>
    </style:style>
    <style:style style:name="T476" style:parent-style-name="DefaultParagraphFont" style:family="text">
      <style:text-properties style:font-name="lucidatypewriter" fo:color="#000000" fo:font-size="10pt" style:font-size-asian="10pt"/>
    </style:style>
    <style:style style:name="T477" style:parent-style-name="DefaultParagraphFont" style:family="text">
      <style:text-properties style:font-name="lucidatypewriter" fo:color="#A020F0" fo:font-size="10pt" style:font-size-asian="10pt"/>
    </style:style>
    <style:style style:name="T478" style:parent-style-name="DefaultParagraphFont" style:family="text">
      <style:text-properties style:font-name="lucidatypewriter" fo:color="#000000" fo:font-size="10pt" style:font-size-asian="10pt"/>
    </style:style>
    <style:style style:name="T479" style:parent-style-name="DefaultParagraphFont" style:family="text">
      <style:text-properties style:font-name="lucidatypewriter" fo:color="#A020F0" fo:font-size="10pt" style:font-size-asian="10pt"/>
    </style:style>
    <style:style style:name="T480" style:parent-style-name="DefaultParagraphFont" style:family="text">
      <style:text-properties style:font-name="lucidatypewriter" fo:color="#000000" fo:font-size="10pt" style:font-size-asian="10pt"/>
    </style:style>
    <style:style style:name="T481" style:parent-style-name="DefaultParagraphFont" style:family="text">
      <style:text-properties style:font-name="lucidatypewriter" fo:color="#A020F0" fo:font-size="10pt" style:font-size-asian="10pt"/>
    </style:style>
    <style:style style:name="T482" style:parent-style-name="DefaultParagraphFont" style:family="text">
      <style:text-properties style:font-name="lucidatypewriter" fo:color="#000000" fo:font-size="10pt" style:font-size-asian="10pt"/>
    </style:style>
    <style:style style:name="T483" style:parent-style-name="DefaultParagraphFont" style:family="text">
      <style:text-properties style:font-name="lucidatypewriter" fo:color="#A020F0" fo:font-size="10pt" style:font-size-asian="10pt"/>
    </style:style>
    <style:style style:name="T484" style:parent-style-name="DefaultParagraphFont" style:family="text">
      <style:text-properties style:font-name="lucidatypewriter" fo:color="#000000" fo:font-size="10pt" style:font-size-asian="10pt"/>
    </style:style>
    <style:style style:name="T485" style:parent-style-name="DefaultParagraphFont" style:family="text">
      <style:text-properties style:font-name="lucidatypewriter" fo:color="#000000" fo:font-size="10pt" style:font-size-asian="10pt"/>
    </style:style>
    <style:style style:name="T486" style:parent-style-name="DefaultParagraphFont" style:family="text">
      <style:text-properties style:font-name="lucidatypewriter" fo:color="#A020F0" fo:font-size="10pt" style:font-size-asian="10pt"/>
    </style:style>
    <style:style style:name="T487" style:parent-style-name="DefaultParagraphFont" style:family="text">
      <style:text-properties style:font-name="lucidatypewriter" fo:color="#000000" fo:font-size="10pt" style:font-size-asian="10pt"/>
    </style:style>
    <style:style style:name="T488" style:parent-style-name="DefaultParagraphFont" style:family="text">
      <style:text-properties style:font-name="lucidatypewriter" fo:color="#000000" fo:font-size="10pt" style:font-size-asian="10pt"/>
    </style:style>
    <style:style style:name="T489" style:parent-style-name="DefaultParagraphFont" style:family="text">
      <style:text-properties style:font-name="lucidatypewriter" fo:color="#A020F0" fo:font-size="10pt" style:font-size-asian="10pt"/>
    </style:style>
    <style:style style:name="T490" style:parent-style-name="DefaultParagraphFont" style:family="text">
      <style:text-properties style:font-name="lucidatypewriter" fo:color="#000000" fo:font-size="10pt" style:font-size-asian="10pt"/>
    </style:style>
    <style:style style:name="T491" style:parent-style-name="DefaultParagraphFont" style:family="text">
      <style:text-properties style:font-name="lucidatypewriter" fo:color="#A020F0" fo:font-size="10pt" style:font-size-asian="10pt"/>
    </style:style>
    <style:style style:name="T492" style:parent-style-name="DefaultParagraphFont" style:family="text">
      <style:text-properties style:font-name="lucidatypewriter" fo:color="#000000" fo:font-size="10pt" style:font-size-asian="10pt"/>
    </style:style>
    <style:style style:name="T493" style:parent-style-name="DefaultParagraphFont" style:family="text">
      <style:text-properties style:font-name="lucidatypewriter" fo:color="#A020F0" fo:font-size="10pt" style:font-size-asian="10pt"/>
    </style:style>
    <style:style style:name="T494" style:parent-style-name="DefaultParagraphFont" style:family="text">
      <style:text-properties style:font-name="lucidatypewriter" fo:color="#000000" fo:font-size="10pt" style:font-size-asian="10pt"/>
    </style:style>
    <style:style style:name="T495" style:parent-style-name="DefaultParagraphFont" style:family="text">
      <style:text-properties style:font-name="lucidatypewriter" fo:color="#A020F0" fo:font-size="10pt" style:font-size-asian="10pt"/>
    </style:style>
    <style:style style:name="T496" style:parent-style-name="DefaultParagraphFont" style:family="text">
      <style:text-properties style:font-name="lucidatypewriter" fo:color="#A020F0" fo:font-size="10pt" style:font-size-asian="10pt"/>
    </style:style>
    <style:style style:name="T497" style:parent-style-name="DefaultParagraphFont" style:family="text">
      <style:text-properties style:font-name="lucidatypewriter" fo:color="#000000" fo:font-size="10pt" style:font-size-asian="10pt"/>
    </style:style>
    <style:style style:name="T498" style:parent-style-name="DefaultParagraphFont" style:family="text">
      <style:text-properties style:font-name="lucidatypewriter" fo:color="#A020F0" fo:font-size="10pt" style:font-size-asian="10pt"/>
    </style:style>
    <style:style style:name="T499" style:parent-style-name="DefaultParagraphFont" style:family="text">
      <style:text-properties style:font-name="lucidatypewriter" fo:color="#000000" fo:font-size="10pt" style:font-size-asian="10pt"/>
    </style:style>
    <style:style style:name="P500" style:parent-style-name="Standard" style:family="paragraph">
      <style:text-properties style:font-name="lucidatypewriter" fo:color="#000000" fo:font-size="10pt" style:font-size-asian="10pt"/>
    </style:style>
    <style:style style:name="T501" style:parent-style-name="DefaultParagraphFont" style:family="text">
      <style:text-properties fo:color="#A020F0"/>
    </style:style>
    <style:style style:name="P502" style:parent-style-name="PreformattedText" style:family="paragraph">
      <style:paragraph-properties fo:margin-bottom="0.1965in"/>
    </style:style>
    <style:style style:name="T503" style:parent-style-name="DefaultParagraphFont" style:family="text">
      <style:text-properties fo:color="#A020F0"/>
    </style:style>
    <style:style style:name="T504" style:parent-style-name="DefaultParagraphFont" style:family="text">
      <style:text-properties fo:color="#A020F0"/>
    </style:style>
    <style:style style:name="T505" style:parent-style-name="DefaultParagraphFont" style:family="text">
      <style:text-properties style:font-name="lucidatypewriter" fo:color="#000000"/>
    </style:style>
    <style:style style:name="T506" style:parent-style-name="DefaultParagraphFont" style:family="text">
      <style:text-properties style:font-name="lucidatypewriter" fo:color="#A020F0"/>
    </style:style>
    <style:style style:name="T507" style:parent-style-name="DefaultParagraphFont" style:family="text">
      <style:text-properties style:font-name="lucidatypewriter" fo:color="#000000"/>
    </style:style>
    <style:style style:name="P508" style:parent-style-name="PreformattedText" style:family="paragraph">
      <style:paragraph-properties fo:margin-bottom="0.1965in"/>
    </style:style>
    <style:style style:name="T509" style:parent-style-name="DefaultParagraphFont" style:family="text">
      <style:text-properties fo:color="#000000"/>
    </style:style>
    <style:style style:name="T510" style:parent-style-name="DefaultParagraphFont" style:family="text">
      <style:text-properties fo:color="#A020F0"/>
    </style:style>
    <style:style style:name="T511" style:parent-style-name="DefaultParagraphFont" style:family="text">
      <style:text-properties fo:color="#000000"/>
    </style:style>
    <style:style style:name="P512" style:parent-style-name="Standard" style:family="paragraph">
      <style:text-properties style:font-name="lucidatypewriter" fo:color="#000000" fo:font-size="10pt" style:font-size-asian="10pt"/>
    </style:style>
    <style:style style:name="T513" style:parent-style-name="DefaultParagraphFont" style:family="text">
      <style:text-properties style:font-name="lucidatypewriter" fo:color="#000000" fo:font-size="10pt" style:font-size-asian="10pt"/>
    </style:style>
    <style:style style:name="T514" style:parent-style-name="DefaultParagraphFont" style:family="text">
      <style:text-properties style:font-name="lucidatypewriter" fo:color="#0000FF" fo:font-size="10pt" style:font-size-asian="10pt"/>
    </style:style>
    <style:style style:name="T515" style:parent-style-name="DefaultParagraphFont" style:family="text">
      <style:text-properties style:font-name="lucidatypewriter" fo:color="#000000" fo:font-size="10pt" style:font-size-asian="10pt"/>
    </style:style>
    <style:style style:name="T516" style:parent-style-name="DefaultParagraphFont" style:family="text">
      <style:text-properties style:font-name="lucidatypewriter" fo:color="#000000" fo:font-size="10pt" style:font-size-asian="10pt"/>
    </style:style>
    <style:style style:name="T517" style:parent-style-name="DefaultParagraphFont" style:family="text">
      <style:text-properties style:font-name="lucidatypewriter" fo:color="#0000FF" fo:font-size="10pt" style:font-size-asian="10pt" fo:language="nl" fo:country="NL"/>
    </style:style>
    <style:style style:name="T518" style:parent-style-name="DefaultParagraphFont" style:family="text">
      <style:text-properties style:font-name="lucidatypewriter" fo:color="#000000" fo:font-size="10pt" style:font-size-asian="10pt" fo:language="nl" fo:country="NL"/>
    </style:style>
    <style:style style:name="P519" style:parent-style-name="Standard" style:family="paragraph">
      <style:text-properties style:font-name="lucidatypewriter" fo:color="#000000" fo:font-size="10pt" style:font-size-asian="10pt" fo:language="nl" fo:country="NL"/>
    </style:style>
    <style:style style:name="P520" style:parent-style-name="Standard" style:family="paragraph">
      <style:text-properties fo:language="nl" fo:country="NL"/>
    </style:style>
    <style:style style:name="T521" style:parent-style-name="DefaultParagraphFont" style:family="text">
      <style:text-properties style:font-name="lucidatypewriter" fo:color="#0000FF" fo:font-size="10pt" style:font-size-asian="10pt"/>
    </style:style>
    <style:style style:name="T522" style:parent-style-name="DefaultParagraphFont" style:family="text">
      <style:text-properties style:font-name="lucidatypewriter" fo:color="#000000" fo:font-size="10pt" style:font-size-asian="10pt"/>
    </style:style>
    <style:style style:name="P523" style:parent-style-name="Standard" style:family="paragraph">
      <style:text-properties style:font-name="lucidatypewriter" fo:color="#000000" fo:font-size="10pt" style:font-size-asian="10pt"/>
    </style:style>
    <style:style style:name="P524" style:parent-style-name="Standard" style:family="paragraph">
      <style:text-properties style:font-name="lucidatypewriter" fo:color="#0000FF" fo:font-size="10pt" style:font-size-asian="10pt"/>
    </style:style>
    <style:style style:name="T525" style:parent-style-name="DefaultParagraphFont" style:family="text">
      <style:text-properties style:font-name="lucidatypewriter" fo:color="#0000FF" fo:font-size="10pt" style:font-size-asian="10pt"/>
    </style:style>
    <style:style style:name="T526" style:parent-style-name="DefaultParagraphFont" style:family="text">
      <style:text-properties style:font-name="lucidatypewriter" fo:color="#000000" fo:font-size="10pt" style:font-size-asian="10pt"/>
    </style:style>
    <style:style style:name="T527" style:parent-style-name="DefaultParagraphFont" style:family="text">
      <style:text-properties fo:color="#000000" fo:background-color="#FFFFFF"/>
    </style:style>
    <style:style style:name="T528" style:parent-style-name="DefaultParagraphFont" style:family="text">
      <style:text-properties style:font-name="monospace" fo:color="#000000" fo:background-color="#FFFFFF"/>
    </style:style>
    <style:style style:name="T529" style:parent-style-name="DefaultParagraphFont" style:family="text">
      <style:text-properties style:font-name="monospace"/>
    </style:style>
    <style:style style:name="T530" style:parent-style-name="DefaultParagraphFont" style:family="text">
      <style:text-properties style:font-name="monospace"/>
    </style:style>
    <style:style style:name="T531" style:parent-style-name="DefaultParagraphFont" style:family="text">
      <style:text-properties style:font-name="monospace"/>
    </style:style>
    <style:style style:name="T532" style:parent-style-name="DefaultParagraphFont" style:family="text">
      <style:text-properties style:font-name="monospace"/>
    </style:style>
    <style:style style:name="T533" style:parent-style-name="DefaultParagraphFont" style:family="text">
      <style:text-properties style:font-name="monospace"/>
    </style:style>
    <style:style style:name="T534" style:parent-style-name="DefaultParagraphFont" style:family="text">
      <style:text-properties style:font-name="monospace"/>
    </style:style>
    <style:style style:name="T535" style:parent-style-name="DefaultParagraphFont" style:family="text">
      <style:text-properties style:font-name="monospace"/>
    </style:style>
    <style:style style:name="T536" style:parent-style-name="DefaultParagraphFont" style:family="text">
      <style:text-properties style:font-name="monospace"/>
    </style:style>
    <style:style style:name="T537" style:parent-style-name="DefaultParagraphFont" style:family="text">
      <style:text-properties style:font-name="monospace"/>
    </style:style>
    <style:style style:name="T538" style:parent-style-name="DefaultParagraphFont" style:family="text">
      <style:text-properties style:font-name="monospace"/>
    </style:style>
    <style:style style:name="T539" style:parent-style-name="DefaultParagraphFont" style:family="text">
      <style:text-properties style:font-name="monospace"/>
    </style:style>
    <style:style style:name="T540" style:parent-style-name="DefaultParagraphFont" style:family="text">
      <style:text-properties style:font-name="monospace"/>
    </style:style>
    <style:style style:name="T541" style:parent-style-name="DefaultParagraphFont" style:family="text">
      <style:text-properties style:font-name="monospace"/>
    </style:style>
    <style:style style:name="T542" style:parent-style-name="DefaultParagraphFont" style:family="text">
      <style:text-properties style:font-name="monospace"/>
    </style:style>
    <style:style style:name="T543" style:parent-style-name="DefaultParagraphFont" style:family="text">
      <style:text-properties style:font-name="monospace"/>
    </style:style>
    <style:style style:name="T544" style:parent-style-name="DefaultParagraphFont" style:family="text">
      <style:text-properties style:font-name="monospace"/>
    </style:style>
    <style:style style:name="T545" style:parent-style-name="DefaultParagraphFont" style:family="text">
      <style:text-properties style:font-name="monospace"/>
    </style:style>
    <style:style style:name="T546" style:parent-style-name="DefaultParagraphFont" style:family="text">
      <style:text-properties style:font-name="monospace"/>
    </style:style>
    <style:style style:name="T547" style:parent-style-name="DefaultParagraphFont" style:family="text">
      <style:text-properties style:font-name="monospace"/>
    </style:style>
    <style:style style:name="T548" style:parent-style-name="DefaultParagraphFont" style:family="text">
      <style:text-properties style:font-name="monospace"/>
    </style:style>
    <style:style style:name="T549" style:parent-style-name="DefaultParagraphFont" style:family="text">
      <style:text-properties style:font-name="monospace"/>
    </style:style>
    <style:style style:name="P550" style:parent-style-name="Textbody" style:family="paragraph">
      <style:text-properties style:font-name="monospace"/>
    </style:style>
    <style:style style:name="T551" style:parent-style-name="SourceText" style:family="text">
      <style:text-properties style:font-name="monospace"/>
    </style:style>
    <style:style style:name="P552" style:parent-style-name="PreformattedText" style:family="paragraph">
      <style:text-properties style:font-name="monospace"/>
    </style:style>
    <style:style style:name="P553" style:parent-style-name="PreformattedText" style:family="paragraph">
      <style:text-properties style:font-name="monospace"/>
    </style:style>
    <style:style style:name="P554" style:parent-style-name="Standard" style:family="paragraph">
      <style:text-properties style:font-name="monospace"/>
    </style:style>
    <style:style style:name="P555" style:parent-style-name="Standard" style:family="paragraph">
      <style:text-properties style:font-name="lucidatypewriter" fo:color="#000000" fo:font-size="10pt" style:font-size-asian="10pt"/>
    </style:style>
    <style:style style:name="P556" style:parent-style-name="Standard" style:family="paragraph">
      <style:text-properties style:font-name="lucidatypewriter" fo:color="#000000" fo:font-size="10pt" style:font-size-asian="10pt"/>
    </style:style>
    <style:style style:name="P557" style:parent-style-name="Standard" style:family="paragraph">
      <style:text-properties style:font-name="lucidatypewriter" fo:color="#000000" fo:font-size="10pt" style:font-size-asian="10pt"/>
    </style:style>
    <style:style style:name="T558" style:parent-style-name="DefaultParagraphFont" style:family="text">
      <style:text-properties style:font-name="lucidatypewriter" fo:color="#000000" fo:font-size="10pt" style:font-size-asian="10pt"/>
    </style:style>
    <style:style style:name="T559" style:parent-style-name="DefaultParagraphFont" style:family="text">
      <style:text-properties style:font-name="lucidatypewriter" fo:color="#A020F0" fo:font-size="10pt" style:font-size-asian="10pt"/>
    </style:style>
    <style:style style:name="T560" style:parent-style-name="DefaultParagraphFont" style:family="text">
      <style:text-properties style:font-name="lucidatypewriter" fo:color="#000000" fo:font-size="10pt" style:font-size-asian="10pt"/>
    </style:style>
    <style:style style:name="T561" style:parent-style-name="DefaultParagraphFont" style:family="text">
      <style:text-properties style:font-name="lucidatypewriter" fo:color="#0000FF" fo:font-size="10pt" style:font-size-asian="10pt"/>
    </style:style>
    <style:style style:name="T562" style:parent-style-name="DefaultParagraphFont" style:family="text">
      <style:text-properties style:font-name="lucidatypewriter" fo:color="#000000" fo:font-size="10pt" style:font-size-asian="10pt"/>
    </style:style>
    <style:style style:name="T563" style:parent-style-name="DefaultParagraphFont" style:family="text">
      <style:text-properties style:font-name="lucidatypewriter" fo:color="#A020F0" fo:font-size="10pt" style:font-size-asian="10pt"/>
    </style:style>
    <style:style style:name="T564" style:parent-style-name="DefaultParagraphFont" style:family="text">
      <style:text-properties style:font-name="lucidatypewriter" fo:color="#000000" fo:font-size="10pt" style:font-size-asian="10pt"/>
    </style:style>
    <style:style style:name="T565" style:parent-style-name="DefaultParagraphFont" style:family="text">
      <style:text-properties style:font-name="lucidatypewriter" fo:color="#0000FF" fo:font-size="10pt" style:font-size-asian="10pt"/>
    </style:style>
    <style:style style:name="T566" style:parent-style-name="DefaultParagraphFont" style:family="text">
      <style:text-properties style:font-name="lucidatypewriter" fo:color="#000000" fo:font-size="10pt" style:font-size-asian="10pt"/>
    </style:style>
    <style:style style:name="T567" style:parent-style-name="DefaultParagraphFont" style:family="text">
      <style:text-properties style:font-name="lucidatypewriter" fo:color="#A020F0" fo:font-size="10pt" style:font-size-asian="10pt"/>
    </style:style>
    <style:style style:name="T568" style:parent-style-name="DefaultParagraphFont" style:family="text">
      <style:text-properties style:font-name="lucidatypewriter" fo:color="#A020F0" fo:font-size="10pt" style:font-size-asian="10pt"/>
    </style:style>
    <style:style style:name="T569" style:parent-style-name="DefaultParagraphFont" style:family="text">
      <style:text-properties style:font-name="lucidatypewriter" fo:color="#000000" fo:font-size="10pt" style:font-size-asian="10pt"/>
    </style:style>
    <style:style style:name="T570" style:parent-style-name="DefaultParagraphFont" style:family="text">
      <style:text-properties style:font-name="lucidatypewriter" fo:color="#000000" fo:font-size="10pt" style:font-size-asian="10pt"/>
    </style:style>
    <style:style style:name="T571" style:parent-style-name="DefaultParagraphFont" style:family="text">
      <style:text-properties style:font-name="lucidatypewriter" fo:color="#A020F0" fo:font-size="10pt" style:font-size-asian="10pt"/>
    </style:style>
    <style:style style:name="T572" style:parent-style-name="DefaultParagraphFont" style:family="text">
      <style:text-properties style:font-name="lucidatypewriter" fo:color="#000000" fo:font-size="10pt" style:font-size-asian="10pt"/>
    </style:style>
    <style:style style:name="T573" style:parent-style-name="DefaultParagraphFont" style:family="text">
      <style:text-properties style:font-name="lucidatypewriter" fo:color="#A020F0" fo:font-size="10pt" style:font-size-asian="10pt"/>
    </style:style>
    <style:style style:name="T574" style:parent-style-name="DefaultParagraphFont" style:family="text">
      <style:text-properties style:font-name="lucidatypewriter" fo:color="#000000" fo:font-size="10pt" style:font-size-asian="10pt"/>
    </style:style>
    <style:style style:name="T575" style:parent-style-name="DefaultParagraphFont" style:family="text">
      <style:text-properties style:font-name="lucidatypewriter" fo:color="#000000" fo:font-size="10pt" style:font-size-asian="10pt"/>
    </style:style>
    <style:style style:name="T576" style:parent-style-name="DefaultParagraphFont" style:family="text">
      <style:text-properties style:font-name="lucidatypewriter" fo:color="#000000" fo:font-size="10pt" style:font-size-asian="10pt"/>
    </style:style>
    <style:style style:name="T577" style:parent-style-name="DefaultParagraphFont" style:family="text">
      <style:text-properties style:font-name="lucidatypewriter" fo:color="#000000" fo:font-size="10pt" style:font-size-asian="10pt"/>
    </style:style>
    <style:style style:name="T578" style:parent-style-name="DefaultParagraphFont" style:family="text">
      <style:text-properties style:font-name="lucidatypewriter" fo:color="#000000" fo:font-size="10pt" style:font-size-asian="10pt"/>
    </style:style>
    <style:style style:name="T579" style:parent-style-name="DefaultParagraphFont" style:family="text">
      <style:text-properties style:font-name="lucidatypewriter" fo:color="#000000" fo:font-size="10pt" style:font-size-asian="10pt"/>
    </style:style>
    <style:style style:name="T580" style:parent-style-name="DefaultParagraphFont" style:family="text">
      <style:text-properties style:font-name="lucidatypewriter" fo:color="#000000" fo:font-size="10pt" style:font-size-asian="10pt"/>
    </style:style>
    <style:style style:name="P581" style:parent-style-name="Standard" style:family="paragraph">
      <style:text-properties style:font-name="lucidatypewriter" fo:color="#000000" fo:font-size="10pt" style:font-size-asian="10pt"/>
    </style:style>
    <style:style style:name="P582" style:parent-style-name="Standard" style:family="paragraph">
      <style:text-properties style:font-name="lucidatypewriter" fo:color="#000000" fo:font-size="10pt" style:font-size-asian="10pt"/>
    </style:style>
    <style:style style:name="P583" style:parent-style-name="Standard" style:family="paragraph">
      <style:text-properties style:font-name="lucidatypewriter" fo:color="#000000" fo:font-size="10pt" style:font-size-asian="10pt"/>
    </style:style>
    <style:style style:name="P584" style:parent-style-name="PreformattedText" style:family="paragraph">
      <style:text-properties fo:color="#228B22"/>
    </style:style>
    <style:style style:name="T585" style:parent-style-name="DefaultParagraphFont" style:family="text">
      <style:text-properties fo:color="#A020F0"/>
    </style:style>
    <style:style style:name="T586" style:parent-style-name="DefaultParagraphFont" style:family="text">
      <style:text-properties fo:color="#A020F0"/>
    </style:style>
    <style:style style:name="T587" style:parent-style-name="DefaultParagraphFont" style:family="text">
      <style:text-properties fo:language="nl" fo:country="NL"/>
    </style:style>
    <style:style style:name="T588" style:parent-style-name="DefaultParagraphFont" style:family="text">
      <style:text-properties fo:color="#A020F0" fo:language="nl" fo:country="NL"/>
    </style:style>
    <style:style style:name="T589" style:parent-style-name="DefaultParagraphFont" style:family="text">
      <style:text-properties fo:language="nl" fo:country="NL"/>
    </style:style>
    <style:style style:name="P590" style:parent-style-name="PreformattedText" style:family="paragraph">
      <style:text-properties fo:language="nl" fo:country="NL"/>
    </style:style>
    <style:style style:name="P591" style:parent-style-name="PreformattedText" style:family="paragraph">
      <style:text-properties fo:language="nl" fo:country="NL"/>
    </style:style>
    <style:style style:name="T592" style:parent-style-name="DefaultParagraphFont" style:family="text">
      <style:text-properties fo:color="#A020F0"/>
    </style:style>
    <style:style style:name="T593" style:parent-style-name="DefaultParagraphFont" style:family="text">
      <style:text-properties fo:color="#A020F0"/>
    </style:style>
    <style:style style:name="P594" style:parent-style-name="PreformattedText" style:family="paragraph">
      <style:paragraph-properties fo:margin-bottom="0.1965in"/>
      <style:text-properties fo:color="#A020F0"/>
    </style:style>
    <style:style style:name="P595" style:parent-style-name="PreformattedText" style:family="paragraph">
      <style:paragraph-properties fo:margin-bottom="0.1965in"/>
    </style:style>
    <style:style style:name="P596" style:parent-style-name="Textbody" style:family="paragraph">
      <style:paragraph-properties fo:margin-bottom="0.1965in"/>
    </style:style>
    <style:style style:name="T597" style:parent-style-name="DefaultParagraphFont" style:family="text">
      <style:text-properties fo:color="#A020F0"/>
    </style:style>
    <style:style style:name="T598" style:parent-style-name="SourceText" style:family="text">
      <style:text-properties fo:color="#A020F0"/>
    </style:style>
    <style:style style:name="T599" style:parent-style-name="DefaultParagraphFont" style:family="text">
      <style:text-properties fo:color="#A020F0"/>
    </style:style>
    <style:style style:name="P600" style:parent-style-name="PreformattedText" style:family="paragraph">
      <style:paragraph-properties fo:margin-bottom="0.1965in"/>
    </style:style>
    <style:style style:name="T601" style:parent-style-name="DefaultParagraphFont" style:family="text">
      <style:text-properties style:font-name="Microsoft YaHei" style:font-name-asian="Microsoft YaHei" style:font-name-complex="Microsoft YaHei"/>
    </style:style>
    <style:style style:name="T602" style:parent-style-name="DefaultParagraphFont" style:family="text">
      <style:text-properties style:font-name="Microsoft YaHei" style:font-name-asian="Microsoft YaHei" style:font-name-complex="Microsoft YaHei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OC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TOC5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TOC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TOC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TOC8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TOC9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<text:a xlink:href="#_Toc85108444" office:target-frame-name="_top" xlink:show="replace"><text:span text:style-name="Hyperlink">1</text:span><text:tab/>4</text:a></text:p>
          <text:p text:style-name="P2"><text:a xlink:href="#_Toc85108445" office:target-frame-name="_top" xlink:show="replace"><text:span text:style-name="Hyperlink">2</text:span><text:span text:style-name="T3"><text:tab/></text:span><text:span text:style-name="Hyperlink">Window display setup</text:span><text:tab/>4</text:a></text:p>
          <text:p text:style-name="P4"><text:a xlink:href="#_Toc85108446" office:target-frame-name="_top" xlink:show="replace"><text:span text:style-name="Hyperlink">2.1</text:span><text:span text:style-name="T5"><text:tab/></text:span><text:span text:style-name="Hyperlink">Show multiple .m files under the editor.</text:span><text:tab/>4</text:a></text:p>
          <text:p text:style-name="P6"><text:a xlink:href="#_Toc85108447" office:target-frame-name="_top" xlink:show="replace"><text:span text:style-name="Hyperlink">3</text:span><text:span text:style-name="T7"><text:tab/></text:span><text:span text:style-name="Hyperlink">Accuracy</text:span><text:tab/>4</text:a></text:p>
          <text:p text:style-name="P8"><text:a xlink:href="#_Toc85108448" office:target-frame-name="_top" xlink:show="replace"><text:span text:style-name="Hyperlink">3.1</text:span><text:span text:style-name="T9"><text:tab/></text:span><text:span text:style-name="Hyperlink">Vpa</text:span><text:tab/>4</text:a></text:p>
          <text:p text:style-name="P10"><text:a xlink:href="#_Toc85108449" office:target-frame-name="_top" xlink:show="replace"><text:span text:style-name="Hyperlink">3.1.1</text:span><text:span text:style-name="T11"><text:tab/></text:span><text:span text:style-name="Hyperlink">Digits</text:span><text:tab/>4</text:a></text:p>
          <text:p text:style-name="P12"><text:a xlink:href="#_Toc85108450" office:target-frame-name="_top" xlink:show="replace"><text:span text:style-name="Hyperlink">4</text:span><text:span text:style-name="T13"><text:tab/></text:span><text:span text:style-name="Hyperlink">Variable</text:span><text:tab/>4</text:a></text:p>
          <text:p text:style-name="P14"><text:a xlink:href="#_Toc85108451" office:target-frame-name="_top" xlink:show="replace"><text:span text:style-name="Hyperlink">4.1</text:span><text:span text:style-name="T15"><text:tab/></text:span><text:span text:style-name="Hyperlink">Cell</text:span><text:tab/>4</text:a></text:p>
          <text:p text:style-name="P16"><text:a xlink:href="#_Toc85108452" office:target-frame-name="_top" xlink:show="replace"><text:span text:style-name="Hyperlink">4.1.1</text:span><text:span text:style-name="T17"><text:tab/></text:span><text:span text:style-name="Hyperlink">Define a cell, Dec. 11, 2018</text:span><text:tab/>4</text:a></text:p>
          <text:p text:style-name="P18"><text:a xlink:href="#_Toc85108453" office:target-frame-name="_top" xlink:show="replace"><text:span text:style-name="Hyperlink">5</text:span><text:span text:style-name="T19"><text:tab/></text:span><text:span text:style-name="Hyperlink">data operation</text:span><text:tab/>4</text:a></text:p>
          <text:p text:style-name="P20"><text:a xlink:href="#_Toc85108454" office:target-frame-name="_top" xlink:show="replace"><text:span text:style-name="Hyperlink">5.1</text:span><text:span text:style-name="T21"><text:tab/></text:span><text:span text:style-name="Hyperlink">Integer part and remainder of a division operation</text:span><text:tab/>4</text:a></text:p>
          <text:p text:style-name="P22"><text:a xlink:href="#_Toc85108455" office:target-frame-name="_top" xlink:show="replace"><text:span text:style-name="Hyperlink">5.2</text:span><text:span text:style-name="T23"><text:tab/></text:span><text:span text:style-name="Hyperlink">Obtaining the second-order derivative from scatter points using Lagrange polynomials, 20-7-2018</text:span><text:tab/>5</text:a></text:p>
          <text:p text:style-name="P24"><text:a xlink:href="#_Toc85108456" office:target-frame-name="_top" xlink:show="replace"><text:span text:style-name="Hyperlink">5.3</text:span><text:span text:style-name="T25"><text:tab/></text:span><text:span text:style-name="Hyperlink">Operators</text:span><text:tab/>5</text:a></text:p>
          <text:p text:style-name="P26"><text:a xlink:href="#_Toc85108457" office:target-frame-name="_top" xlink:show="replace"><text:span text:style-name="Hyperlink">5.3.1</text:span><text:span text:style-name="T27"><text:tab/></text:span><text:span text:style-name="Hyperlink">Backslash, , 6-6-2018</text:span><text:tab/>5</text:a></text:p>
          <text:p text:style-name="P28"><text:a xlink:href="#_Toc85108458" office:target-frame-name="_top" xlink:show="replace"><text:span text:style-name="Hyperlink">5.4</text:span><text:span text:style-name="T29"><text:tab/></text:span><text:span text:style-name="Hyperlink">Angle conversion</text:span><text:tab/>5</text:a></text:p>
          <text:p text:style-name="P30"><text:a xlink:href="#_Toc85108459" office:target-frame-name="_top" xlink:show="replace"><text:span text:style-name="Hyperlink">5.5</text:span><text:span text:style-name="T31"><text:tab/></text:span><text:span text:style-name="Hyperlink">cell to value</text:span><text:tab/>6</text:a></text:p>
          <text:p text:style-name="P32"><text:a xlink:href="#_Toc85108460" office:target-frame-name="_top" xlink:show="replace"><text:span text:style-name="Hyperlink">5.6</text:span><text:span text:style-name="T33"><text:tab/></text:span><text:span text:style-name="Hyperlink">Looking for the 30% largest values of a vector, 27-6-2018</text:span><text:tab/>6</text:a></text:p>
          <text:p text:style-name="P34"><text:a xlink:href="#_Toc85108461" office:target-frame-name="_top" xlink:show="replace"><text:span text:style-name="Hyperlink">5.7</text:span><text:span text:style-name="T35"><text:tab/></text:span><text:span text:style-name="Hyperlink">Implementation of Richardson extrapolation, July 20, 2018</text:span><text:tab/>6</text:a></text:p>
          <text:p text:style-name="P36"><text:a xlink:href="#_Toc85108462" office:target-frame-name="_top" xlink:show="replace"><text:span text:style-name="Hyperlink">6</text:span><text:span text:style-name="T37"><text:tab/></text:span><text:span text:style-name="Hyperlink">Operation on files</text:span><text:tab/>6</text:a></text:p>
          <text:p text:style-name="P38"><text:a xlink:href="#_Toc85108463" office:target-frame-name="_top" xlink:show="replace"><text:span text:style-name="Hyperlink">6.1</text:span><text:span text:style-name="T39"><text:tab/></text:span><text:span text:style-name="Hyperlink">Write data to a file</text:span><text:tab/>6</text:a></text:p>
          <text:p text:style-name="P40"><text:a xlink:href="#_Toc85108464" office:target-frame-name="_top" xlink:show="replace"><text:span text:style-name="Hyperlink">6.1.1</text:span><text:span text:style-name="T41"><text:tab/></text:span><text:span text:style-name="Hyperlink">dlmwrite</text:span><text:tab/>6</text:a></text:p>
          <text:p text:style-name="P42"><text:a xlink:href="#_Toc85108465" office:target-frame-name="_top" xlink:show="replace"><text:span text:style-name="Hyperlink">6.1.2</text:span><text:span text:style-name="T43"><text:tab/></text:span><text:span text:style-name="Hyperlink">save data to the variable with flexible names, 20-July-2018</text:span><text:tab/>6</text:a></text:p>
          <text:p text:style-name="P44"><text:a xlink:href="#_Toc85108466" office:target-frame-name="_top" xlink:show="replace"><text:span text:style-name="Hyperlink">6.2</text:span><text:span text:style-name="T45"><text:tab/></text:span><text:span text:style-name="Hyperlink">Read data from a file</text:span><text:tab/>7</text:a></text:p>
          <text:p text:style-name="P46"><text:a xlink:href="#_Toc85108467" office:target-frame-name="_top" xlink:show="replace"><text:span text:style-name="Hyperlink">6.2.1</text:span><text:span text:style-name="T47"><text:tab/></text:span><text:span text:style-name="Hyperlink">Load</text:span><text:tab/>7</text:a></text:p>
          <text:p text:style-name="P48"><text:a xlink:href="#_Toc85108468" office:target-frame-name="_top" xlink:show="replace"><text:span text:style-name="Hyperlink">6.2.2</text:span><text:span text:style-name="T49"><text:tab/></text:span><text:span text:style-name="Hyperlink">dlmread</text:span><text:tab/>7</text:a></text:p>
          <text:p text:style-name="P50"><text:a xlink:href="#_Toc85108469" office:target-frame-name="_top" xlink:show="replace"><text:span text:style-name="Hyperlink">6.2.3</text:span><text:span text:style-name="T51"><text:tab/></text:span><text:span text:style-name="Hyperlink">importdata</text:span><text:tab/>7</text:a></text:p>
          <text:p text:style-name="P52"><text:a xlink:href="#_Toc85108470" office:target-frame-name="_top" xlink:show="replace"><text:span text:style-name="Hyperlink">6.2.4</text:span><text:span text:style-name="T53"><text:tab/></text:span><text:span text:style-name="Hyperlink">import data in a structure <text:s text:c="6"/>6 Sep, 2018</text:span><text:tab/>7</text:a></text:p>
          <text:p text:style-name="P54"><text:a xlink:href="#_Toc85108471" office:target-frame-name="_top" xlink:show="replace"><text:span text:style-name="Hyperlink">6.3</text:span><text:span text:style-name="T55"><text:tab/></text:span><text:span text:style-name="Hyperlink">find special characters</text:span><text:tab/>7</text:a></text:p>
          <text:p text:style-name="P56"><text:a xlink:href="#_Toc85108472" office:target-frame-name="_top" xlink:show="replace"><text:span text:style-name="Hyperlink">6.3.1</text:span><text:span text:style-name="T57"><text:tab/></text:span><text:span text:style-name="Hyperlink">omit zeros in the data, 12-6-2018</text:span><text:tab/>7</text:a></text:p>
          <text:p text:style-name="P58"><text:a xlink:href="#_Toc85108473" office:target-frame-name="_top" xlink:show="replace"><text:span text:style-name="Hyperlink">6.3.2</text:span><text:span text:style-name="T59"><text:tab/></text:span><text:span text:style-name="Hyperlink">locate 'nan' and 'inf' values, Dec. 16, 2018</text:span><text:tab/>7</text:a></text:p>
          <text:p text:style-name="P60"><text:a xlink:href="#_Toc85108474" office:target-frame-name="_top" xlink:show="replace"><text:span text:style-name="Hyperlink">6.4</text:span><text:span text:style-name="T61"><text:tab/></text:span><text:span text:style-name="Hyperlink">delete a file, 22-6-2018</text:span><text:tab/>8</text:a></text:p>
          <text:p text:style-name="P62"><text:a xlink:href="#_Toc85108475" office:target-frame-name="_top" xlink:show="replace"><text:span text:style-name="Hyperlink">7</text:span><text:span text:style-name="T63"><text:tab/></text:span><text:span text:style-name="Hyperlink">Plotting</text:span><text:tab/>8</text:a></text:p>
          <text:p text:style-name="P64"><text:a xlink:href="#_Toc85108476" office:target-frame-name="_top" xlink:show="replace"><text:span text:style-name="Hyperlink">7.1</text:span><text:span text:style-name="T65"><text:tab/></text:span><text:span text:style-name="Hyperlink">Common setting</text:span><text:tab/>8</text:a></text:p>
          <text:p text:style-name="P66"><text:a xlink:href="#_Toc85108477" office:target-frame-name="_top" xlink:show="replace"><text:span text:style-name="Hyperlink">7.1.1</text:span><text:span text:style-name="T67"><text:tab/></text:span><text:span text:style-name="Hyperlink">position of the figure</text:span><text:tab/>8</text:a></text:p>
          <text:p text:style-name="P68"><text:a xlink:href="#_Toc85108478" office:target-frame-name="_top" xlink:show="replace"><text:span text:style-name="Hyperlink">7.1.2</text:span><text:span text:style-name="T69"><text:tab/></text:span><text:span text:style-name="Hyperlink">axis</text:span><text:tab/>8</text:a></text:p>
          <text:p text:style-name="P70"><text:a xlink:href="#_Toc85108479" office:target-frame-name="_top" xlink:show="replace"><text:span text:style-name="Hyperlink">7.1.3</text:span><text:span text:style-name="T71"><text:tab/></text:span><text:span text:style-name="Hyperlink">Subplot</text:span><text:tab/>8</text:a></text:p>
          <text:p text:style-name="P72"><text:a xlink:href="#_Toc85108480" office:target-frame-name="_top" xlink:show="replace"><text:span text:style-name="Hyperlink">7.2</text:span><text:span text:style-name="T73"><text:tab/></text:span><text:span text:style-name="Hyperlink">Plot from a text file</text:span><text:tab/>9</text:a></text:p>
          <text:p text:style-name="P74"><text:a xlink:href="#_Toc85108481" office:target-frame-name="_top" xlink:show="replace"><text:span text:style-name="Hyperlink">7.2.1</text:span><text:span text:style-name="T75"><text:tab/></text:span><text:span text:style-name="Hyperlink">only 'y' data in a file</text:span><text:tab/>9</text:a></text:p>
          <text:p text:style-name="P76"><text:a xlink:href="#_Toc85108482" office:target-frame-name="_top" xlink:show="replace"><text:span text:style-name="Hyperlink">7.2.2</text:span><text:span text:style-name="T77"><text:tab/></text:span><text:span text:style-name="Hyperlink">'x' and 'y' included in a file</text:span><text:tab/>9</text:a></text:p>
          <text:p text:style-name="P78"><text:a xlink:href="#_Toc85108483" office:target-frame-name="_top" xlink:show="replace"><text:span text:style-name="Hyperlink">7.3</text:span><text:span text:style-name="T79"><text:tab/></text:span><text:span text:style-name="Hyperlink">2D plot, 15-4-2018</text:span><text:tab/>9</text:a></text:p>
          <text:p text:style-name="P80"><text:a xlink:href="#_Toc85108484" office:target-frame-name="_top" xlink:show="replace"><text:span text:style-name="Hyperlink">7.4</text:span><text:span text:style-name="T81"><text:tab/></text:span><text:span text:style-name="Hyperlink">save figure as a pdf file in a right size</text:span><text:tab/>9</text:a></text:p>
          <text:p text:style-name="P82"><text:a xlink:href="#_Toc85108485" office:target-frame-name="_top" xlink:show="replace"><text:span text:style-name="Hyperlink">8</text:span><text:span text:style-name="T83"><text:tab/></text:span><text:span text:style-name="Hyperlink">Scatter</text:span><text:tab/>10</text:a></text:p>
          <text:p text:style-name="P84"><text:a xlink:href="#_Toc85108486" office:target-frame-name="_top" xlink:show="replace"><text:span text:style-name="Hyperlink">8.1</text:span><text:span text:style-name="T85"><text:tab/></text:span><text:span text:style-name="Hyperlink">Multiple scatter plots on one graph</text:span><text:tab/>10</text:a></text:p>
          <text:p text:style-name="P86"><text:a xlink:href="#_Toc85108487" office:target-frame-name="_top" xlink:show="replace"><text:span text:style-name="Hyperlink">8.2</text:span><text:span text:style-name="T87"><text:tab/></text:span><text:span text:style-name="Hyperlink">Plotting a scatter Plot With Logarithmic Axes</text:span><text:tab/>10</text:a></text:p>
          <text:p text:style-name="P88"><text:a xlink:href="#_Toc85108488" office:target-frame-name="_top" xlink:show="replace"><text:span text:style-name="Hyperlink">8.3</text:span><text:span text:style-name="T89"><text:tab/></text:span><text:span text:style-name="Hyperlink">Set the scatter size by value in matlab</text:span><text:tab/>10</text:a></text:p>
          <text:p text:style-name="P90"><text:a xlink:href="#_Toc85108489" office:target-frame-name="_top" xlink:show="replace"><text:span text:style-name="Hyperlink">8.4</text:span><text:span text:style-name="T91"><text:tab/></text:span><text:span text:style-name="T92">Colorbar</text:span><text:tab/>10</text:a></text:p>
          <text:p text:style-name="P93"><text:a xlink:href="#_Toc85108490" office:target-frame-name="_top" xlink:show="replace"><text:span text:style-name="Hyperlink">8.4.1</text:span><text:span text:style-name="T94"><text:tab/></text:span><text:span text:style-name="Hyperlink">Add the colorbar</text:span><text:tab/>10</text:a></text:p>
          <text:p text:style-name="P95"><text:a xlink:href="#_Toc85108491" office:target-frame-name="_top" xlink:show="replace"><text:span text:style-name="Hyperlink">8.4.2</text:span><text:span text:style-name="T96"><text:tab/></text:span><text:span text:style-name="T97">Set the colorbar range</text:span><text:tab/>10</text:a></text:p>
          <text:p text:style-name="P98"><text:a xlink:href="#_Toc85108492" office:target-frame-name="_top" xlink:show="replace"><text:span text:style-name="Hyperlink">8.4.3</text:span><text:span text:style-name="T99"><text:tab/></text:span><text:span text:style-name="T100">colorbar property</text:span><text:tab/>10</text:a></text:p>
          <text:p text:style-name="P101"><text:a xlink:href="#_Toc85108493" office:target-frame-name="_top" xlink:show="replace"><text:span text:style-name="Hyperlink">8.4.4</text:span><text:span text:style-name="T102"><text:tab/></text:span><text:span text:style-name="T103">colormap</text:span><text:tab/>10</text:a></text:p>
          <text:p text:style-name="P104"><text:a xlink:href="#_Toc85108494" office:target-frame-name="_top" xlink:show="replace"><text:span text:style-name="Hyperlink">8.4.5</text:span><text:span text:style-name="T105"><text:tab/></text:span><text:span text:style-name="T106">show scatter points color in log form, the colorbar in the given value</text:span><text:tab/>11</text:a></text:p>
          <text:p text:style-name="P107"><text:a xlink:href="#_Toc85108495" office:target-frame-name="_top" xlink:show="replace"><text:span text:style-name="Hyperlink">8.4.6</text:span><text:span text:style-name="T108"><text:tab/></text:span><text:span text:style-name="T109">add line to the scatter markers</text:span><text:tab/>11</text:a></text:p>
          <text:p text:style-name="P110"><text:a xlink:href="#_Toc85108496" office:target-frame-name="_top" xlink:show="replace"><text:span text:style-name="Hyperlink">9</text:span><text:span text:style-name="T111"><text:tab/></text:span><text:span text:style-name="Hyperlink">decoration</text:span><text:tab/>11</text:a></text:p>
          <text:p text:style-name="P112"><text:a xlink:href="#_Toc85108497" office:target-frame-name="_top" xlink:show="replace"><text:span text:style-name="Hyperlink">9.1</text:span><text:span text:style-name="T113"><text:tab/></text:span><text:span text:style-name="Hyperlink">legend</text:span><text:tab/>11</text:a></text:p>
          <text:p text:style-name="P114"><text:a xlink:href="#_Toc85108498" office:target-frame-name="_top" xlink:show="replace"><text:span text:style-name="Hyperlink">9.1.1</text:span><text:span text:style-name="T115"><text:tab/></text:span><text:span text:style-name="Hyperlink">Add legend</text:span><text:tab/>11</text:a></text:p>
          <text:p text:style-name="P116"><text:a xlink:href="#_Toc85108499" office:target-frame-name="_top" xlink:show="replace"><text:span text:style-name="Hyperlink">9.1.2</text:span><text:span text:style-name="T117"><text:tab/></text:span><text:span text:style-name="Hyperlink">set the location of the legend</text:span><text:tab/>11</text:a></text:p>
          <text:p text:style-name="P118"><text:a xlink:href="#_Toc85108500" office:target-frame-name="_top" xlink:show="replace"><text:span text:style-name="Hyperlink">9.1.3</text:span><text:span text:style-name="T119"><text:tab/></text:span><text:span text:style-name="Hyperlink">skip an item in a legend?</text:span><text:tab/>11</text:a></text:p>
          <text:p text:style-name="P120"><text:a xlink:href="#_Toc85108501" office:target-frame-name="_top" xlink:show="replace"><text:span text:style-name="Hyperlink">9.1.4</text:span><text:span text:style-name="T121"><text:tab/></text:span><text:span text:style-name="Hyperlink">Greek letters and special characters</text:span><text:tab/>12</text:a></text:p>
          <text:p text:style-name="P122"><text:a xlink:href="#_Toc85108502" office:target-frame-name="_top" xlink:show="replace"><text:span text:style-name="Hyperlink">9.1.5</text:span><text:span text:style-name="T123"><text:tab/></text:span><text:span text:style-name="Hyperlink">columnlegend, 5-4-2018</text:span><text:tab/>12</text:a></text:p>
          <text:p text:style-name="P124"><text:a xlink:href="#_Toc85108503" office:target-frame-name="_top" xlink:show="replace"><text:span text:style-name="Hyperlink">9.1.6</text:span><text:span text:style-name="T125"><text:tab/></text:span><text:span text:style-name="Hyperlink">make legend transparent, 2-6-2018</text:span><text:tab/>12</text:a></text:p>
          <text:p text:style-name="P126"><text:a xlink:href="#_Toc85108504" office:target-frame-name="_top" xlink:show="replace"><text:span text:style-name="Hyperlink">9.1.7</text:span><text:span text:style-name="T127"><text:tab/></text:span><text:span text:style-name="Hyperlink">retain the legend of the last plot, May 16, 2019</text:span><text:tab/>12</text:a></text:p>
          <text:p text:style-name="P128"><text:a xlink:href="#_Toc85108505" office:target-frame-name="_top" xlink:show="replace"><text:span text:style-name="Hyperlink">9.2</text:span><text:span text:style-name="T129"><text:tab/></text:span><text:span text:style-name="Hyperlink">Marker</text:span><text:tab/>12</text:a></text:p>
          <text:p text:style-name="P130"><text:a xlink:href="#_Toc85108506" office:target-frame-name="_top" xlink:show="replace"><text:span text:style-name="Hyperlink">9.2.1</text:span><text:span text:style-name="T131"><text:tab/></text:span><text:span text:style-name="Hyperlink">Add a single marker, Nov. 18, 2018</text:span><text:tab/>12</text:a></text:p>
          <text:p text:style-name="P132"><text:a xlink:href="#_Toc85108507" office:target-frame-name="_top" xlink:show="replace"><text:span text:style-name="Hyperlink">9.2.2</text:span><text:span text:style-name="T133"><text:tab/></text:span><text:span text:style-name="Hyperlink">Set the size of marker in i picture consisting of multiple curves</text:span><text:tab/>12</text:a></text:p>
          <text:p text:style-name="P134"><text:a xlink:href="#_Toc85108508" office:target-frame-name="_top" xlink:show="replace"><text:span text:style-name="Hyperlink">9.2.3</text:span><text:span text:style-name="T135"><text:tab/></text:span><text:span text:style-name="Hyperlink">marker color, Sep 29, 2018</text:span><text:tab/>13</text:a></text:p>
          <text:p text:style-name="P136"><text:a xlink:href="#_Toc85108509" office:target-frame-name="_top" xlink:show="replace"><text:span text:style-name="Hyperlink">9.3</text:span><text:span text:style-name="T137"><text:tab/></text:span><text:span text:style-name="Hyperlink">assistant line</text:span><text:tab/>13</text:a></text:p>
          <text:p text:style-name="P138"><text:a xlink:href="#_Toc85108510" office:target-frame-name="_top" xlink:show="replace"><text:span text:style-name="Hyperlink">9.3.1</text:span><text:span text:style-name="T139"><text:tab/></text:span><text:span text:style-name="Hyperlink">horizontal line</text:span><text:tab/>13</text:a></text:p>
          <text:p text:style-name="P140"><text:a xlink:href="#_Toc85108511" office:target-frame-name="_top" xlink:show="replace"><text:span text:style-name="Hyperlink">9.3.2</text:span><text:span text:style-name="T141"><text:tab/></text:span><text:span text:style-name="Hyperlink">vertical line, 5 Sep, 2018</text:span><text:tab/>14</text:a></text:p>
          <text:p text:style-name="P142"><text:a xlink:href="#_Toc85108512" office:target-frame-name="_top" xlink:show="replace"><text:span text:style-name="Hyperlink">9.3.3</text:span><text:span text:style-name="T143"><text:tab/></text:span><text:span text:style-name="Hyperlink">fitted line from scattered data, Oct 1, 2018</text:span><text:tab/>14</text:a></text:p>
          <text:p text:style-name="P144"><text:a xlink:href="#_Toc85108513" office:target-frame-name="_top" xlink:show="replace"><text:span text:style-name="Hyperlink">9.3.4</text:span><text:span text:style-name="T145"><text:tab/></text:span><text:span text:style-name="Hyperlink">two-point line, Mar. 19, 2019</text:span><text:tab/>14</text:a></text:p>
          <text:p text:style-name="P146"><text:a xlink:href="#_Toc85108514" office:target-frame-name="_top" xlink:show="replace"><text:span text:style-name="Hyperlink">9.4</text:span><text:span text:style-name="T147"><text:tab/></text:span><text:span text:style-name="Hyperlink">add text</text:span><text:tab/>14</text:a></text:p>
          <text:p text:style-name="P148"><text:a xlink:href="#_Toc85108515" office:target-frame-name="_top" xlink:show="replace"><text:span text:style-name="Hyperlink">9.4.1</text:span><text:span text:style-name="T149"><text:tab/></text:span><text:span text:style-name="Hyperlink">add text to a fixed position, 27-6-2018</text:span><text:tab/>14</text:a></text:p>
          <text:p text:style-name="P150"><text:a xlink:href="#_Toc85108516" office:target-frame-name="_top" xlink:show="replace"><text:span text:style-name="Hyperlink">9.4.2</text:span><text:span text:style-name="T151"><text:tab/></text:span><text:span text:style-name="Hyperlink">rotate text, Dec. 7, 2018</text:span><text:tab/>14</text:a></text:p>
          <text:p text:style-name="P152"><text:a xlink:href="#_Toc85108517" office:target-frame-name="_top" xlink:show="replace"><text:span text:style-name="Hyperlink">9.4.3</text:span><text:span text:style-name="T153"><text:tab/></text:span><text:span text:style-name="Hyperlink">add text to a random position</text:span><text:tab/>14</text:a></text:p>
          <text:p text:style-name="P154"><text:a xlink:href="#_Toc85108518" office:target-frame-name="_top" xlink:show="replace"><text:span text:style-name="Hyperlink">10</text:span><text:span text:style-name="T155"><text:tab/></text:span><text:span text:style-name="Hyperlink">Function</text:span><text:tab/>15</text:a></text:p>
          <text:p text:style-name="P156"><text:a xlink:href="#_Toc85108519" office:target-frame-name="_top" xlink:show="replace"><text:span text:style-name="Hyperlink">10.1</text:span><text:span text:style-name="T157"><text:tab/></text:span><text:span text:style-name="Hyperlink">Compute the the integral of an equation over an interval</text:span><text:tab/>15</text:a></text:p>
          <text:p text:style-name="P158"><text:a xlink:href="#_Toc85108520" office:target-frame-name="_top" xlink:show="replace"><text:span text:style-name="Hyperlink">10.2</text:span><text:span text:style-name="T159"><text:tab/></text:span><text:span text:style-name="Hyperlink">Iterative computation</text:span><text:tab/>15</text:a></text:p>
          <text:p text:style-name="P160"><text:a xlink:href="#_Toc85108521" office:target-frame-name="_top" xlink:show="replace"><text:span text:style-name="Hyperlink">11</text:span><text:span text:style-name="T161"><text:tab/></text:span><text:span text:style-name="Hyperlink">Matrices</text:span><text:tab/>15</text:a></text:p>
          <text:p text:style-name="P162"><text:a xlink:href="#_Toc85108522" office:target-frame-name="_top" xlink:show="replace"><text:span text:style-name="Hyperlink">11.1</text:span><text:span text:style-name="T163"><text:tab/></text:span><text:span text:style-name="Hyperlink">Create matrices</text:span><text:tab/>15</text:a></text:p>
          <text:p text:style-name="P164"><text:a xlink:href="#_Toc85108523" office:target-frame-name="_top" xlink:show="replace"><text:span text:style-name="Hyperlink">11.2</text:span><text:span text:style-name="T165"><text:tab/></text:span><text:span text:style-name="Hyperlink">Surperiority using sparse, 11-6-2018</text:span><text:tab/>15</text:a></text:p>
          <text:p text:style-name="P166"><text:a xlink:href="#_Toc85108524" office:target-frame-name="_top" xlink:show="replace"><text:span text:style-name="Hyperlink">11.3</text:span><text:span text:style-name="T167"><text:tab/></text:span><text:span text:style-name="Hyperlink">sparse to full, 7 Sep, 2018</text:span><text:tab/>16</text:a></text:p>
          <text:p text:style-name="P168"><text:a xlink:href="#_Toc85108525" office:target-frame-name="_top" xlink:show="replace"><text:span text:style-name="Hyperlink">11.4</text:span><text:span text:style-name="T169"><text:tab/></text:span><text:span text:style-name="Hyperlink">determine the location of a number in a matrix, 16 Aug, 2018</text:span><text:tab/>16</text:a></text:p>
          <text:p text:style-name="P170"><text:a xlink:href="#_Toc85108526" office:target-frame-name="_top" xlink:show="replace"><text:span text:style-name="Hyperlink">12</text:span><text:span text:style-name="T171"><text:tab/></text:span><text:span text:style-name="Hyperlink">Display words and data</text:span><text:tab/>16</text:a></text:p>
          <text:p text:style-name="P172"><text:a xlink:href="#_Toc85108527" office:target-frame-name="_top" xlink:show="replace"><text:span text:style-name="Hyperlink">12.1</text:span><text:span text:style-name="T173"><text:tab/></text:span><text:span text:style-name="Hyperlink">fprintf</text:span><text:tab/>16</text:a></text:p>
          <text:p text:style-name="P174"><text:a xlink:href="#_Toc85108528" office:target-frame-name="_top" xlink:show="replace"><text:span text:style-name="Hyperlink">12.1.1</text:span><text:span text:style-name="T175"><text:tab/></text:span><text:span text:style-name="Hyperlink">display a vector, Mar. 20, 2019</text:span><text:tab/>16</text:a></text:p>
          <text:p text:style-name="P176"><text:a xlink:href="#_Toc85108529" office:target-frame-name="_top" xlink:show="replace"><text:span text:style-name="Hyperlink">12.2</text:span><text:span text:style-name="T177"><text:tab/></text:span><text:span text:style-name="Hyperlink">output CPU time and real time, 24 Aug, 2018</text:span><text:tab/>16</text:a></text:p>
          <text:p text:style-name="P178"><text:a xlink:href="#_Toc85108530" office:target-frame-name="_top" xlink:show="replace"><text:span text:style-name="Hyperlink">13</text:span><text:span text:style-name="T179"><text:tab/></text:span><text:span text:style-name="Hyperlink">Mesh generation</text:span><text:tab/>17</text:a></text:p>
          <text:p text:style-name="P180"><text:a xlink:href="#_Toc85108531" office:target-frame-name="_top" xlink:show="replace"><text:span text:style-name="Hyperlink">13.1</text:span><text:span text:style-name="T181"><text:tab/></text:span><text:span text:style-name="Hyperlink">1D mesh generation</text:span><text:tab/>17</text:a></text:p>
          <text:p text:style-name="P182"><text:a xlink:href="#_Toc85108532" office:target-frame-name="_top" xlink:show="replace"><text:span text:style-name="Hyperlink">13.2</text:span><text:span text:style-name="T183"><text:tab/></text:span><text:span text:style-name="Hyperlink">2D mesh generation</text:span><text:tab/>17</text:a></text:p>
          <text:p text:style-name="P184"><text:a xlink:href="#_Toc85108533" office:target-frame-name="_top" xlink:show="replace"><text:span text:style-name="Hyperlink">13.2.1</text:span><text:span text:style-name="T185"><text:tab/></text:span><text:span text:style-name="Hyperlink">Using generateMesh, 23 Aug, 2018</text:span><text:tab/>17</text:a></text:p>
          <text:p text:style-name="P186"><text:a xlink:href="#_Toc85108534" office:target-frame-name="_top" xlink:show="replace"><text:span text:style-name="Hyperlink">14</text:span><text:span text:style-name="T187"><text:tab/></text:span><text:span text:style-name="Hyperlink">Characters</text:span><text:tab/>17</text:a></text:p>
          <text:p text:style-name="P188"><text:a xlink:href="#_Toc85108535" office:target-frame-name="_top" xlink:show="replace"><text:span text:style-name="Hyperlink">14.1</text:span><text:span text:style-name="T189"><text:tab/></text:span><text:span text:style-name="Hyperlink">Logarithm</text:span><text:tab/>17</text:a></text:p>
          <text:p text:style-name="P190"><text:a xlink:href="#_Toc85108536" office:target-frame-name="_top" xlink:show="replace"><text:span text:style-name="Hyperlink">15</text:span><text:span text:style-name="T191"><text:tab/></text:span><text:span text:style-name="Hyperlink">Notifications</text:span><text:tab/>17</text:a></text:p>
          <text:p text:style-name="P192"><text:a xlink:href="#_Toc85108537" office:target-frame-name="_top" xlink:show="replace"><text:span text:style-name="Hyperlink">15.1</text:span><text:span text:style-name="T193"><text:tab/></text:span><text:span text:style-name="Hyperlink">Matrix should must agree</text:span><text:tab/>17</text:a></text:p>
          <text:p text:style-name="P194"><text:a xlink:href="#_Toc85108538" office:target-frame-name="_top" xlink:show="replace"><text:span text:style-name="Hyperlink">15.2</text:span><text:span text:style-name="T195"><text:tab/></text:span><text:span text:style-name="Hyperlink">Warn 'The value of local variables may have been changed to match the globals.'</text:span><text:tab/>17</text:a></text:p>
          <text:p text:style-name="P196"><text:a xlink:href="#_Toc85108539" office:target-frame-name="_top" xlink:show="replace"><text:span text:style-name="Hyperlink">16</text:span><text:span text:style-name="T197"><text:tab/></text:span><text:span text:style-name="Hyperlink">Interfaces</text:span><text:tab/>18</text:a></text:p>
          <text:p text:style-name="P198"><text:a xlink:href="#_Toc85108540" office:target-frame-name="_top" xlink:show="replace"><text:span text:style-name="Hyperlink">16.1</text:span><text:span text:style-name="T199"><text:tab/></text:span><text:span text:style-name="Hyperlink">Read and plot vtk in Matlab</text:span><text:tab/>18</text:a></text:p>
          <text:p text:style-name="P200"><text:a xlink:href="#_Toc85108541" office:target-frame-name="_top" xlink:show="replace"><text:span text:style-name="Hyperlink">16.1.1</text:span><text:span text:style-name="T201"><text:tab/></text:span><text:span text:style-name="Hyperlink">Useful files online (not practical now)</text:span><text:tab/>18</text:a></text:p>
          <text:p text:style-name="P202"><text:a xlink:href="#_Toc85108542" office:target-frame-name="_top" xlink:show="replace"><text:span text:style-name="Hyperlink">17</text:span><text:span text:style-name="T203"><text:tab/></text:span><text:span text:style-name="Hyperlink">Tricky skills</text:span><text:tab/>18</text:a></text:p>
          <text:p text:style-name="P204"><text:a xlink:href="#_Toc85108543" office:target-frame-name="_top" xlink:show="replace"><text:span text:style-name="Hyperlink">17.1</text:span><text:span text:style-name="T205"><text:tab/></text:span><text:span text:style-name="Hyperlink">Input()</text:span><text:tab/>18</text:a></text:p>
          <text:p text:style-name="P206"><text:a xlink:href="#_Toc85108544" office:target-frame-name="_top" xlink:show="replace"><text:span text:style-name="Hyperlink">18</text:span><text:span text:style-name="T207"><text:tab/></text:span><text:span text:style-name="Hyperlink">Other's code</text:span><text:tab/>18</text:a></text:p>
          <text:p text:style-name="P208"><text:a xlink:href="#_Toc85108545" office:target-frame-name="_top" xlink:show="replace"><text:span text:style-name="Hyperlink">18.1</text:span><text:span text:style-name="T209"><text:tab/></text:span><text:span text:style-name="Hyperlink">matlab</text:span><text:span text:style-name="T210">实现共轭梯度法、多元牛顿法、</text:span><text:span text:style-name="Hyperlink">broyden</text:span><text:span text:style-name="T211">方法</text:span><text:tab/>18</text:a></text:p>
        </text:index-body>
      </text:table-of-content>
      <text:h text:style-name="Heading1" text:outline-level="1"><text:bookmark-start text:name="_Toc79940167"/><text:bookmark-start text:name="_Toc85108444"/><text:bookmark-end text:name="_Toc79940167"/><text:bookmark-end text:name="_Toc85108444"/></text:h>
      <text:h text:style-name="Heading1" text:outline-level="1"><text:bookmark-start text:name="__RefHeading__4929_68084432"/><text:bookmark-start text:name="_Toc43812402"/><text:bookmark-start text:name="_Toc79940168"/><text:bookmark-start text:name="_Toc85108445"/>Window display setup<text:bookmark-end text:name="__RefHeading__4929_68084432"/><text:bookmark-end text:name="_Toc43812402"/><text:bookmark-end text:name="_Toc79940168"/><text:bookmark-end text:name="_Toc85108445"/></text:h>
      <text:h text:style-name="Heading2" text:outline-level="2"><text:bookmark-start text:name="__RefHeading___Toc6625_155065386"/><text:bookmark-start text:name="_Toc43812403"/><text:bookmark-start text:name="_Toc79940169"/><text:bookmark-start text:name="_Toc85108446"/>Show multiple .m<text:s/>files under the editor.<text:bookmark-end text:name="__RefHeading___Toc6625_155065386"/><text:bookmark-end text:name="_Toc43812403"/><text:bookmark-end text:name="_Toc79940169"/><text:bookmark-end text:name="_Toc85108446"/></text:h>
      <text:p text:style-name="Textbody">1.</text:p>
      <text:p text:style-name="Textbody">Home -&gt; layout -&gt; default.</text:p>
      <text:p text:style-name="Textbody">2.</text:p>
      <text:p text:style-name="Textbody">View -&gt; single -&gt; none.</text:p>
      <text:p text:style-name="Textbody">Requested array size exceeds the limit, 4-6-2018</text:p>
      <text:p text:style-name="Textbody">home -&gt; preference -&gt; workspace -&gt; untick setting 'Matlab array size limit'.</text:p>
      <text:h text:style-name="Heading1" text:outline-level="1"><text:bookmark-start text:name="__RefHeading___Toc27513_2131971246"/><text:bookmark-start text:name="_Toc43812404"/><text:bookmark-start text:name="_Toc79940170"/><text:bookmark-start text:name="_Toc85108447"/>Accuracy<text:bookmark-end text:name="__RefHeading___Toc27513_2131971246"/><text:bookmark-end text:name="_Toc43812404"/><text:bookmark-end text:name="_Toc79940170"/><text:bookmark-end text:name="_Toc85108447"/></text:h>
      <text:h text:style-name="Heading2" text:outline-level="2"><text:bookmark-start text:name="__RefHeading___Toc27515_2131971246"/><text:bookmark-start text:name="_Toc43812405"/><text:bookmark-start text:name="_Toc79940171"/><text:bookmark-start text:name="_Toc85108448"/>Vpa<text:bookmark-end text:name="__RefHeading___Toc27515_2131971246"/><text:bookmark-end text:name="_Toc43812405"/><text:bookmark-end text:name="_Toc79940171"/><text:bookmark-end text:name="_Toc85108448"/></text:h>
      <text:h text:style-name="Heading3" text:outline-level="3"><text:bookmark-start text:name="__RefHeading___Toc27517_2131971246"/><text:bookmark-start text:name="_Toc43812406"/><text:bookmark-start text:name="_Toc79940172"/><text:bookmark-start text:name="_Toc85108449"/>Digits<text:bookmark-end text:name="__RefHeading___Toc27517_2131971246"/><text:bookmark-end text:name="_Toc43812406"/><text:bookmark-end text:name="_Toc79940172"/><text:bookmark-end text:name="_Toc85108449"/></text:h>
      <text:p text:style-name="Textbody">Change the digits of vpa to 100:</text:p>
      <text:p text:style-name="PreformattedText">digitsOld = digits(100);</text:p>
      <text:p text:style-name="P212">pi100 = vpa(pi)</text:p>
      <text:p text:style-name="Textbody"><text:a xlink:href="https://www.mathworks.com/help/symbolic/digits.html" office:target-frame-name="_top" xlink:show="replace">https://www.mathworks.com/help/symbolic/digits.html</text:a></text:p>
      <text:h text:style-name="Heading1" text:outline-level="1"><text:bookmark-start text:name="__RefHeading___Toc12279_332472486"/><text:bookmark-start text:name="_Toc43812407"/><text:bookmark-start text:name="_Toc79940173"/><text:bookmark-start text:name="_Toc85108450"/>Variable<text:bookmark-end text:name="__RefHeading___Toc12279_332472486"/><text:bookmark-end text:name="_Toc43812407"/><text:bookmark-end text:name="_Toc79940173"/><text:bookmark-end text:name="_Toc85108450"/></text:h>
      <text:h text:style-name="Heading2" text:outline-level="2"><text:bookmark-start text:name="__RefHeading___Toc12281_332472486"/><text:bookmark-start text:name="_Toc43812408"/><text:bookmark-start text:name="_Toc79940174"/><text:bookmark-start text:name="_Toc85108451"/>Cell<text:bookmark-end text:name="__RefHeading___Toc12281_332472486"/><text:bookmark-end text:name="_Toc43812408"/><text:bookmark-end text:name="_Toc79940174"/><text:bookmark-end text:name="_Toc85108451"/></text:h>
      <text:h text:style-name="Heading3" text:outline-level="3"><text:bookmark-start text:name="__RefHeading___Toc12283_332472486"/><text:bookmark-start text:name="_Toc43812409"/><text:bookmark-start text:name="_Toc79940175"/><text:bookmark-start text:name="_Toc85108452"/>Define a cell, Dec. 11, 2018<text:bookmark-end text:name="__RefHeading___Toc12283_332472486"/><text:bookmark-end text:name="_Toc43812409"/><text:bookmark-end text:name="_Toc79940175"/><text:bookmark-end text:name="_Toc85108452"/></text:h>
      <text:p text:style-name="Standard"><text:span text:style-name="SourceText">C = cell(n)</text:span></text:p>
      <text:p text:style-name="Standard"><text:span text:style-name="SourceText">C =<text:s/></text:span><text:span text:style-name="SourceText">cell(sz1,...,szN)</text:span></text:p>
      <text:p text:style-name="Standard"><text:span text:style-name="SourceText">C = cell(sz)</text:span></text:p>
      <text:p text:style-name="Textbody"/>
      <text:p text:style-name="Textbody"><text:a xlink:href="https://nl.mathworks.com/help/matlab/ref/cell.html" office:target-frame-name="_top" xlink:show="replace">https://nl.mathworks.com/help/matlab/ref/cell.html</text:a></text:p>
      <text:p text:style-name="Textbody"/>
      <text:p text:style-name="Textbody"/>
      <text:h text:style-name="Heading1" text:outline-level="1"><text:bookmark-start text:name="__RefHeading___Toc2496_822905451"/><text:bookmark-start text:name="_Toc43812410"/><text:bookmark-start text:name="_Toc79940176"/><text:bookmark-start text:name="_Toc85108453"/>data operation<text:bookmark-end text:name="__RefHeading___Toc2496_822905451"/><text:bookmark-end text:name="_Toc43812410"/><text:bookmark-end text:name="_Toc79940176"/><text:bookmark-end text:name="_Toc85108453"/></text:h>
      <text:h text:style-name="Heading2" text:outline-level="2"><text:bookmark-start text:name="__RefHeading___Toc42607_1781278656"/><text:bookmark-start text:name="_Toc43812411"/><text:bookmark-start text:name="_Toc79940177"/><text:bookmark-start text:name="_Toc85108454"/>Integer part and remainder of a division operation<text:bookmark-end text:name="__RefHeading___Toc42607_1781278656"/><text:bookmark-end text:name="_Toc43812411"/><text:bookmark-end text:name="_Toc79940177"/><text:bookmark-end text:name="_Toc85108454"/></text:h>
      <text:p text:style-name="Standard">fix(23/5) % integer part</text:p>
      <text:p text:style-name="Standard">rem(23,5) %<text:s/>remainder</text:p>
      <text:p text:style-name="Standard">%or</text:p>
      <text:p text:style-name="Standard">mod(23,5)</text:p>
      <text:p text:style-name="Textbody"><text:a xlink:href="https://nl.mathworks.com/matlabcentral/answers/49923-the-integer-part-of-the-division" office:target-frame-name="_top" xlink:show="replace">https://nl.mathworks.com/matlabcentral/answers/49923-the-integer-part-of-the-division</text:a></text:p>
      <text:p text:style-name="Textbody"/>
      <text:h text:style-name="Heading2" text:outline-level="2"><text:bookmark-start text:name="__RefHeading___Toc3784_173732848"/><text:bookmark-start text:name="_Toc43812412"/><text:bookmark-start text:name="_Toc79940178"/><text:bookmark-start text:name="_Toc85108455"/>Obtaining the second-order derivative from scatter points using Lagrange polynomials, 20-7-2018<text:bookmark-end text:name="__RefHeading___Toc3784_173732848"/><text:bookmark-end text:name="_Toc43812412"/><text:bookmark-end text:name="_Toc79940178"/><text:bookmark-end text:name="_Toc85108455"/></text:h>
      <text:p text:style-name="P213">Adjust the online lagrange.m like below</text:p>
      <text:p text:style-name="P214"/>
      <text:p text:style-name="Standard"><text:span text:style-name="T215"><text:s text:c="2"/></text:span><text:span text:style-name="T216">for</text:span><text:span text:style-name="T217"><text:s/>j=1:n</text:span></text:p>
      <text:p text:style-name="Standard"><text:span text:style-name="T218"><text:s text:c="4"/></text:span><text:span text:style-name="T219">for</text:span><text:span text:style-name="T220"><text:s/>i=1:n</text:span></text:p>
      <text:p text:style-name="Standard"><text:span text:style-name="T221"><text:s text:c="6"/></text:span><text:span text:style-name="T222">if</text:span><text:span text:style-name="T223"><text:s/>(j~=i)</text:span></text:p>
      <text:p text:style-name="Standard"><text:span text:style-name="T224"><text:s text:c="8"/></text:span><text:span text:style-name="T225">if</text:span><text:span text:style-name="T226"><text:s/>dydx_on == 1</text:span></text:p>
      <text:p text:style-name="P227"><text:s text:c="10"/>dlprod1 = zeros(1,s) ;</text:p>
      <text:p text:style-name="Standard"><text:span text:style-name="T228"><text:s text:c="10"/></text:span><text:span text:style-name="T229">for</text:span><text:span text:style-name="T230"><text:s/>k = 1:n</text:span></text:p>
      <text:p text:style-name="Standard"><text:span text:style-name="T231"><text:s text:c="12"/></text:span><text:span text:style-name="T232">if</text:span><text:span text:style-name="T233"><text:s/>k~=j &amp;&amp; k~=i</text:span></text:p>
      <text:p text:style-name="P234"><text:s text:c="11"/><text:s text:c="5"/>dlprod = ones(1,s) ;</text:p>
      <text:p text:style-name="P235">% <text:s text:c="16"/>k;</text:p>
      <text:p text:style-name="Standard"><text:span text:style-name="T236"><text:s text:c="16"/></text:span><text:span text:style-name="T237">for</text:span><text:span text:style-name="T238"><text:s/>l =1:n</text:span></text:p>
      <text:p text:style-name="Standard"><text:span text:style-name="T239"><text:s text:c="20"/></text:span><text:span text:style-name="T240">if</text:span><text:span text:style-name="T241"><text:s/>l~=k &amp;&amp; l~=j &amp;&amp; l~=i</text:span></text:p>
      <text:p text:style-name="P242">% <text:s text:c="24"/>l;</text:p>
      <text:p text:style-name="P243"><text:s text:c="24"/>dlprod = dlprod .*<text:s/>(x-pointx(l))/(pointx(j)-pointx(l)) ;</text:p>
      <text:p text:style-name="Standard"><text:span text:style-name="T244"><text:s text:c="20"/></text:span><text:span text:style-name="T245">end</text:span></text:p>
      <text:p text:style-name="Standard"><text:span text:style-name="T246"><text:s text:c="16"/></text:span><text:span text:style-name="T247">end</text:span></text:p>
      <text:p text:style-name="P248"><text:s text:c="16"/>dlprod1 = dlprod1 + dlprod * 1/(pointx(j)-pointx(k));</text:p>
      <text:p text:style-name="P249">% <text:s text:c="16"/>dlprod1</text:p>
      <text:p text:style-name="Standard"><text:span text:style-name="T250"><text:s text:c="12"/></text:span><text:span text:style-name="T251">end</text:span></text:p>
      <text:p text:style-name="Standard"><text:span text:style-name="T252"><text:s text:c="10"/></text:span><text:span text:style-name="T253">end</text:span></text:p>
      <text:p text:style-name="P254">% <text:s text:c="10"/>i;</text:p>
      <text:p text:style-name="P255"><text:s text:c="10"/>L(j,:) = L(j,:) +<text:s/>1/(pointx(j)-pointx(i))*dlprod1 ; <text:s text:c="3"/></text:p>
      <text:p text:style-name="P256">% <text:s text:c="10"/>L;</text:p>
      <text:p text:style-name="Standard"><text:span text:style-name="T257"><text:s text:c="8"/></text:span><text:span text:style-name="T258">else</text:span></text:p>
      <text:p text:style-name="P259"><text:s text:c="10"/>L(j,:) = L(j,:) .* (x-pointx(i))./(pointx(j)-pointx(i));</text:p>
      <text:p text:style-name="Standard"><text:span text:style-name="T260"><text:s text:c="8"/></text:span><text:span text:style-name="T261">end</text:span></text:p>
      <text:p text:style-name="Standard"><text:span text:style-name="T262"><text:s text:c="6"/></text:span><text:span text:style-name="T263">end</text:span></text:p>
      <text:p text:style-name="Standard"><text:span text:style-name="T264"><text:s text:c="4"/></text:span><text:span text:style-name="T265">end</text:span></text:p>
      <text:p text:style-name="Standard"><text:span text:style-name="T266"><text:s text:c="2"/></text:span><text:span text:style-name="T267">end</text:span></text:p>
      <text:p text:style-name="Standard"/>
      <text:h text:style-name="Heading2" text:outline-level="2"><text:bookmark-start text:name="__RefHeading___Toc2928_2109428521"/><text:bookmark-start text:name="_Toc43812413"/><text:bookmark-start text:name="_Toc79940179"/><text:bookmark-start text:name="_Toc85108456"/>Operators<text:bookmark-end text:name="__RefHeading___Toc2928_2109428521"/><text:bookmark-end text:name="_Toc43812413"/><text:bookmark-end text:name="_Toc79940179"/><text:bookmark-end text:name="_Toc85108456"/></text:h>
      <text:h text:style-name="Heading3" text:outline-level="3"><text:bookmark-start text:name="__RefHeading___Toc2930_2109428521"/><text:bookmark-start text:name="_Toc43812414"/><text:bookmark-start text:name="_Toc79940180"/><text:bookmark-start text:name="_Toc85108457"/>Backslash, \, 6-6-2018<text:bookmark-end text:name="__RefHeading___Toc2930_2109428521"/><text:bookmark-end text:name="_Toc43812414"/><text:bookmark-end text:name="_Toc79940180"/><text:bookmark-end text:name="_Toc85108457"/></text:h>
      <text:p text:style-name="Textbody">The meaning of \ depends on the property of the matrix A.</text:p>
      <text:p text:style-name="Textbody"><text:a xlink:href="https://scicomp.stackexchange.com/questions/1001/how-does-the-matlab-backslash-operator-solve-ax-b-for-square-matrices?utm_medium=organic&amp;utm_source=google_rich_qa&amp;utm_campaign=google_rich_qa" office:target-frame-name="_top" xlink:show="replace">https://scicomp.stackexchange.com/questions/1001/how-does-the-matlab-backslash-operator-solve-ax-b-for-square-matrices?</text:a><text:a xlink:href="https://scicomp.stackexchange.com/questions/1001/how-does-the-matlab-backslash-operator-solve-ax-b-for-square-matrices?utm_medium=organic&amp;utm_source=google_rich_qa&amp;utm_campaign=google_rich_qa" office:target-frame-name="_top" xlink:show="replace">utm_medium=organic&amp;utm_source=google_rich_qa&amp;utm_campaign=google_rich_qa</text:a></text:p>
      <text:p text:style-name="Textbody"/>
      <text:h text:style-name="Heading2" text:outline-level="2"><text:bookmark-start text:name="__RefHeading__9230_58343666"/><text:bookmark-start text:name="_Toc43812415"/><text:bookmark-start text:name="_Toc79940181"/><text:bookmark-start text:name="_Toc85108458"/>Angle conversion<text:bookmark-end text:name="__RefHeading__9230_58343666"/><text:bookmark-end text:name="_Toc43812415"/><text:bookmark-end text:name="_Toc79940181"/><text:bookmark-end text:name="_Toc85108458"/></text:h>
      <text:p text:style-name="Textbody">% g = [-1-1i -1+1i]; <text:s/>%<text:s/>��Ӧ�Ƕ�Ϊ -3*pi/4 (=-2.3562)<text:s/>��<text:s/>3*pi/4 (=-2.3562)</text:p>
      <text:p text:style-name="Textbody">% ang = angle(g)</text:p>
      <text:p text:style-name="Textbody">% pha = phase(g) <text:s text:c="3"/>%convert complex number to<text:s/>angle</text:p>
      <text:p text:style-name="Textbody"/>
      <text:h text:style-name="Heading2" text:outline-level="2"><text:bookmark-start text:name="__RefHeading__1642_1324000296"/><text:bookmark-start text:name="_Toc43812416"/><text:bookmark-start text:name="_Toc79940182"/><text:bookmark-start text:name="_Toc85108459"/><text:soft-page-break/>cell to value<text:bookmark-end text:name="__RefHeading__1642_1324000296"/><text:bookmark-end text:name="_Toc43812416"/><text:bookmark-end text:name="_Toc79940182"/><text:bookmark-end text:name="_Toc85108459"/></text:h>
      <text:p text:style-name="P268">CC = NN(1);</text:p>
      <text:p text:style-name="P269">N = cell2mat(CC)</text:p>
      <text:p text:style-name="Textbody"><text:a xlink:href="https://nl.mathworks.com/matlabcentral/answers/76588-how-to-transfer-elements-in-cell-into-matrix-in-matlab" office:target-frame-name="_top" xlink:show="replace">https://nl.mathworks.com/matlabcentral/answers/76588-how-to-transfer-elements-in-cell-into-matrix-</text:a><text:a xlink:href="https://nl.mathworks.com/matlabcentral/answers/76588-how-to-transfer-elements-in-cell-into-matrix-in-matlab" office:target-frame-name="_top" xlink:show="replace">in-matlab</text:a></text:p>
      <text:p text:style-name="Textbody"/>
      <text:h text:style-name="Heading2" text:outline-level="2"><text:bookmark-start text:name="__RefHeading___Toc12039_488292019"/><text:bookmark-start text:name="_Toc43812417"/><text:bookmark-start text:name="_Toc79940183"/><text:bookmark-start text:name="_Toc85108460"/>Looking for the 30% largest values of a vector, 27-6-2018<text:bookmark-end text:name="__RefHeading___Toc12039_488292019"/><text:bookmark-end text:name="_Toc43812417"/><text:bookmark-end text:name="_Toc79940183"/><text:bookmark-end text:name="_Toc85108460"/></text:h>
      <text:p text:style-name="PreformattedText">m = [7;1;4;4;12;2;6;10;2];</text:p>
      <text:p text:style-name="PreformattedText">[temp,originalpos] = sort( m, 'descend' );</text:p>
      <text:p text:style-name="PreformattedText">n = temp(1:3)</text:p>
      <text:p text:style-name="P270">p=originalpos(1:3)</text:p>
      <text:p text:style-name="Textbody"><text:a xlink:href="https://nl.mathworks.com/matlabcentral/answers/161432-how-to-find-index-of-first-3-maximum-number-in-matrix" office:target-frame-name="_top" xlink:show="replace">https://nl.mathworks.com/matlabcentral/answers/161432-how-to-find-index-of-first-3-maximum-</text:a><text:a xlink:href="https://nl.mathworks.com/matlabcentral/answers/161432-how-to-find-index-of-first-3-maximum-number-in-matrix" office:target-frame-name="_top" xlink:show="replace">number-in-matrix</text:a></text:p>
      <text:h text:style-name="Heading2" text:outline-level="2"><text:bookmark-start text:name="__RefHeading___Toc1713_442779157"/><text:bookmark-start text:name="_Toc43812418"/><text:bookmark-start text:name="_Toc79940184"/><text:bookmark-start text:name="_Toc85108461"/>Implementation of Richardson extrapolation, July 20, 2018<text:bookmark-end text:name="__RefHeading___Toc1713_442779157"/><text:bookmark-end text:name="_Toc43812418"/><text:bookmark-end text:name="_Toc79940184"/><text:bookmark-end text:name="_Toc85108461"/></text:h>
      <text:p text:style-name="Textbody">One example could be found at</text:p>
      <text:p text:style-name="Textbody">/mnt/sda2/jliu/A_Process/00_12-2-2018_second_year_meeting/1 Codes/1 Matlab/1D/1 Poisson equation/1 MatJie/1 Standard Method/1 Only Dirichlet BCs/P1 element/f=exp[x-0.5]^2[4x^2-4x-1]/1 equidistant/1 double precision/Richardson_extrapolation.m</text:p>
      <text:p text:style-name="Textbody"><text:s/></text:p>
      <text:p text:style-name="Textbody">Theory is based on 'Numerical Methods for ODE', C.Vuik.</text:p>
      <text:h text:style-name="Heading1" text:outline-level="1"><text:bookmark-start text:name="__RefHeading__928_1324000296"/><text:bookmark-start text:name="_Toc43812419"/><text:bookmark-start text:name="_Toc79940185"/><text:bookmark-start text:name="_Toc85108462"/>Operation on files<text:bookmark-end text:name="__RefHeading__928_1324000296"/><text:bookmark-end text:name="_Toc43812419"/><text:bookmark-end text:name="_Toc79940185"/><text:bookmark-end text:name="_Toc85108462"/></text:h>
      <text:h text:style-name="Heading2" text:outline-level="2"><text:bookmark-start text:name="__RefHeading__930_1324000296"/><text:bookmark-start text:name="_Toc43812420"/><text:bookmark-start text:name="_Toc79940186"/><text:bookmark-start text:name="_Toc85108463"/>Write data to a file<text:bookmark-end text:name="__RefHeading__930_1324000296"/><text:bookmark-end text:name="_Toc43812420"/><text:bookmark-end text:name="_Toc79940186"/><text:bookmark-end text:name="_Toc85108463"/></text:h>
      <text:h text:style-name="Heading3" text:outline-level="3"><text:bookmark-start text:name="__RefHeading__932_1324000296"/><text:bookmark-start text:name="_Toc43812421"/><text:bookmark-start text:name="_Toc79940187"/><text:bookmark-start text:name="_Toc85108464"/>dlmwrite<text:bookmark-end text:name="__RefHeading__932_1324000296"/><text:bookmark-end text:name="_Toc43812421"/><text:bookmark-end text:name="_Toc79940187"/><text:bookmark-end text:name="_Toc85108464"/></text:h>
      <text:p text:style-name="PreformattedText"><text:bookmark-start text:name="__DdeLink__5476_442779157"/>dlmwrite('file.txt',b,'-append')<text:bookmark-end text:name="__DdeLink__5476_442779157"/></text:p>
      <text:p text:style-name="PreformattedText">This command allows us to create a new file called 'file.txt'.</text:p>
      <text:p text:style-name="PreformattedText"/>
      <text:p text:style-name="Textbody"><text:a xlink:href="https://nl.mathworks.com/matlabcentral/answers/225833-how-to-write-to-a-text-file-without-overwriting-existing-file-content-in-matlab" office:target-frame-name="_top" xlink:show="replace">https://nl.mathworks.com/matlabcentral/answers/225833-how-to-write-to-a-text-file-without-overwriting-existing-file-content-in-matlab</text:a></text:p>
      <text:p text:style-name="Textbody"/>
      <text:p text:style-name="Textbody">Example of setting precision, 29-4-2018</text:p>
      <text:p text:style-name="Standard"><text:span text:style-name="T271">dlmwrite(</text:span><text:span text:style-name="T272">'matrixC.txt'</text:span><text:span text:style-name="T273">,Cdeal1,</text:span><text:span text:style-name="T274">'delimiter'</text:span><text:span text:style-name="T275">,</text:span><text:span text:style-name="T276">'</text:span><text:span text:style-name="T277">\t'</text:span><text:span text:style-name="T278">,</text:span><text:bookmark-start text:name="__DdeLink__5491_442779157"/><text:span text:style-name="T279">'precision'</text:span><text:span text:style-name="T280">,12</text:span><text:bookmark-end text:name="__DdeLink__5491_442779157"/><text:span text:style-name="T281">);</text:span></text:p>
      <text:p text:style-name="Standard">An example can be found at</text:p>
      <text:p text:style-name="Textbody">Diffusion_MM_DBC_P2P1_aacxp1_psin2pix_umadpodx</text:p>
      <text:h text:style-name="Heading3" text:outline-level="3"><text:bookmark-start text:name="__RefHeading___Toc4625_935360623"/><text:bookmark-start text:name="_Toc43812422"/><text:bookmark-start text:name="_Toc79940188"/><text:bookmark-start text:name="_Toc85108465"/>save data to the variable with flexible names, 20-July-2018<text:bookmark-end text:name="__RefHeading___Toc4625_935360623"/><text:bookmark-end text:name="_Toc43812422"/><text:bookmark-end text:name="_Toc79940188"/><text:bookmark-end text:name="_Toc85108465"/></text:h>
      <text:p text:style-name="P282">Method 1</text:p>
      <text:p text:style-name="Standard"><text:span text:style-name="T283">dlmwrite(sprintf(</text:span><text:span text:style-name="T284">'solution_ref_%d.txt'</text:span><text:span text:style-name="T285">,RE),u,</text:span><text:span text:style-name="T286">'-append'</text:span><text:span text:style-name="T287">);</text:span></text:p>
      <text:p text:style-name="P288"/>
      <text:p text:style-name="P289">Method 2</text:p>
      <text:p text:style-name="Standard"><text:span text:style-name="T290"><text:s text:c="4"/>eval([</text:span><text:span text:style-name="T291">'solu_ref_'</text:span><text:span text:style-name="T292"><text:s/>num2str(i)<text:s/></text:span><text:span text:style-name="T293">'= q'</text:span><text:span text:style-name="T294">])</text:span></text:p>
      <text:soft-page-break/>
      <text:p text:style-name="P295">where, q is an array.</text:p>
      <text:p text:style-name="Standard"><text:a xlink:href="https://nl.mathworks.com/matlabcentral/answers/105936-how-to-make-dynamic-variable-names-a1-a2-an-with-for-loop-using-eval-num2str" office:target-frame-name="_top" xlink:show="replace"><text:span text:style-name="T296">https://nl.mathworks.com/matlabcentral/answers/105936-how-to-make-dynamic-variable-names-a1-a2-an-with-for-loo</text:span><text:span text:style-name="T297">p-using-eval-num2str</text:span></text:a></text:p>
      <text:p text:style-name="P298"/>
      <text:h text:style-name="Heading2" text:outline-level="2"><text:bookmark-start text:name="__RefHeading__13404_1967537455"/><text:bookmark-start text:name="_Toc43812423"/><text:bookmark-start text:name="_Toc79940189"/><text:bookmark-start text:name="_Toc85108466"/>Read data from a file<text:bookmark-end text:name="__RefHeading__13404_1967537455"/><text:bookmark-end text:name="_Toc43812423"/><text:bookmark-end text:name="_Toc79940189"/><text:bookmark-end text:name="_Toc85108466"/></text:h>
      <text:h text:style-name="Heading3" text:outline-level="3"><text:bookmark-start text:name="__RefHeading__13406_1967537455"/><text:bookmark-start text:name="_Toc43812424"/><text:bookmark-start text:name="_Toc79940190"/><text:bookmark-start text:name="_Toc85108467"/>Load<text:bookmark-end text:name="__RefHeading__13406_1967537455"/><text:bookmark-end text:name="_Toc43812424"/><text:bookmark-end text:name="_Toc79940190"/><text:bookmark-end text:name="_Toc85108467"/></text:h>
      <text:p text:style-name="Standard"><text:span text:style-name="T299">load<text:s/></text:span><text:span text:style-name="T300">jsolu.txt</text:span><text:span text:style-name="T301">;</text:span></text:p>
      <text:p text:style-name="P302"/>
      <text:p text:style-name="Standard"><text:a xlink:href="https://nl.mathworks.com/help/matlab/data_analysis/plotting-data.html" office:target-frame-name="_top" xlink:show="replace"><text:span text:style-name="T303">https://nl.mathworks.com/help/matlab/data_analysis/plotting-data.html</text:span></text:a></text:p>
      <text:h text:style-name="Heading3" text:outline-level="3"><text:bookmark-start text:name="__RefHeading__13408_1967537455"/><text:bookmark-start text:name="_Toc43812425"/><text:bookmark-start text:name="_Toc79940191"/><text:bookmark-start text:name="_Toc85108468"/>dlmread<text:bookmark-end text:name="__RefHeading__13408_1967537455"/><text:bookmark-end text:name="_Toc43812425"/><text:bookmark-end text:name="_Toc79940191"/><text:bookmark-end text:name="_Toc85108468"/></text:h>
      <text:p text:style-name="Standard"><text:bookmark-start text:name="__DdeLink__9749_733968107"/><text:span text:style-name="T304">M = dlmread(</text:span><text:span text:style-name="T305">'ascii.dat'</text:span><text:span text:style-name="T306">,</text:span><text:span text:style-name="T307">'</text:span><text:span text:style-name="T308">'</text:span><text:span text:style-name="T309">,1,1)</text:span><text:bookmark-end text:name="__DdeLink__9749_733968107"/></text:p>
      <text:p text:style-name="Standard"><text:a xlink:href="http://nl.mathworks.com/help/matlab/ref/dlmread.html" office:target-frame-name="_top" xlink:show="replace"><text:span text:style-name="T310">http://nl.mathworks.com/help/matlab/ref/dlmread.html</text:span></text:a></text:p>
      <text:h text:style-name="Heading3" text:outline-level="3"><text:bookmark-start text:name="__RefHeading__13410_1967537455"/><text:bookmark-start text:name="_Toc43812426"/><text:bookmark-start text:name="_Toc79940192"/><text:bookmark-start text:name="_Toc85108469"/>importdata<text:bookmark-end text:name="__RefHeading__13410_1967537455"/><text:bookmark-end text:name="_Toc43812426"/><text:bookmark-end text:name="_Toc79940192"/><text:bookmark-end text:name="_Toc85108469"/></text:h>
      <text:p text:style-name="Standard"><text:bookmark-start text:name="__DdeLink__8026_733968107"/><text:span text:style-name="T311">y=importdata(</text:span><text:span text:style-name="T312">'jsolu.txt'</text:span><text:span text:style-name="T313">);</text:span><text:bookmark-end text:name="__DdeLink__8026_733968107"/></text:p>
      <text:p text:style-name="P314">We can determine the size of the data by</text:p>
      <text:p text:style-name="P315">x=1:size(y,1);</text:p>
      <text:p text:style-name="Textbody"><text:a xlink:href="https://nl.mathworks.com/matlabcentral/answers/14150-plot-graph-from-text-data" office:target-frame-name="_top" xlink:show="replace">https://nl.mathworks.com/matlabcentral/answers/14150-plot-graph-from-text-data</text:a></text:p>
      <text:h text:style-name="Heading3" text:outline-level="3"><text:bookmark-start text:name="__RefHeading___Toc13018_1069246397"/><text:s/><text:bookmark-start text:name="_Toc43812427"/><text:bookmark-start text:name="_Toc79940193"/><text:bookmark-start text:name="_Toc85108470"/>import data in a structure <text:s text:c="6"/>6 Sep, 2018<text:bookmark-end text:name="__RefHeading___Toc13018_1069246397"/><text:bookmark-end text:name="_Toc43812427"/><text:bookmark-end text:name="_Toc79940193"/><text:bookmark-end text:name="_Toc85108470"/></text:h>
      <text:p text:style-name="P316"><text:s/>The data is from deal matrices, which has been adjusted.</text:p>
      <text:p text:style-name="P317">One example can be found at</text:p>
      <text:p text:style-name="P318">/mnt/sda2/jliu/A_Process/00_12-2-2018_second_year_meeting/1 Codes/1 Matlab/1D/1 Poisson equation/1 MatJie/2 Mixed method/1 Only Dirichlet BCs/2 P2 P1/f=exp</text:p>
      <text:p text:style-name="P319"/>
      <text:p text:style-name="P320"/>
      <text:p text:style-name="Standard"><text:span text:style-name="T321">deal_system_seq=load(sprintf(</text:span><text:span text:style-name="T322">'system_matrix_seq_deg_u_2_ref_%d.mat'</text:span><text:span text:style-name="T323">,ref));</text:span></text:p>
      <text:p text:style-name="P324">deal_matrix_seq=deal_system_seq.system_matrix_seq2;</text:p>
      <text:p text:style-name="P325">deal_rhs_seq=deal_system_seq.system_rhs_seq;</text:p>
      <text:p text:style-name="P326"><text:s/></text:p>
      <text:p text:style-name="P327">UP_deal=deal_matrix_seq\deal_rhs_seq;</text:p>
      <text:p text:style-name="Standard"/>
      <text:h text:style-name="Heading2" text:outline-level="2"><text:bookmark-start text:name="__RefHeading___Toc2469_822905451"/><text:bookmark-start text:name="_Toc43812428"/><text:bookmark-start text:name="_Toc79940194"/><text:bookmark-start text:name="_Toc85108471"/>find special characters<text:bookmark-end text:name="__RefHeading___Toc2469_822905451"/><text:bookmark-end text:name="_Toc43812428"/><text:bookmark-end text:name="_Toc79940194"/><text:bookmark-end text:name="_Toc85108471"/></text:h>
      <text:h text:style-name="Heading3" text:outline-level="3"><text:bookmark-start text:name="__RefHeading___Toc9527_2081562718"/><text:bookmark-start text:name="_Toc43812429"/><text:bookmark-start text:name="_Toc79940195"/><text:bookmark-start text:name="_Toc85108472"/>omit zeros in the data, 12-6-2018<text:bookmark-end text:name="__RefHeading___Toc9527_2081562718"/><text:bookmark-end text:name="_Toc43812429"/><text:bookmark-end text:name="_Toc79940195"/><text:bookmark-end text:name="_Toc85108472"/></text:h>
      <text:p text:style-name="PreformattedText">A(A==0)=NaN;</text:p>
      <text:p text:style-name="Standard">where A is a matrix.</text:p>
      <text:p text:style-name="Standard"><text:a xlink:href="https://nl.mathworks.com/matlabcentral/answers/393052-could-anyone-tell-me-how-to-omit-zero-values-while-plotting-the-graph" office:target-frame-name="_top" xlink:show="replace">https://nl.mathworks.com/matlabcentral/answers/393052-could-anyone-tell-me-how-to-omit-zero-values-while-plotting-the-graph</text:a></text:p>
      <text:p text:style-name="Standard"/>
      <text:h text:style-name="Heading3" text:outline-level="3"><text:bookmark-start text:name="__RefHeading___Toc2471_822905451"/><text:bookmark-start text:name="_Toc43812430"/><text:bookmark-start text:name="_Toc79940196"/><text:bookmark-start text:name="_Toc85108473"/>locate 'nan' and 'inf' values, Dec. 16, 2018<text:bookmark-end text:name="__RefHeading___Toc2471_822905451"/><text:bookmark-end text:name="_Toc43812430"/><text:bookmark-end text:name="_Toc79940196"/><text:bookmark-end text:name="_Toc85108473"/></text:h>
      <text:p text:style-name="PreformattedText">TF = isnan(A),</text:p>
      <text:p text:style-name="PreformattedText">which returns 1 for 'nan' values.</text:p>
      <text:p text:style-name="Textbody"><text:a xlink:href="https://nl.mathworks.com/help/matlab/ref/isnan.html" office:target-frame-name="_top" xlink:show="replace">https://nl.mathworks.com/help/matlab/ref/isnan.html</text:a></text:p>
      <text:p text:style-name="PreformattedText">TF = isinf(A)</text:p>
      <text:p text:style-name="Textbody"><text:a xlink:href="https://nl.mathworks.com/help/matlab/ref/isinf.html" office:target-frame-name="_top" xlink:show="replace">https://nl.mathworks.com/help/matlab/ref/isinf.html</text:a></text:p>
      <text:p text:style-name="Textbody"/>
      <text:h text:style-name="Heading2" text:outline-level="2"><text:bookmark-start text:name="__RefHeading___Toc11751_488292019"/><text:bookmark-start text:name="_Toc43812431"/><text:bookmark-start text:name="_Toc79940197"/><text:bookmark-start text:name="_Toc85108474"/>delete a file, 22-6-2018<text:bookmark-end text:name="__RefHeading___Toc11751_488292019"/><text:bookmark-end text:name="_Toc43812431"/><text:bookmark-end text:name="_Toc79940197"/><text:bookmark-end text:name="_Toc85108474"/></text:h>
      <text:p text:style-name="Standard">delete file.txt</text:p>
      <text:p text:style-name="Standard"><text:a xlink:href="https://nl.mathworks.com/help/matlab/ref/delete.html" office:target-frame-name="_top" xlink:show="replace">https://nl.mathworks.com/help/matlab/ref/delete.html</text:a></text:p>
      <text:p text:style-name="Standard"/>
      <text:h text:style-name="Heading1" text:outline-level="1"><text:bookmark-start text:name="__RefHeading__10906_457970875"/><text:bookmark-start text:name="_Toc43812432"/><text:bookmark-start text:name="_Toc79940198"/><text:bookmark-start text:name="_Toc85108475"/>Plot<text:bookmark-end text:name="__RefHeading__10906_457970875"/><text:bookmark-end text:name="_Toc43812432"/><text:bookmark-end text:name="_Toc79940198"/>ting<text:bookmark-end text:name="_Toc85108475"/></text:h>
      <text:h text:style-name="Heading2" text:outline-level="2"><text:bookmark-start text:name="__RefHeading__9218_58343666"/><text:bookmark-start text:name="_Toc43812433"/><text:bookmark-start text:name="_Toc79940199"/><text:bookmark-start text:name="_Toc85108476"/>Common setting<text:bookmark-end text:name="__RefHeading__9218_58343666"/><text:bookmark-end text:name="_Toc43812433"/><text:bookmark-end text:name="_Toc79940199"/><text:bookmark-end text:name="_Toc85108476"/></text:h>
      <text:h text:style-name="Heading3" text:outline-level="3"><text:bookmark-start text:name="__RefHeading__9220_58343666"/><text:bookmark-start text:name="_Toc43812434"/><text:bookmark-start text:name="_Toc79940200"/><text:bookmark-start text:name="_Toc85108477"/>position of the figure<text:bookmark-end text:name="__RefHeading__9220_58343666"/><text:bookmark-end text:name="_Toc43812434"/><text:bookmark-end text:name="_Toc79940200"/><text:bookmark-end text:name="_Toc85108477"/></text:h>
      <text:p text:style-name="Textbody">%hold off <text:s text:c="10"/>%plot in a new figure</text:p>
      <text:p text:style-name="Textbody">%hold on <text:s text:c="11"/>%still plot in the old figure</text:p>
      <text:p text:style-name="Textbody">% figure;</text:p>
      <text:p text:style-name="Textbody">% plot(xx,np,'b*'); <text:s text:c="8"/>%plot more than one<text:s/>figure</text:p>
      <text:p text:style-name="Textbody">%<text:bookmark-start text:name="__DdeLink__20451_1778572435"/>subplot(2,2,1);plot(p2(:,2),abs(N02),'.')<text:bookmark-end text:name="__DdeLink__20451_1778572435"/>; <text:s text:c="4"/>%multiple figures</text:p>
      <text:h text:style-name="Heading3" text:outline-level="3"><text:bookmark-start text:name="__RefHeading__9222_58343666"/><text:bookmark-start text:name="_Toc43812435"/><text:bookmark-start text:name="_Toc79940201"/><text:bookmark-start text:name="_Toc85108478"/>axis<text:bookmark-end text:name="__RefHeading__9222_58343666"/><text:bookmark-end text:name="_Toc43812435"/><text:bookmark-end text:name="_Toc79940201"/><text:bookmark-end text:name="_Toc85108478"/></text:h>
      <text:p text:style-name="Textbody">%axis equal; <text:s text:c="11"/>%set axis</text:p>
      <text:p text:style-name="Textbody"/>
      <text:p text:style-name="Textbody">%<text:bookmark-start text:name="__DdeLink__20453_1778572435"/>axis([0 70000 1.2 1.8])<text:bookmark-end text:name="__DdeLink__20453_1778572435"/>; <text:s text:c="2"/>%range of the axis</text:p>
      <text:p text:style-name="Textbody">%semilogx(X,Y,'b*-'); <text:s text:c="2"/>%semilog axis</text:p>
      <text:p text:style-name="Textbody">%<text:s/><text:bookmark-start text:name="__DdeLink__20455_1778572435"/><text:bookmark-start text:name="__DdeLink__6111_1252789165"/>xlabel('x(km)');<text:bookmark-end text:name="__DdeLink__20455_1778572435"/></text:p>
      <text:p text:style-name="Textbody">% ylabel('Phase(degree)');<text:s/><text:bookmark-end text:name="__DdeLink__6111_1252789165"/><text:s text:c="5"/>%add axis title</text:p>
      <text:p text:style-name="Textbody">% xlim([0,1]);<text:tab/><text:tab/><text:tab/>%set x range</text:p>
      <text:p text:style-name="Textbody">1.</text:p>
      <text:p text:style-name="Textbody">define display of the ticks of the axis, Sep 29, 2018</text:p>
      <text:p text:style-name="Standard"><text:bookmark-start text:name="__DdeLink__2549_104664793"/><text:bookmark-start text:name="__DdeLink__6266_744078296"/><text:bookmark-start text:name="__DdeLink__20710_1959915214"/><text:bookmark-start text:name="__DdeLink__12392_551506101"/><text:span text:style-name="T328">ax =gca;</text:span></text:p>
      <text:p text:style-name="P329">ax.XTick = [1e-4 1e-2 1e0 1e2 1e4];</text:p>
      <text:p text:style-name="P330">ax.YTick = [1e-16 1e-12 1e-8 1e-4 1e0]<text:bookmark-end text:name="__DdeLink__2549_104664793"/><text:bookmark-end text:name="__DdeLink__6266_744078296"/><text:bookmark-end text:name="__DdeLink__20710_1959915214"/><text:bookmark-end text:name="__DdeLink__12392_551506101"/></text:p>
      <text:p text:style-name="Standard"><text:a xlink:href="https://nl.mathworks.com/help/matlab/ref/matlab.graphics.axis.axes-properties.html" office:target-frame-name="_top" xlink:show="replace">https://nl.mathworks.com/help/matlab/ref/matlab.graphics.axis.axes-properties.html</text:a></text:p>
      <text:p text:style-name="Standard"/>
      <text:p text:style-name="Textbody">2.</text:p>
      <text:p text:style-name="Textbody">create log coordinates, Oct 1, 2018</text:p>
      <text:p text:style-name="PreformattedText">Create a vector of 7 logarithmically spaced points in the interval<text:s/><text:span text:style-name="SourceText">[10^1,10^5].</text:span></text:p>
      <text:p text:style-name="PreformattedText">y1 = logspace(1,5,7)</text:p>
      <text:p text:style-name="Textbody"><text:a xlink:href="https://nl.mathworks.com/help/matlab/ref/logspace.html" office:target-frame-name="_top" xlink:show="replace">https://nl.mathworks.com/help/matlab/ref/logspace.html</text:a></text:p>
      <text:p text:style-name="Textbody"/>
      <text:h text:style-name="Heading3" text:outline-level="3"><text:bookmark-start text:name="__RefHeading__9226_58343666"/><text:bookmark-start text:name="_Toc43812436"/><text:bookmark-start text:name="_Toc79940202"/><text:bookmark-start text:name="_Toc85108479"/>Subplot<text:bookmark-end text:name="__RefHeading__9226_58343666"/><text:bookmark-end text:name="_Toc43812436"/><text:bookmark-end text:name="_Toc79940202"/><text:bookmark-end text:name="_Toc85108479"/></text:h>
      <text:p text:style-name="Textbody">%figure;<text:tab/><text:tab/><text:tab/>%mark and color order</text:p>
      <text:soft-page-break/>
      <text:p text:style-name="Textbody">%subplot(3,1,1);</text:p>
      <text:p text:style-name="Textbody">%plot(xt,E1_app,'m.',<text:bookmark-start text:name="__DdeLink__5411_1293733116"/>'MarkerSize'<text:bookmark-end text:name="__DdeLink__5411_1293733116"/>,1);<text:tab/>%set the marker size</text:p>
      <text:p text:style-name="Textbody">%subplot(3,1,2);</text:p>
      <text:p text:style-name="Textbody">%plot(xt,E2_app,'b.');</text:p>
      <text:p text:style-name="Textbody">%subplot(3,1,3);</text:p>
      <text:p text:style-name="Textbody">%plot(xt,E3_app,'k.');</text:p>
      <text:h text:style-name="Heading3" text:outline-level="3">drawing<text:s/>a rectangle</text:h>
      <text:list text:style-name="LFO4" text:continue-numbering="true">
        <text:list-item>
          <text:p text:style-name="P331">Drawing lines using<text:s/>functions<text:s/>such as ‘semilogy’ one by one</text:p>
        </text:list-item>
        <text:list-item>
          <text:p text:style-name="P332">Using the function ‘rectangle’.</text:p>
        </text:list-item>
      </text:list>
      <text:p text:style-name="P333"><text:span text:style-name="T334">rectangle(</text:span><text:span text:style-name="T335">'Position'</text:span><text:span text:style-name="T336">,[1 2 5 6])</text:span></text:p>
      <text:p text:style-name="Textbody"><text:a xlink:href="https://nl.mathworks.com/help/matlab/ref/rectangle.html" office:target-frame-name="_top" xlink:show="replace"><text:span text:style-name="Hyperlink">Create rectangle with sharp or curved corners - MATLAB rectangle - MathWorks Benelux</text:span></text:a></text:p>
      <text:p text:style-name="Textbody">This only applies to the ordinal coordinate.</text:p>
      <text:list text:style-name="LFO4" text:continue-numbering="true">
        <text:list-item>
          <text:p text:style-name="P337">Using the function ‘fill’</text:p>
        </text:list-item>
      </text:list>
      <text:p text:style-name="P338">fill([0 1 1 0], [0 0 1.5 2],c, 'FaceAlpha', 0.4,'EdgeColor','none');</text:p>
      <text:p text:style-name="P339">Only applies to the ordinal coordinate.</text:p>
      <text:p text:style-name="Textbody"/>
      <text:list text:style-name="LFO4" text:continue-numbering="true">
        <text:list-item>
          <text:p text:style-name="P340">Using the function ‘patch’</text:p>
        </text:list-item>
      </text:list>
      <text:p text:style-name="Textbody">x = [0 1 1 0];</text:p>
      <text:p text:style-name="Textbody">y = [0 0 1 1];</text:p>
      <text:p text:style-name="Textbody">patch(x,y,'red')</text:p>
      <text:p text:style-name="Textbody"><text:a xlink:href="https://nl.mathworks.com/help/matlab/ref/patch.html" office:target-frame-name="_top" xlink:show="replace"><text:span text:style-name="Hyperlink">Plot one or more filled polygonal regions - MATLAB patch - MathWorks Benelux</text:span></text:a></text:p>
      <text:p text:style-name="Textbody">Once useful:</text:p>
      <text:p text:style-name="P341">x = sort(rand(10, 1));</text:p>
      <text:p text:style-name="P342">y = sort(rand(10, 1));</text:p>
      <text:p text:style-name="P343">figure</text:p>
      <text:p text:style-name="P344"><text:span text:style-name="T345">patch([x; flipud(x)], [y; flipud(y+0.2)],<text:s/></text:span><text:span text:style-name="T346">'r'</text:span><text:span text:style-name="T347">)</text:span></text:p>
      <text:p text:style-name="P348"><text:span text:style-name="T349">set(gca,<text:s/></text:span><text:span text:style-name="T350">'XScale'</text:span><text:span text:style-name="T351">,</text:span><text:span text:style-name="T352">'log'</text:span><text:span text:style-name="T353">,<text:s/></text:span><text:span text:style-name="T354">'YScale'</text:span><text:span text:style-name="T355">,</text:span><text:span text:style-name="T356">'log'</text:span><text:span text:style-name="T357">)</text:span></text:p>
      <text:p text:style-name="Textbody"><text:a xlink:href="https://nl.mathworks.com/matlabcentral/answers/488436-how-do-i-fill-the-area-between-two-plots-in-a-loglog-plot" office:target-frame-name="_top" xlink:show="replace"><text:span text:style-name="Hyperlink">How do I fill the area between two plots in a loglog plot? - MATLAB Answers - MATLAB Central (mathworks.com)</text:span></text:a></text:p>
      <text:p text:style-name="Textbody"/>
      <text:p text:style-name="Textbody"/>
      <text:h text:style-name="Heading2" text:outline-level="2"><text:bookmark-start text:name="__RefHeading__10908_457970875"/><text:bookmark-start text:name="_Toc43812437"/><text:bookmark-start text:name="_Toc79940203"/><text:bookmark-start text:name="_Toc85108480"/>Plot from a text file<text:bookmark-end text:name="__RefHeading__10908_457970875"/><text:bookmark-end text:name="_Toc43812437"/><text:bookmark-end text:name="_Toc79940203"/><text:bookmark-end text:name="_Toc85108480"/></text:h>
      <text:h text:style-name="Heading3" text:outline-level="3"><text:bookmark-start text:name="__RefHeading__10910_457970875"/><text:bookmark-start text:name="_Toc43812438"/><text:bookmark-start text:name="_Toc79940204"/><text:bookmark-start text:name="_Toc85108481"/>only 'y' data in a file<text:bookmark-end text:name="__RefHeading__10910_457970875"/><text:bookmark-end text:name="_Toc43812438"/><text:bookmark-end text:name="_Toc79940204"/><text:bookmark-end text:name="_Toc85108481"/></text:h>
      <text:p text:style-name="P358"/>
      <text:p text:style-name="Textbody">or</text:p>
      <text:p text:style-name="P359"/>
      <text:h text:style-name="Heading3" text:outline-level="3"><text:bookmark-start text:name="__RefHeading__10912_457970875"/><text:bookmark-start text:name="_Toc43812439"/><text:bookmark-start text:name="_Toc79940205"/><text:bookmark-start text:name="_Toc85108482"/><text:soft-page-break/>'x' and 'y' included in a file<text:bookmark-end text:name="__RefHeading__10912_457970875"/><text:bookmark-end text:name="_Toc43812439"/><text:bookmark-end text:name="_Toc79940205"/><text:bookmark-end text:name="_Toc85108482"/></text:h>
      <text:p text:style-name="Standard"><text:span text:style-name="T360">clear<text:s/></text:span><text:span text:style-name="T361">all</text:span><text:span text:style-name="T362">;</text:span></text:p>
      <text:p text:style-name="Standard"><text:span text:style-name="T363">load<text:s/></text:span><text:span text:style-name="T364">js</text:span><text:span text:style-name="T365">olu.txt</text:span><text:span text:style-name="T366">;</text:span></text:p>
      <text:p text:style-name="P367">[n,p] = size(jsolu);</text:p>
      <text:p text:style-name="P368">t=1:n;</text:p>
      <text:p text:style-name="P369">plot(jsolu(:,1),jsolu(:,2));</text:p>
      <text:p text:style-name="Standard"><text:a xlink:href="https://nl.mathworks.com/matlabcentral/answers/326638-how-do-i-read-a-text-file-and-plot-several-x-y-graphs-of-different-columns" office:target-frame-name="_top" xlink:show="replace">https://nl.mathworks.com/matlabcentral/answers/326638-how-do-i-read-a-text-file-and-plot-several-x-</text:a><text:a xlink:href="https://nl.mathworks.com/matlabcentral/answers/326638-how-do-i-read-a-text-file-and-plot-several-x-y-graphs-of-different-columns" office:target-frame-name="_top" xlink:show="replace">y-graphs-of-different-columns</text:a></text:p>
      <text:p text:style-name="Standard"/>
      <text:h text:style-name="Heading2" text:outline-level="2"><text:bookmark-start text:name="__RefHeading___Toc30169_2070464257"/><text:bookmark-start text:name="_Toc43812440"/><text:bookmark-start text:name="_Toc79940206"/><text:bookmark-start text:name="_Toc85108483"/>2D plot, 15-4-2018<text:bookmark-end text:name="__RefHeading___Toc30169_2070464257"/><text:bookmark-end text:name="_Toc43812440"/><text:bookmark-end text:name="_Toc79940206"/><text:bookmark-end text:name="_Toc85108483"/></text:h>
      <text:p text:style-name="Standard">surf</text:p>
      <text:p text:style-name="Standard"><text:a xlink:href="https://nl.mathworks.com/help/matlab/ref/surf.html#namevaluepairarguments" office:target-frame-name="_top" xlink:show="replace">https://nl.mathworks.com/help/matlab/ref/surf.html#namevaluepairarguments</text:a></text:p>
      <text:p text:style-name="Standard"/>
      <text:p text:style-name="Standard"/>
      <text:h text:style-name="Heading2" text:outline-level="2"><text:bookmark-start text:name="__RefHeading__4921_1013439220"/><text:bookmark-start text:name="_Toc43812441"/><text:bookmark-start text:name="_Toc79940207"/><text:bookmark-start text:name="_Toc85108484"/>save figure as a pdf file in a right size<text:bookmark-end text:name="__RefHeading__4921_1013439220"/><text:bookmark-end text:name="_Toc43812441"/><text:bookmark-end text:name="_Toc79940207"/><text:bookmark-end text:name="_Toc85108484"/></text:h>
      <text:p text:style-name="PreformattedText">h = figure;</text:p>
      <text:p text:style-name="P370"><text:bookmark-start text:name="__DdeLink__4933_1013439220"/>plot(1:10);<text:bookmark-end text:name="__DdeLink__4933_1013439220"/></text:p>
      <text:p text:style-name="P371"><text:bookmark-start text:name="__DdeLink__4931_1013439220"/><text:bookmark-start text:name="__DdeLink__5448_68084432"/>set(h,'Units','Inches');</text:p>
      <text:p text:style-name="P372">pos = get(h,'Position');</text:p>
      <text:p text:style-name="P373">set(h,'PaperPositionMode','Auto','PaperUnits','Inches','PaperSize',[pos(3), pos(4)])</text:p>
      <text:p text:style-name="P374">print(h,'filename','-dpdf','-r0')<text:bookmark-end text:name="__DdeLink__4931_1013439220"/><text:bookmark-end text:name="__DdeLink__5448_68084432"/></text:p>
      <text:p text:style-name="Standard"><text:a xlink:href="https://nl.mathworks.com/matlabcentral/answers/12987-how-to-save-a-matlab-graphic-in-a-right-size-pdf" office:target-frame-name="_top" xlink:show="replace"><text:span text:style-name="Hyperlink">https://nl.mathworks.com/matlabcentral/answers/12987-how-to-save-a-matlab-graphic-in-a-right-size-pdf</text:span></text:a></text:p>
      <text:p text:style-name="Standard"/>
      <text:p text:style-name="Standard"/>
      <text:p text:style-name="Standard"/>
      <text:h text:style-name="Heading1" text:outline-level="1"><text:bookmark-start text:name="__RefHeading__13386_1967537455"/><text:bookmark-start text:name="_Toc43812442"/><text:bookmark-start text:name="_Toc79940208"/><text:bookmark-start text:name="_Toc85108485"/>Scatter<text:bookmark-end text:name="__RefHeading__13386_1967537455"/><text:bookmark-end text:name="_Toc43812442"/><text:bookmark-end text:name="_Toc79940208"/><text:bookmark-end text:name="_Toc85108485"/></text:h>
      <text:h text:style-name="Heading2" text:outline-level="2"><text:bookmark-start text:name="__RefHeading__13388_1967537455"/><text:bookmark-start text:name="_Toc43812443"/><text:bookmark-start text:name="_Toc79940209"/><text:bookmark-start text:name="_Toc85108486"/>Multiple scatter plots on one graph<text:bookmark-end text:name="__RefHeading__13388_1967537455"/><text:bookmark-end text:name="_Toc43812443"/><text:bookmark-end text:name="_Toc79940209"/><text:bookmark-end text:name="_Toc85108486"/></text:h>
      <text:p text:style-name="PreformattedText">scatter(x,y); hold on; scatter(x1,y1) etc.</text:p>
      <text:p text:style-name="Textbody"><text:a xlink:href="https://nl.mathworks.com/matlabcentral/answers/154014-how-to-have-multiple-scatter-plots-on-one-graph" office:target-frame-name="_top" xlink:show="replace">https://nl.mathworks.com/matlabcentral/answers/154014-how-to-have-multiple-scatter-plots-on-one-</text:a><text:a xlink:href="https://nl.mathworks.com/matlabcentral/answers/154014-how-to-have-multiple-scatter-plots-on-one-graph" office:target-frame-name="_top" xlink:show="replace">graph</text:a></text:p>
      <text:h text:style-name="Heading2" text:outline-level="2"><text:bookmark-start text:name="title_question_123753"/><text:bookmark-start text:name="__RefHeading__13390_1967537455"/><text:bookmark-start text:name="_Toc43812444"/><text:bookmark-start text:name="_Toc79940210"/><text:bookmark-start text:name="_Toc85108487"/><text:bookmark-end text:name="title_question_123753"/>Plotting a scatter Plot With Logarithmic Axes<text:bookmark-end text:name="__RefHeading__13390_1967537455"/><text:bookmark-end text:name="_Toc43812444"/><text:bookmark-end text:name="_Toc79940210"/><text:bookmark-end text:name="_Toc85108487"/></text:h>
      <text:p text:style-name="PreformattedText">scatter(1:10,1:10)</text:p>
      <text:p text:style-name="PreformattedText">set(gca,'xscale','log')</text:p>
      <text:p text:style-name="PreformattedText">set(gca,'yscale','log')</text:p>
      <text:p text:style-name="Textbody"><text:a xlink:href="https://nl.mathworks.com/matlabcentral/answers/123753-plotting-a-scatter-plot-with-logarithmic-axes" office:target-frame-name="_top" xlink:show="replace">https://nl.mathworks.com/matlabcentral/answers/123753-plotting-a-scatter-plot-with-logarithmic-axes</text:a></text:p>
      <text:h text:style-name="Heading2" text:outline-level="2"><text:bookmark-start text:name="__RefHeading__7866_733968107"/><text:bookmark-start text:name="_Toc43812445"/><text:bookmark-start text:name="_Toc79940211"/><text:bookmark-start text:name="_Toc85108488"/><text:soft-page-break/>Set the scatter size by value in matlab<text:bookmark-end text:name="__RefHeading__7866_733968107"/><text:bookmark-end text:name="_Toc43812445"/><text:bookmark-end text:name="_Toc79940211"/><text:bookmark-end text:name="_Toc85108488"/></text:h>
      <text:p text:style-name="Textbody"><text:span text:style-name="SourceText">scatter(x,y,sz,c)</text:span></text:p>
      <text:p text:style-name="Textbody"><text:span text:style-name="SourceText">If one wants to fill the mark with color, one can add 'filled' after the above parameters.</text:span></text:p>
      <text:p text:style-name="Textbody"><text:a xlink:href="https://nl.m/" office:target-frame-name="_top" xlink:show="replace"><text:span text:style-name="SourceText">http</text:span><text:span text:style-name="SourceText">s://nl.m</text:span></text:a><text:a xlink:href="https://nl.mathworks.com/help/matlab/ref/scatter.html" office:target-frame-name="_top" xlink:show="replace"><text:span text:style-name="SourceText">athworks.com/help/matlab/ref/scatter.html</text:span></text:a></text:p>
      <text:h text:style-name="Heading2" text:outline-level="2"><text:bookmark-start text:name="__RefHeading__7868_733968107"/><text:bookmark-start text:name="_Toc43812446"/><text:bookmark-start text:name="_Toc79940212"/><text:bookmark-start text:name="_Toc85108489"/><text:span text:style-name="SourceText">Colorbar</text:span><text:bookmark-end text:name="__RefHeading__7868_733968107"/><text:bookmark-end text:name="_Toc43812446"/><text:bookmark-end text:name="_Toc79940212"/><text:bookmark-end text:name="_Toc85108489"/></text:h>
      <text:h text:style-name="Heading3" text:outline-level="3"><text:bookmark-start text:name="__RefHeading__7870_733968107"/><text:bookmark-start text:name="_Toc43812447"/><text:bookmark-start text:name="_Toc79940213"/><text:bookmark-start text:name="_Toc85108490"/>Add the colorbar<text:bookmark-end text:name="__RefHeading__7870_733968107"/><text:bookmark-end text:name="_Toc43812447"/><text:bookmark-end text:name="_Toc79940213"/><text:bookmark-end text:name="_Toc85108490"/></text:h>
      <text:p text:style-name="Textbody"><text:span text:style-name="SourceText">Colorbar;</text:span></text:p>
      <text:p text:style-name="Textbody"><text:span text:style-name="SourceText">The simplest form.</text:span></text:p>
      <text:h text:style-name="Heading3" text:outline-level="3"><text:bookmark-start text:name="__RefHeading__7872_733968107"/><text:bookmark-start text:name="_Toc43812448"/><text:bookmark-start text:name="_Toc79940214"/><text:bookmark-start text:name="_Toc85108491"/><text:span text:style-name="SourceText">Set the colorbar range</text:span><text:bookmark-end text:name="__RefHeading__7872_733968107"/><text:bookmark-end text:name="_Toc43812448"/><text:bookmark-end text:name="_Toc79940214"/><text:bookmark-end text:name="_Toc85108491"/></text:h>
      <text:p text:style-name="PreformattedText"><text:span text:style-name="SourceText"><text:s/>ca = [0 .01];</text:span></text:p>
      <text:p text:style-name="PreformattedText"><text:span text:style-name="SourceText">caxis(ca); colorbar;</text:span></text:p>
      <text:p text:style-name="Textbody"><text:a xlink:href="https://stackoverflow.com/questions/5940982/common-colorbar-for-scatter-plots-in-matlab-with-small-numbers" office:target-frame-name="_top" xlink:show="replace"><text:span text:style-name="SourceText">https://stackoverflow.com/questions/5940982/common-colorbar-for-scatter-plots-in-matlab-with-small-numbers</text:span></text:a></text:p>
      <text:h text:style-name="Heading3" text:outline-level="3"><text:bookmark-start text:name="__RefHeading__7874_733968107"/><text:bookmark-start text:name="_Toc43812449"/><text:bookmark-start text:name="_Toc79940215"/><text:bookmark-start text:name="_Toc85108492"/><text:span text:style-name="SourceText">colorbar property</text:span><text:bookmark-end text:name="__RefHeading__7874_733968107"/><text:bookmark-end text:name="_Toc43812449"/><text:bookmark-end text:name="_Toc79940215"/><text:bookmark-end text:name="_Toc85108492"/></text:h>
      <text:p text:style-name="Standard"><text:span text:style-name="T375">c = colorbar(</text:span><text:span text:style-name="T376">'north'</text:span><text:span text:style-name="T377">,</text:span><text:span text:style-name="T378">'FontSize'</text:span><text:span text:style-name="T379">,12,</text:span><text:span text:style-name="T380">'Direction'</text:span><text:span text:style-name="T381">,</text:span><text:span text:style-name="T382">'reverse'</text:span><text:span text:style-name="T383">);</text:span></text:p>
      <text:p text:style-name="Standard"><text:span text:style-name="T384">c.Label.String =<text:s/></text:span><text:span text:style-name="T385">'Number of nodes'</text:span><text:span text:style-name="T386">;</text:span></text:p>
      <text:p text:style-name="Standard"/>
      <text:p text:style-name="P387">giver the colorbar object to c;</text:p>
      <text:p text:style-name="P388">locate it at northside (up);</text:p>
      <text:p text:style-name="PreformattedText"><text:span text:style-name="SourceText">set the fontsize to 12;</text:span></text:p>
      <text:p text:style-name="PreformattedText"><text:span text:style-name="SourceText">reverse the ascending order to the descending order;</text:span></text:p>
      <text:p text:style-name="PreformattedText"><text:span text:style-name="SourceText">set the name of the colorbar;</text:span></text:p>
      <text:p text:style-name="Textbody"><text:a xlink:href="https://nl.mathworks.com/help/matlab/ref/colorbar.html#inputarg_lcn" office:target-frame-name="_top" xlink:show="replace"><text:span text:style-name="SourceText">https://nl.mathworks.com/help/matlab/ref/colorbar.html#inputarg_lcn</text:span></text:a></text:p>
      <text:h text:style-name="Heading3" text:outline-level="3"><text:bookmark-start text:name="__RefHeading__7876_733968107"/><text:bookmark-start text:name="_Toc43812450"/><text:bookmark-start text:name="_Toc79940216"/><text:bookmark-start text:name="_Toc85108493"/><text:span text:style-name="SourceText">colormap</text:span><text:bookmark-end text:name="__RefHeading__7876_733968107"/><text:bookmark-end text:name="_Toc43812450"/><text:bookmark-end text:name="_Toc79940216"/><text:bookmark-end text:name="_Toc85108493"/></text:h>
      <text:p text:style-name="P389">colormap(jet);</text:p>
      <text:p text:style-name="Standard"/>
      <text:p text:style-name="P390">use a particular series of color;</text:p>
      <text:p text:style-name="Textbody"><text:a xlink:href="https://nl.mathworks.com/help/matlab/ref/colormap.html#inputarg_map" office:target-frame-name="_top" xlink:show="replace"><text:span text:style-name="SourceText">https://nl.mathworks.com/help/matlab/ref/colormap.html#inputarg_map</text:span></text:a></text:p>
      <text:p text:style-name="Textbody"/>
      <text:h text:style-name="Heading3" text:outline-level="3"><text:bookmark-start text:name="__RefHeading__8821_1217228029"/><text:bookmark-start text:name="_Toc43812451"/><text:bookmark-start text:name="_Toc79940217"/><text:bookmark-start text:name="_Toc85108494"/><text:span text:style-name="SourceText">show scatter points color in log form, the colorbar in the given value</text:span><text:bookmark-end text:name="__RefHeading__8821_1217228029"/><text:bookmark-end text:name="_Toc43812451"/><text:bookmark-end text:name="_Toc79940217"/><text:bookmark-end text:name="_Toc85108494"/></text:h>
      <text:p text:style-name="Standard"><text:span text:style-name="T391">ss = scatter(ec2,ec5,70,log(ec1),</text:span><text:span text:style-name="T392">'filled'</text:span><text:span text:style-name="T393">);</text:span></text:p>
      <text:p text:style-name="P394">co = [1 3 10 30 100 300 1000 3000 10000];</text:p>
      <text:p text:style-name="Standard"><text:span text:style-name="T395">c<text:s/></text:span><text:span text:style-name="T396">= colorbar(</text:span><text:span text:style-name="T397">'FontSize'</text:span><text:span text:style-name="T398">,11,</text:span><text:span text:style-name="T399">'Ytick'</text:span><text:span text:style-name="T400">,log(co),</text:span><text:span text:style-name="T401">'YtickLabel'</text:span><text:span text:style-name="T402">,co);</text:span></text:p>
      <text:p text:style-name="Standard">Note that</text:p>
      <text:p text:style-name="Standard">ec1 is the real value behind the colorbar;</text:p>
      <text:p text:style-name="Standard">co is the given value of the colorbar.</text:p>
      <text:p text:style-name="Textbody"/>
      <text:p text:style-name="Textbody"><text:a xlink:href="http://www.mikesoltys.com/2012/03/16/matlab-tip-logarithmic-color-scales-for-contour-and-image-plots/" office:target-frame-name="_top" xlink:show="replace"><text:span text:style-name="SourceText">http://www.mikesoltys.com/2012/03/16/matlab-tip-logarithmic-color-scales-for-contour-and-image-plots/</text:span></text:a></text:p>
      <text:p text:style-name="Textbody"/>
      <text:soft-page-break/>
      <text:p text:style-name="Textbody"><text:span text:style-name="SourceText">the colorbar value in self-defined characters, Sep 29, 2018</text:span></text:p>
      <text:p text:style-name="PreformattedText"><text:span text:style-name="SourceText">'XTickLabel',{'-12','-9','-6','-3','0','3','6','9','12'}</text:span></text:p>
      <text:p text:style-name="Textbody"><text:a xlink:href="https://nl.mathworks.com/matlabcentral/answers/58634-setting-ticks-in-a-colorbar" office:target-frame-name="_top" xlink:show="replace"><text:span text:style-name="SourceText">https://nl.mathworks.com/matlabcentral/answers/58634-setting-ticks-in-a-colorbar</text:span></text:a></text:p>
      <text:p text:style-name="Textbody"/>
      <text:p text:style-name="Textbody"/>
      <text:h text:style-name="Heading3" text:outline-level="3"><text:bookmark-start text:name="__RefHeading__4913_68084432"/><text:bookmark-start text:name="_Toc43812452"/><text:bookmark-start text:name="_Toc79940218"/><text:bookmark-start text:name="_Toc85108495"/><text:span text:style-name="SourceText">add line to the scatter markers</text:span><text:bookmark-end text:name="__RefHeading__4913_68084432"/><text:bookmark-end text:name="_Toc43812452"/><text:bookmark-end text:name="_Toc79940218"/><text:bookmark-end text:name="_Toc85108495"/></text:h>
      <text:p text:style-name="Standard"><text:span text:style-name="T403">line(ec2,ec3,</text:span><text:span text:style-name="T404">'Color'</text:span>,<text:span text:style-name="T405">'red'</text:span>,<text:span text:style-name="T406">'LineStyle'</text:span>,<text:span text:style-name="T407">'--'</text:span><text:span text:style-name="T408">);</text:span></text:p>
      <text:p text:style-name="P409">where line<text:s/>color and style are set.</text:p>
      <text:p text:style-name="P410"/>
      <text:p text:style-name="Standard"><text:a xlink:href="https://nl.mathworks.com/help/matlab/ref/line.html#namevaluepairarguments" office:target-frame-name="_top" xlink:show="replace"><text:span text:style-name="T411">https://nl.mathworks.com/help/matlab/ref/line.html#namevaluepairarguments</text:span></text:a></text:p>
      <text:p text:style-name="P412"/>
      <text:p text:style-name="Textbody"/>
      <text:h text:style-name="Heading1" text:outline-level="1"><text:bookmark-start text:name="__RefHeading__4915_68084432"/><text:bookmark-start text:name="_Toc43812453"/><text:bookmark-start text:name="_Toc79940219"/><text:bookmark-start text:name="_Toc85108496"/>decoration<text:bookmark-end text:name="__RefHeading__4915_68084432"/><text:bookmark-end text:name="_Toc43812453"/><text:bookmark-end text:name="_Toc79940219"/><text:bookmark-end text:name="_Toc85108496"/></text:h>
      <text:p text:style-name="Textbody"/>
      <text:p text:style-name="Textbody">% title('Order of convergence for u')<text:tab/>%add title</text:p>
      <text:h text:style-name="Heading2" text:outline-level="2"><text:bookmark-start text:name="__RefHeading__4917_68084432"/><text:bookmark-start text:name="_Toc43812454"/><text:bookmark-start text:name="_Toc79940220"/><text:bookmark-start text:name="_Toc85108497"/>legend<text:bookmark-end text:name="__RefHeading__4917_68084432"/><text:bookmark-end text:name="_Toc43812454"/><text:bookmark-end text:name="_Toc79940220"/><text:bookmark-end text:name="_Toc85108497"/></text:h>
      <text:h text:style-name="Heading3" text:outline-level="3"><text:bookmark-start text:name="__RefHeading__9711_1293733116"/><text:bookmark-start text:name="_Toc43812455"/><text:bookmark-start text:name="_Toc79940221"/><text:bookmark-start text:name="_Toc85108498"/>Add legend<text:bookmark-end text:name="__RefHeading__9711_1293733116"/><text:bookmark-end text:name="_Toc43812455"/><text:bookmark-end text:name="_Toc79940221"/><text:bookmark-end text:name="_Toc85108498"/></text:h>
      <text:p text:style-name="Textbody">%lgd = legend('y = sin(x)','y = cos(x)'); <text:s text:c="2"/>%add legend to graphs</text:p>
      <text:h text:style-name="Heading3" text:outline-level="3"><text:bookmark-start text:name="__RefHeading__9713_1293733116"/><text:bookmark-start text:name="_Toc43812456"/><text:bookmark-start text:name="_Toc79940222"/><text:bookmark-start text:name="_Toc85108499"/>set the location of the legend<text:bookmark-end text:name="__RefHeading__9713_1293733116"/><text:bookmark-end text:name="_Toc43812456"/><text:bookmark-end text:name="_Toc79940222"/><text:bookmark-end text:name="_Toc85108499"/></text:h>
      <text:p text:style-name="Textbody">lgd.Location = 'Northwest';<text:tab/><text:tab/>set the location of the legend</text:p>
      <text:p text:style-name="Textbody"><text:a xlink:href="https://nl.mathworks.com/matlabcentral/answers/228977-editing-colors-in-the-legend" office:target-frame-name="_top" xlink:show="replace">https://nl.mathworks.com/matlabcentral/answers/228977-editing-colors-in-the-legend</text:a></text:p>
      <text:p text:style-name="Textbody"><text:a xlink:href="https://nl.mathworks.com/help/matlab/ref/legend.html?requestedDomain=www.mathworks.com" office:target-frame-name="_top" xlink:show="replace">https://nl.mathworks.com/help/matlab/ref/legend.html?requestedDomain=www.mathworks.com</text:a></text:p>
      <text:h text:style-name="Heading3" text:outline-level="3"><text:bookmark-start text:name="__RefHeading__4919_68084432"/><text:bookmark-start text:name="_Toc43812457"/><text:bookmark-start text:name="_Toc79940223"/><text:bookmark-start text:name="_Toc85108500"/>skip an item in a legend?<text:bookmark-end text:name="__RefHeading__4919_68084432"/><text:bookmark-end text:name="_Toc43812457"/><text:bookmark-end text:name="_Toc79940223"/><text:bookmark-end text:name="_Toc85108500"/></text:h>
      <text:p text:style-name="PreformattedText">legend([h1 h3],{'hello','world'});</text:p>
      <text:p text:style-name="Textbody"><text:a xlink:href="https://nl.mathworks.com/matlabcentral/answers/406-how-do-i-skip-items-in-a-legend" office:target-frame-name="_top" xlink:show="replace">https://nl.mathworks.com/matlabcentral/answers/406-how-do-i-skip-items-in-a-legend</text:a></text:p>
      <text:p text:style-name="Textbody">express the square mark</text:p>
      <text:p text:style-name="Standard"><text:span text:style-name="T413">legend(</text:span><text:span text:style-name="T414">'exa = e^{-(x-0.5)^2}'</text:span><text:span text:style-name="T415">);</text:span></text:p>
      <text:h text:style-name="Heading3" text:outline-level="3"><text:bookmark-start text:name="__RefHeading__922_1324000296"/><text:bookmark-start text:name="_Toc43812458"/><text:bookmark-start text:name="_Toc79940224"/><text:bookmark-start text:name="_Toc85108501"/>Greek letters and special characters<text:bookmark-end text:name="__RefHeading__922_1324000296"/><text:bookmark-end text:name="_Toc43812458"/><text:bookmark-end text:name="_Toc79940224"/><text:bookmark-end text:name="_Toc85108501"/></text:h>
      <text:p text:style-name="Textbody">The format is '\..', such as '\_' denoting a subscript.</text:p>
      <text:p text:style-name="Textbody"><text:a xlink:href="https://nl.mathworks.com/help/matlab/creating_plots/greek-letters-and-special-characters-in-graph-text.html" office:target-frame-name="_top" xlink:show="replace">https://nl.mathworks.com/help/matlab/creating_plots/greek-letters-and-special-characters-in-graph-</text:a><text:a xlink:href="https://nl.mathworks.com/help/matlab/creating_plots/greek-letters-and-special-characters-in-graph-text.html" office:target-frame-name="_top" xlink:show="replace">text.html</text:a></text:p>
      <text:h text:style-name="Heading3" text:outline-level="3"><text:bookmark-start text:name="__RefHeading___Toc30171_2070464257"/><text:bookmark-start text:name="_Toc43812459"/><text:bookmark-start text:name="_Toc79940225"/><text:bookmark-start text:name="_Toc85108502"/>columnlegend, 5-4-2018<text:bookmark-end text:name="__RefHeading___Toc30171_2070464257"/><text:bookmark-end text:name="_Toc43812459"/><text:bookmark-end text:name="_Toc79940225"/><text:bookmark-end text:name="_Toc85108502"/></text:h>
      <text:p text:style-name="Textbody"><text:a xlink:href="https://nl.mathworks.com/matlabcentral/fileexchange/27389-simonhenin-columnlegend" office:target-frame-name="_top" xlink:show="replace">https://nl.mathworks.com/matlabcentral/fileexchange/27389-simonhenin-columnlegend</text:a></text:p>
      <text:p text:style-name="Textbody"/>
      <text:h text:style-name="Heading3" text:outline-level="3"><text:bookmark-start text:name="__RefHeading___Toc6623_155065386"/><text:bookmark-start text:name="_Toc43812460"/><text:bookmark-start text:name="_Toc79940226"/><text:bookmark-start text:name="_Toc85108503"/><text:soft-page-break/>make legend transparent, 2-6-2018<text:bookmark-end text:name="__RefHeading___Toc6623_155065386"/><text:bookmark-end text:name="_Toc43812460"/><text:bookmark-end text:name="_Toc79940226"/><text:bookmark-end text:name="_Toc85108503"/></text:h>
      <text:p text:style-name="PreformattedText">plot(rand(5));</text:p>
      <text:p text:style-name="P416">lgd = legend('one','two','three','four','five');</text:p>
      <text:p text:style-name="P417"><text:bookmark-start text:name="__DdeLink__12976_1721554453"/><text:bookmark-start text:name="__DdeLink__6619_1142956321"/><text:bookmark-start text:name="__DdeLink__12263_2028135211"/>set(lgd,'color','none');<text:bookmark-end text:name="__DdeLink__12976_1721554453"/><text:bookmark-end text:name="__DdeLink__6619_1142956321"/><text:bookmark-end text:name="__DdeLink__12263_2028135211"/></text:p>
      <text:p text:style-name="Textbody"><text:a xlink:href="https://nl.mathworks.com/matlabcentral/answers/97850-how-do-i-make-the-background-of-a-plot-legend-transparent" office:target-frame-name="_top" xlink:show="replace">https://nl.mathworks.com/matlabcentral/answers/97850-how-do-i-make-the-background-of-a-plot-legend-transparent</text:a></text:p>
      <text:p text:style-name="Textbody"/>
      <text:h text:style-name="Heading3" text:outline-level="3"><text:bookmark-start text:name="__RefHeading___Toc9588_228089117"/><text:bookmark-start text:name="_Toc43812461"/><text:bookmark-start text:name="_Toc79940227"/><text:bookmark-start text:name="_Toc85108504"/>retain the legend of the last plot, May 16, 2019<text:bookmark-end text:name="__RefHeading___Toc9588_228089117"/><text:bookmark-end text:name="_Toc43812461"/><text:bookmark-end text:name="_Toc79940227"/><text:bookmark-end text:name="_Toc85108504"/></text:h>
      <text:p text:style-name="Standard"><text:span text:style-name="T418">lgd_exp_m_xm0p5_s</text:span><text:span text:style-name="T419">quare = {</text:span><text:span text:style-name="T420">'P_2/P_1^{disc}'</text:span><text:span text:style-name="T421">,</text:span><text:span text:style-name="T422">'P_3/P_2^{disc}'</text:span><text:span text:style-name="T423">,</text:span><text:span text:style-name="T424">'P_5/P_4^{disc}'</text:span><text:span text:style-name="T425">,</text:span><text:span text:style-name="T426">'P_9/P_8^{disc}'</text:span><text:span text:style-name="T427">,</text:span><text:span text:style-name="T428">'P_{16}/P_{15}^{disc}'</text:span><text:span text:style-name="T429">};</text:span></text:p>
      <text:p text:style-name="Standard"><text:span text:style-name="T430">lgd_xm0p5_square_plus1 = {</text:span><text:span text:style-name="T431">'P_2/P_1^{disc}'</text:span><text:span text:style-name="T432">,</text:span><text:span text:style-name="T433">'P_3/P_2^{disc}'</text:span><text:span text:style-name="T434">,</text:span><text:span text:style-name="T435">'P_5/P_4^{disc}'</text:span><text:span text:style-name="T436">};</text:span></text:p>
      <text:p text:style-name="P437"><text:s/></text:p>
      <text:p text:style-name="P438">lgd=legend([lgd_exp_m_xm0p5_square lgd_xm0p5_square_plus1]);</text:p>
      <text:p text:style-name="Standard"/>
      <text:p text:style-name="Standard"/>
      <text:p text:style-name="Textbody"><text:a xlink:href="https://www.mathworks.com/matlabcentral/answers/103953-how-to-hold-legend" office:target-frame-name="_top" xlink:show="replace">https://www.mathworks.com/matlabcentral/answers/103953-how-to-hold-legend</text:a></text:p>
      <text:p text:style-name="Textbody"/>
      <text:h text:style-name="Heading2" text:outline-level="2"><text:bookmark-start text:name="__RefHeading__924_1324000296"/><text:bookmark-start text:name="_Toc43812462"/><text:bookmark-start text:name="_Toc79940228"/><text:bookmark-start text:name="_Toc85108505"/>Marker<text:bookmark-end text:name="__RefHeading__924_1324000296"/><text:bookmark-end text:name="_Toc43812462"/><text:bookmark-end text:name="_Toc79940228"/><text:bookmark-end text:name="_Toc85108505"/></text:h>
      <text:h text:style-name="Heading3" text:outline-level="3"><text:bookmark-start text:name="__RefHeading___Toc15355_335363483"/><text:bookmark-start text:name="_Toc43812463"/><text:bookmark-start text:name="_Toc79940229"/><text:bookmark-start text:name="_Toc85108506"/>Add a single marker, Nov. 18, 2018<text:bookmark-end text:name="__RefHeading___Toc15355_335363483"/><text:bookmark-end text:name="_Toc43812463"/><text:bookmark-end text:name="_Toc79940229"/><text:bookmark-end text:name="_Toc85108506"/></text:h>
      <text:p text:style-name="Standard">hold on</text:p>
      <text:p text:style-name="Standard">plot(x_pos,y_pos,'r*')</text:p>
      <text:p text:style-name="Textbody"/>
      <text:p text:style-name="Textbody"><text:a xlink:href="https://nl.mathworks.com/matlabcentral/answers/119402-how-to-set-a-marker-at-one-specific-point-on-a-plot-look-at-the-picture" office:target-frame-name="_top" xlink:show="replace">https://nl.mathworks.com/matlabcentral/answers/119402-how-to-set-a-marker-at-one-specific-point-on-a-plot-look-at-the-picture</text:a></text:p>
      <text:p text:style-name="Textbody"/>
      <text:h text:style-name="Heading3" text:outline-level="3"><text:bookmark-start text:name="__RefHeading__926_1324000296"/><text:bookmark-start text:name="_Toc43812464"/><text:bookmark-start text:name="_Toc79940230"/><text:bookmark-start text:name="_Toc85108507"/>Set the size<text:s/>of marker in i picture consisting of multiple curves<text:bookmark-end text:name="__RefHeading__926_1324000296"/><text:bookmark-end text:name="_Toc43812464"/><text:bookmark-end text:name="_Toc79940230"/><text:bookmark-end text:name="_Toc85108507"/></text:h>
      <text:p text:style-name="P439">plot(x, x^2,'-k*',...</text:p>
      <text:p text:style-name="P440"><text:s text:c="9"/>x, x^3,'-ko',...</text:p>
      <text:p text:style-name="P441"><text:s text:c="9"/>x, x^4,'-k','markers',12);</text:p>
      <text:p text:style-name="Textbody"><text:a xlink:href="https://www.mathworks.com/matlabcentral/answers/6537-plot-marker-size" office:target-frame-name="_top" xlink:show="replace"><text:span text:style-name="T442">https://www.mathworks.com/matlabcentral/answers/6537-plot-marker-size</text:span></text:a></text:p>
      <text:p text:style-name="P443"/>
      <text:h text:style-name="Heading3" text:outline-level="3"><text:bookmark-start text:name="__RefHeading___Toc13091_1959915214"/><text:bookmark-start text:name="_Toc43812465"/><text:bookmark-start text:name="_Toc79940231"/><text:bookmark-start text:name="_Toc85108508"/>marker color, Sep 29, 2018<text:bookmark-end text:name="__RefHeading___Toc13091_1959915214"/><text:bookmark-end text:name="_Toc43812465"/><text:bookmark-end text:name="_Toc79940231"/><text:bookmark-end text:name="_Toc85108508"/></text:h>
      <text:p text:style-name="Contents1">1. gray color</text:p>
      <text:p text:style-name="Contents1"/>
      <text:p text:style-name="Standard"><text:span text:style-name="T444">loglog(dof2,L100,</text:span><text:span text:style-name="T445">'p-k'</text:span><text:bookmark-start text:name="__DdeLink__12992_1721554453"/><text:span text:style-name="T446">,</text:span><text:span text:style-name="T447">'Color'</text:span><text:span text:style-name="T448">,[0.7 0.7 0.7]</text:span><text:bookmark-end text:name="__DdeLink__12992_1721554453"/><text:span text:style-name="T449">);</text:span></text:p>
      <text:p text:style-name="P450"/>
      <text:p text:style-name="P451">By<text:s/>adjusting the parameter of 'Color' evenly, we can obtain the gray color with different strengh.</text:p>
      <text:p text:style-name="P452"/>
      <text:p text:style-name="P453"/>
      <text:p text:style-name="Standard"/>
      <text:soft-page-break/>
      <text:p text:style-name="Textbody">2. color map, Oct. 25, 2018</text:p>
      <text:p text:style-name="Textbody"><text:span text:style-name="SourceText">c = jet(m);</text:span></text:p>
      <text:p text:style-name="Textbody"><text:span text:style-name="SourceText">'m' is a number representing the number of colors.</text:span></text:p>
      <text:p text:style-name="Textbody"><text:span text:style-name="SourceText">'c' is a color array, which can be involked like</text:span></text:p>
      <text:p text:style-name="Standard"><text:span text:style-name="T454">loglog(dof2,L1e7,</text:span><text:span text:style-name="T455">'o-k'</text:span><text:span text:style-name="T456">,</text:span><text:span text:style-name="T457">'Color'</text:span><text:span text:style-name="T458">,c(7,:));</text:span></text:p>
      <text:p text:style-name="Standard"/>
      <text:p text:style-name="Textbody"/>
      <text:p text:style-name="Textbody"/>
      <text:p text:style-name="Textbody">3.</text:p>
      <text:p text:style-name="Textbody">distinguishable color, Sep 30, 2018</text:p>
      <text:p text:style-name="Textbody"/>
      <text:p text:style-name="Textbody"><text:a xlink:href="https://nl.mathworks.com/matlabcentral/fileexchange/42673-beautiful-and-distinguishable-line-colors-colormap" office:target-frame-name="_top" xlink:show="replace">https://nl.mathworks.com/matlabcentral/fileexchange/42673-beautiful-and-distinguishable-line-colors-colormap</text:a></text:p>
      <text:p text:style-name="Textbody"/>
      <text:h text:style-name="Heading2" text:outline-level="2"><text:bookmark-start text:name="__RefHeading__9715_1293733116"/><text:bookmark-start text:name="_Toc43812466"/><text:bookmark-start text:name="_Toc79940232"/><text:bookmark-start text:name="_Toc85108509"/>assistant line<text:bookmark-end text:name="__RefHeading__9715_1293733116"/><text:bookmark-end text:name="_Toc43812466"/><text:bookmark-end text:name="_Toc79940232"/><text:bookmark-end text:name="_Toc85108509"/></text:h>
      <text:h text:style-name="Heading3" text:outline-level="3"><text:bookmark-start text:name="__RefHeading___Toc1905_859433303"/><text:bookmark-start text:name="_Toc43812467"/><text:bookmark-start text:name="_Toc79940233"/><text:bookmark-start text:name="_Toc85108510"/>horizontal line<text:bookmark-end text:name="__RefHeading___Toc1905_859433303"/><text:bookmark-end text:name="_Toc43812467"/><text:bookmark-end text:name="_Toc79940233"/><text:bookmark-end text:name="_Toc85108510"/></text:h>
      <text:p text:style-name="Textbody">Method 1:</text:p>
      <text:p text:style-name="Textbody"><text:bookmark-start text:name="__DdeLink__13210_892406036"/>% ml = 2;</text:p>
      <text:p text:style-name="Textbody">%<text:s/><text:bookmark-start text:name="__DdeLink__1715_442779157"/>hline = refline([0 ml]);<text:s/><text:bookmark-end text:name="__DdeLink__1715_442779157"/><text:s text:c="5"/>%horizontal line</text:p>
      <text:p text:style-name="Textbody">% hline.Color = 'g';<text:bookmark-end text:name="__DdeLink__13210_892406036"/></text:p>
      <text:p text:style-name="Textbody"/>
      <text:p text:style-name="Textbody">Method 2:</text:p>
      <text:p text:style-name="PreformattedText">y = 5;</text:p>
      <text:p text:style-name="P459">line([-6,-2],[y,y])</text:p>
      <text:p text:style-name="Textbody"><text:a xlink:href="https://nl.mathworks.com/matlabcentral/answers/306204-add-various-horizontal-lines-to-a-plot" office:target-frame-name="_top" xlink:show="replace">https://nl.mathworks.com/matlabcentral/answers/306204-add-various-horizontal-lines-to-a-plot</text:a></text:p>
      <text:p text:style-name="Textbody"/>
      <text:h text:style-name="Heading3" text:outline-level="3"><text:bookmark-start text:name="__RefHeading___Toc1907_859433303"/><text:bookmark-start text:name="_Toc43812468"/><text:bookmark-start text:name="_Toc79940234"/><text:bookmark-start text:name="_Toc85108511"/>vertical line, 5 Sep, 2018<text:bookmark-end text:name="__RefHeading___Toc1907_859433303"/><text:bookmark-end text:name="_Toc43812468"/><text:bookmark-end text:name="_Toc79940234"/><text:bookmark-end text:name="_Toc85108511"/></text:h>
      <text:p text:style-name="Standard"><text:span text:style-name="T460">line([0.5 0.5], get(gca,<text:s/></text:span><text:span text:style-name="T461">'y</text:span><text:span text:style-name="T462">lim'</text:span><text:span text:style-name="T463">));</text:span></text:p>
      <text:p text:style-name="Standard"/>
      <text:h text:style-name="Heading3" text:outline-level="3"><text:bookmark-start text:name="__RefHeading___Toc13093_1959915214"/><text:bookmark-start text:name="_Toc43812469"/><text:bookmark-start text:name="_Toc79940235"/><text:bookmark-start text:name="_Toc85108512"/>fitted line from scattered data, Oct 1, 2018<text:bookmark-end text:name="__RefHeading___Toc13093_1959915214"/><text:bookmark-end text:name="_Toc43812469"/><text:bookmark-end text:name="_Toc79940235"/><text:bookmark-end text:name="_Toc85108512"/></text:h>
      <text:p text:style-name="P464">linearCoefficients_MM = polyfit(MM_dof3(1:end-2),MM_time_P3(1:end-2), 1);</text:p>
      <text:p text:style-name="P465">linearCoefficients_SM = polyfit(SM_dof3(1:end-2),SM_time_P3(1:end-2), 1);</text:p>
      <text:p text:style-name="P466">xFit = logspace(4, 7, 7);</text:p>
      <text:p text:style-name="P467">% Get the estimated<text:s/>values with polyval()</text:p>
      <text:p text:style-name="P468">yFit_MM = polyval(linearCoefficients_MM, xFit);</text:p>
      <text:p text:style-name="P469">yFit_SM = polyval(linearCoefficients_SM, xFit);</text:p>
      <text:p text:style-name="P470"><text:s/></text:p>
      <text:p text:style-name="Standard"><text:span text:style-name="T471">hold<text:s/></text:span><text:span text:style-name="T472">on</text:span><text:span text:style-name="T473">;</text:span></text:p>
      <text:soft-page-break/>
      <text:p text:style-name="Standard"><text:span text:style-name="T474">loglog(xFit, yFit_MM,<text:s/></text:span><text:span text:style-name="T475">'.-'</text:span><text:span text:style-name="T476">,</text:span><text:span text:style-name="T477">'Color'</text:span><text:span text:style-name="T478">,</text:span><text:span text:style-name="T479">'M'</text:span><text:span text:style-name="T480">,<text:s/></text:span><text:span text:style-name="T481">'MarkerSize'</text:span><text:span text:style-name="T482">, 15,<text:s/></text:span><text:span text:style-name="T483">'LineWidth'</text:span><text:span text:style-name="T484">, 2);</text:span></text:p>
      <text:p text:style-name="Standard"><text:span text:style-name="T485">hold<text:s/></text:span><text:span text:style-name="T486">on</text:span><text:span text:style-name="T487">;</text:span></text:p>
      <text:p text:style-name="Standard"><text:span text:style-name="T488">loglog(xFit, yFit_SM,<text:s/></text:span><text:span text:style-name="T489">'.-'</text:span><text:span text:style-name="T490">,</text:span><text:span text:style-name="T491">'Color'</text:span><text:span text:style-name="T492">,</text:span><text:span text:style-name="T493">'R'</text:span><text:span text:style-name="T494">,<text:s/></text:span><text:span text:style-name="T495">'Ma</text:span><text:span text:style-name="T496">rkerSize'</text:span><text:span text:style-name="T497">, 15,<text:s/></text:span><text:span text:style-name="T498">'LineWidth'</text:span><text:span text:style-name="T499">, 2);</text:span></text:p>
      <text:p text:style-name="Standard"/>
      <text:p text:style-name="Textbody"><text:a xlink:href="https://nl.mathworks.com/matlabcentral/answers/uploaded_files/103018/polyfit_demo.m" office:target-frame-name="_top" xlink:show="replace">https://nl.mathworks.com/matlabcentral/answers/uploaded_files/103018/polyfit_demo.m</text:a></text:p>
      <text:h text:style-name="Heading3" text:outline-level="3"><text:bookmark-start text:name="__RefHeading___Toc19257_2131971246"/><text:bookmark-start text:name="_Toc43812470"/><text:bookmark-start text:name="_Toc79940236"/><text:bookmark-start text:name="_Toc85108513"/>two-point line, Mar. 19, 2019<text:bookmark-end text:name="__RefHeading___Toc19257_2131971246"/><text:bookmark-end text:name="_Toc43812470"/><text:bookmark-end text:name="_Toc79940236"/><text:bookmark-end text:name="_Toc85108513"/></text:h>
      <text:p text:style-name="P500">plot([1e-8 1], [1e-16 1e-0])</text:p>
      <text:p text:style-name="Standard"/>
      <text:p text:style-name="Standard"><text:a xlink:href="https://nl.mathworks.com/matlabcentral/answers/131603-how-can-we-plot-a-line-passing-through-two-points" office:target-frame-name="_top" xlink:show="replace">https://nl.mathworks.com/matlabcentral/answers/131603-how-can-we-plot-a-line-passing-through-two-points</text:a></text:p>
      <text:p text:style-name="Standard"/>
      <text:h text:style-name="Heading2" text:outline-level="2"><text:bookmark-start text:name="__RefHeading___Toc3565_173732848"/><text:bookmark-start text:name="_Toc43812471"/><text:bookmark-start text:name="_Toc79940237"/><text:bookmark-start text:name="_Toc85108514"/>add text<text:bookmark-end text:name="__RefHeading___Toc3565_173732848"/><text:bookmark-end text:name="_Toc43812471"/><text:bookmark-end text:name="_Toc79940237"/><text:bookmark-end text:name="_Toc85108514"/></text:h>
      <text:h text:style-name="Heading3" text:outline-level="3"><text:bookmark-start text:name="__RefHeading___Toc3567_173732848"/><text:bookmark-start text:name="_Toc43812472"/><text:bookmark-start text:name="_Toc79940238"/><text:bookmark-start text:name="_Toc85108515"/>add text to a fixed position, 27-6-2018<text:bookmark-end text:name="__RefHeading___Toc3567_173732848"/><text:bookmark-end text:name="_Toc43812472"/><text:bookmark-end text:name="_Toc79940238"/><text:bookmark-end text:name="_Toc85108515"/></text:h>
      <text:p text:style-name="PreformattedText"><text:bookmark-start text:name="__DdeLink__4626_935360623"/>x1 = pi;</text:p>
      <text:p text:style-name="PreformattedText">y1 = sin(pi);</text:p>
      <text:p text:style-name="PreformattedText"><text:bookmark-start text:name="__DdeLink__13157_851371817"/>txt1 =<text:s/><text:span text:style-name="T501">'\leftarrow sin(\pi) = 0'</text:span>;</text:p>
      <text:p text:style-name="P502">text(x1,y1,txt1<text:bookmark-start text:name="__DdeLink__12268_2028135211"/>,<text:bookmark-start text:name="__DdeLink__13163_851371817"/><text:span text:style-name="T503">'HorizontalAlignment'</text:span>,<text:span text:style-name="T504">'right'</text:span><text:bookmark-start text:name="__DdeLink__2472_822905451"/><text:bookmark-end text:name="__DdeLink__12268_2028135211"/><text:bookmark-end text:name="__DdeLink__13163_851371817"/><text:span text:style-name="T505">,</text:span><text:span text:style-name="T506">'FontSize'</text:span><text:span text:style-name="T507">,14</text:span><text:bookmark-end text:name="__DdeLink__2472_822905451"/>)<text:bookmark-end text:name="__DdeLink__4626_935360623"/><text:bookmark-end text:name="__DdeLink__13157_851371817"/></text:p>
      <text:p text:style-name="P508"><text:span text:style-name="T509">where<text:s/></text:span><text:span text:style-name="T510">'HorizontalAlignment'<text:s/></text:span><text:span text:style-name="T511">determines the location of the text to the point location.</text:span></text:p>
      <text:p text:style-name="Textbody"><text:a xlink:href="https://nl.mathworks.com/help/matlab/creating_plots/add-text-to-specific-points-on-graph.html" office:target-frame-name="_top" xlink:show="replace">https://nl.mathworks.com/help/matlab/creating_plots/add-text-to-specific-points-on-graph.html</text:a></text:p>
      <text:h text:style-name="Heading3" text:outline-level="3"><text:bookmark-start text:name="__RefHeading___Toc15360_335363483"/><text:bookmark-start text:name="_Toc43812473"/><text:bookmark-start text:name="_Toc79940239"/><text:bookmark-start text:name="_Toc85108516"/>rotate text, Dec. 7, 2018<text:bookmark-end text:name="__RefHeading___Toc15360_335363483"/><text:bookmark-end text:name="_Toc43812473"/><text:bookmark-end text:name="_Toc79940239"/><text:bookmark-end text:name="_Toc85108516"/></text:h>
      <text:p text:style-name="Standard">ht = text(x1,y1,'My text');</text:p>
      <text:p text:style-name="Standard">set(ht,'Rotation',45)</text:p>
      <text:p text:style-name="Textbody"><text:a xlink:href="https://nl.mathworks.com/matlabcentral/answers/25996-rotate-annotation-textbox" office:target-frame-name="_top" xlink:show="replace">https://nl.mathworks.com/matlabcentral/answers/25996-rotate-annotation-textbox</text:a></text:p>
      <text:p text:style-name="Textbody"/>
      <text:h text:style-name="Heading3" text:outline-level="3"><text:bookmark-start text:name="__RefHeading___Toc3569_173732848"/><text:bookmark-start text:name="_Toc43812474"/><text:bookmark-start text:name="_Toc79940240"/><text:bookmark-start text:name="_Toc85108517"/>add text to a random position<text:bookmark-end text:name="__RefHeading___Toc3569_173732848"/><text:bookmark-end text:name="_Toc43812474"/><text:bookmark-end text:name="_Toc79940240"/><text:bookmark-end text:name="_Toc85108517"/></text:h>
      <text:p text:style-name="Textbody">%gtext('numerical result');<text:s text:c="5"/>%add curve name (position changeable)</text:p>
      <text:h text:style-name="Heading1" text:outline-level="1"><text:bookmark-start text:name="__RefHeading___Toc2552_822905451"/><text:bookmark-start text:name="_Toc43812475"/><text:bookmark-start text:name="_Toc79940241"/><text:bookmark-start text:name="_Toc85108518"/>Function<text:bookmark-end text:name="__RefHeading___Toc2552_822905451"/><text:bookmark-end text:name="_Toc43812475"/><text:bookmark-end text:name="_Toc79940241"/><text:bookmark-end text:name="_Toc85108518"/></text:h>
      <text:h text:style-name="Heading2" text:outline-level="2"><text:bookmark-start text:name="__RefHeading___Toc16181_1081874842"/><text:bookmark-start text:name="_Toc43812476"/><text:bookmark-start text:name="_Toc79940242"/><text:bookmark-start text:name="_Toc85108519"/>Compute the the integral of an equation over an interval<text:bookmark-end text:name="__RefHeading___Toc16181_1081874842"/><text:bookmark-end text:name="_Toc43812476"/><text:bookmark-end text:name="_Toc79940242"/><text:bookmark-end text:name="_Toc85108519"/></text:h>
      <text:p text:style-name="Textbody">1.</text:p>
      <text:p text:style-name="Textbody">In the main function</text:p>
      <text:p text:style-name="P512">g1=g1+quad(@ue,x(2*p-1),x(2*p+1));</text:p>
      <text:p text:style-name="Standard">2.</text:p>
      <text:p text:style-name="Standard">In the subfunction</text:p>
      <text:p text:style-name="Standard"><text:span text:style-name="T513"><text:s text:c="7"/></text:span><text:span text:style-name="T514">function</text:span><text:span text:style-name="T515"><text:s/>y = ue(X)</text:span></text:p>
      <text:p text:style-name="Standard"><text:span text:style-name="T516"><text:s text:c="7"/></text:span><text:span text:style-name="T517">global</text:span><text:span text:style-name="T518"><text:s/>u p x ;</text:span></text:p>
      <text:p text:style-name="P519"><text:s text:c="7"/>y =<text:s/>(exp(-(X-0.5).^2)-(u(2.*p-1).*(X-x(2.*p)).*(X-x(2.*p+1))/((x(2.*p-1)-x(2.*p))*(x(2.*p-1)-x(2.*p+1)))+u(2.*p).*(X-x(2.*p-1)).*(X-x(2.*p+1))/((x(2.*p)-x(2.*p-1)).*(x(2.*p)-x(2.*p+1)))+u(2.*p+1).*(X-x(2.*p-1)).*(X-x(2.*p))/((x(2.*p+1)-x(2.*p-1)).*(x(2.*p+1)-x(2.*p))))).^2;</text:p>
      <text:p text:style-name="P520"/>
      <text:p text:style-name="Standard">Extracted from 'Poisson_SM_DBC_P2_rexp_equi_double'</text:p>
      <text:p text:style-name="Standard"/>
      <text:p text:style-name="Standard">Note: the global variables can be replaced by passing as arguments in a function.</text:p>
      <text:h text:style-name="Heading2" text:outline-level="2"><text:bookmark-start text:name="__RefHeading___Toc10389_1569528697"/><text:bookmark-start text:name="_Toc43812477"/><text:bookmark-start text:name="_Toc79940243"/><text:bookmark-start text:name="_Toc85108520"/>Iterative computation<text:bookmark-end text:name="__RefHeading___Toc10389_1569528697"/><text:bookmark-end text:name="_Toc43812477"/><text:bookmark-end text:name="_Toc79940243"/><text:bookmark-end text:name="_Toc85108520"/></text:h>
      <text:p text:style-name="Standard"/>
      <text:p text:style-name="Standard">In the run function:</text:p>
      <text:p text:style-name="Standard"><text:span text:style-name="T521">for</text:span><text:span text:style-name="T522"><text:s/>k=1 : 1 : 14</text:span></text:p>
      <text:p text:style-name="P523"><text:s/>Poission_SM_DBC_P2_rsin2piLx(2^k);</text:p>
      <text:p text:style-name="P524">end</text:p>
      <text:p text:style-name="Textbody"/>
      <text:p text:style-name="Textbody">In the main function</text:p>
      <text:p text:style-name="Standard"><text:span text:style-name="T525">function</text:span><text:span text:style-name="T526"><text:s/>y = Poission_SM_DBC_P2_rsin2piLx(PE)</text:span></text:p>
      <text:p text:style-name="Textbody"/>
      <text:p text:style-name="Textbody">Note: Remember do not use clear all in the main function. Because this will delete the parameter 'PE', which is used in the main function.</text:p>
      <text:h text:style-name="Heading1" text:outline-level="1"><text:bookmark-start text:name="__RefHeading___Toc2544_822905451"/><text:bookmark-start text:name="_Toc43812478"/><text:bookmark-start text:name="_Toc79940244"/><text:bookmark-start text:name="_Toc85108521"/>Matrices<text:bookmark-end text:name="__RefHeading___Toc2544_822905451"/><text:bookmark-end text:name="_Toc43812478"/><text:bookmark-end text:name="_Toc79940244"/><text:bookmark-end text:name="_Toc85108521"/></text:h>
      <text:h text:style-name="Heading2" text:outline-level="2"><text:bookmark-start text:name="__RefHeading___Toc11767_1988167412"/><text:bookmark-start text:name="_Toc43812479"/><text:bookmark-start text:name="_Toc79940245"/><text:bookmark-start text:name="_Toc85108522"/>Create matrices<text:bookmark-end text:name="__RefHeading___Toc11767_1988167412"/><text:bookmark-end text:name="_Toc43812479"/><text:bookmark-end text:name="_Toc79940245"/><text:bookmark-end text:name="_Toc85108522"/></text:h>
      <text:p text:style-name="Textbody"><text:a xlink:href="https://nl.mathworks.com/help/matlab/ref/colon.html" office:target-frame-name="_top" xlink:show="replace">https://nl.mathworks.com/help/matlab/ref/colon.html</text:a></text:p>
      <text:h text:style-name="Heading2" text:outline-level="2"><text:bookmark-start text:name="__RefHeading___Toc9525_2081562718"/><text:bookmark-start text:name="_Toc43812480"/><text:bookmark-start text:name="_Toc79940246"/><text:bookmark-start text:name="_Toc85108523"/>Surperiority using sparse, 11-6-2018<text:bookmark-end text:name="__RefHeading___Toc9525_2081562718"/><text:bookmark-end text:name="_Toc43812480"/><text:bookmark-end text:name="_Toc79940246"/><text:bookmark-end text:name="_Toc85108523"/></text:h>
      <text:p text:style-name="Textbody"><text:span text:style-name="T527"> </text:span><text:span text:style-name="T528">Name               Size                          Bytes  Class     Attributes<text:s/></text:span><text:span text:style-name="T529"><text:line-break/></text:span><text:span text:style-name="T530"><text:line-break/></text:span><text:span text:style-name="T531"> A                  2x2                              32  double               </text:span><text:span text:style-name="T532"><text:line-break/></text:span><text:span text:style-name="T533"> B                  4x4                             128  double               </text:span><text:span text:style-name="T534"><text:line-break/></text:span><text:span text:style-name="T535"> C                  8x8                             512  double               </text:span><text:span text:style-name="T536"><text:line-break/></text:span><text:span text:style-name="T537"> D               20</text:span><text:span text:style-name="T538">48x2048                     33554432  double               </text:span><text:span text:style-name="T539"><text:line-break/></text:span><text:span text:style-name="T540"> E             262144x262144                    2097176  double    sparse     </text:span><text:span text:style-name="T541"><text:line-break/></text:span><text:span text:style-name="T542"> G         2147483648x2147483648            17179869208  double    sparse     </text:span><text:span text:style-name="T543"><text:line-break/></text:span><text:span text:style-name="T544"> ans                1x1               </text:span><text:span text:style-name="T545">                8  double      </text:span><text:span text:style-name="T546"><text:line-break/></text:span><text:span text:style-name="T547">Using sparse, one can refine 31 times for the one-dimensional problems.</text:span></text:p>
      <text:p text:style-name="Textbody"><text:a xlink:href="https://nl.mathworks.com/help/matlab/math/computational-advantages-of-sparse-matrices.html" office:target-frame-name="_top" xlink:show="replace"><text:span text:style-name="T548">https://nl.mathworks.com/help/matlab/math/co</text:span><text:span text:style-name="T549">mputational-advantages-of-sparse-matrices.html</text:span></text:a></text:p>
      <text:p text:style-name="P550"/>
      <text:h text:style-name="Heading2" text:outline-level="2"><text:bookmark-start text:name="__RefHeading___Toc13016_1069246397"/><text:bookmark-start text:name="_Toc43812481"/><text:bookmark-start text:name="_Toc79940247"/><text:bookmark-start text:name="_Toc85108524"/>sparse to full, 7 Sep, 2018<text:bookmark-end text:name="__RefHeading___Toc13016_1069246397"/><text:bookmark-end text:name="_Toc43812481"/><text:bookmark-end text:name="_Toc79940247"/><text:bookmark-end text:name="_Toc85108524"/></text:h>
      <text:p text:style-name="Textbody"><text:span text:style-name="SourceText">A = full(S)</text:span></text:p>
      <text:p text:style-name="Textbody"><text:a xlink:href="https://nl.mathworks.com/help/matlab/ref/full.html" office:target-frame-name="_top" xlink:show="replace"><text:span text:style-name="T551">https://nl.mathworks.com/help/matlab/ref/full.html</text:span></text:a></text:p>
      <text:p text:style-name="Textbody"/>
      <text:h text:style-name="Heading2" text:outline-level="2"><text:bookmark-start text:name="__RefHeading___Toc10001_892406036"/><text:bookmark-start text:name="_Toc43812482"/><text:bookmark-start text:name="_Toc79940248"/><text:bookmark-start text:name="_Toc85108525"/>determine the location of a number in a matrix,<text:s/>16 Aug, 2018<text:bookmark-end text:name="__RefHeading___Toc10001_892406036"/><text:bookmark-end text:name="_Toc43812482"/><text:bookmark-end text:name="_Toc79940248"/><text:bookmark-end text:name="_Toc85108525"/></text:h>
      <text:p text:style-name="P552"/>
      <text:p text:style-name="P553">[row, col] = find(ismember(K, max(K(:))))</text:p>
      <text:p text:style-name="P554"/>
      <text:h text:style-name="Heading1" text:outline-level="1"><text:bookmark-start text:name="__RefHeading___Toc10383_1569528697"/><text:bookmark-start text:name="_Toc43812483"/><text:bookmark-start text:name="_Toc79940249"/><text:bookmark-start text:name="_Toc85108526"/><text:soft-page-break/>Display words and data<text:bookmark-end text:name="__RefHeading___Toc10383_1569528697"/><text:bookmark-end text:name="_Toc43812483"/><text:bookmark-end text:name="_Toc79940249"/><text:bookmark-end text:name="_Toc85108526"/></text:h>
      <text:h text:style-name="Heading2" text:outline-level="2"><text:bookmark-start text:name="__RefHeading___Toc10385_1569528697"/><text:bookmark-start text:name="_Toc43812484"/><text:bookmark-start text:name="_Toc79940250"/><text:bookmark-start text:name="_Toc85108527"/>fprintf<text:bookmark-end text:name="__RefHeading___Toc10385_1569528697"/><text:bookmark-end text:name="_Toc43812484"/><text:bookmark-end text:name="_Toc79940250"/><text:bookmark-end text:name="_Toc85108527"/></text:h>
      <text:p text:style-name="P555">hp = 4653;</text:p>
      <text:p text:style-name="P556">ang = 76;</text:p>
      <text:p text:style-name="P557">v0 = 150;</text:p>
      <text:p text:style-name="Standard"><text:span text:style-name="T558">fprintf([</text:span><text:span text:style-name="T559">'\n\nThe highest point of the mountain is %i.\n'</text:span><text:span text:style-name="T560">,</text:span><text:span text:style-name="T561">...</text:span></text:p>
      <text:p text:style-name="Standard"><text:span text:style-name="T562"><text:s text:c="9"/></text:span><text:span text:style-name="T563">'The angle of the slope is %i.\n'</text:span><text:span text:style-name="T564">,</text:span><text:span text:style-name="T565">...</text:span></text:p>
      <text:p text:style-name="Standard"><text:span text:style-name="T566"><text:s text:c="9"/></text:span><text:span text:style-name="T567">'The initial<text:s/></text:span><text:span text:style-name="T568">velocity is %i.\n'</text:span><text:span text:style-name="T569">],hp,ang,v0)</text:span></text:p>
      <text:p text:style-name="Standard"><text:a xlink:href="https://nl.mathworks.com/matlabcentral/answers/52689-displaying-a-description-and-variable-value-in-the-same-line" office:target-frame-name="_top" xlink:show="replace">https://nl.mathworks.com/matlabcentral/answers/52689-displaying-a-description-and-variable-value-in-the-same-line</text:a></text:p>
      <text:p text:style-name="Standard"/>
      <text:p text:style-name="Standard">Introduction to 'fprintf'</text:p>
      <text:p text:style-name="Standard"><text:a xlink:href="https://nl.mathworks.com/help/matlab/ref/fprintf.html" office:target-frame-name="_top" xlink:show="replace">https://nl.mathworks.com/help/matlab/ref/fprintf.html</text:a></text:p>
      <text:p text:style-name="Standard"/>
      <text:h text:style-name="Heading3" text:outline-level="3"><text:bookmark-start text:name="__RefHeading___Toc27510_2131971246"/><text:bookmark-start text:name="_Toc43812485"/><text:bookmark-start text:name="_Toc79940251"/><text:bookmark-start text:name="_Toc85108528"/>display a vector, Mar. 20, 2019<text:bookmark-end text:name="__RefHeading___Toc27510_2131971246"/><text:bookmark-end text:name="_Toc43812485"/><text:bookmark-end text:name="_Toc79940251"/><text:bookmark-end text:name="_Toc85108528"/></text:h>
      <text:p text:style-name="Standard"><text:span text:style-name="T570">fprintf (</text:span><text:span text:style-name="T571">'Initial x is %s \n\n'</text:span><text:span text:style-name="T572">, sprintf(</text:span><text:span text:style-name="T573">'%0.3e '</text:span><text:span text:style-name="T574">, x));</text:span></text:p>
      <text:p text:style-name="Standard"><text:a xlink:href="https://stackoverflow.com/questions/14924181/how-to-display-print-vector-in-matlab" office:target-frame-name="_top" xlink:show="replace">https://stackoverflow.com/questions/14924181/how-to-display-print-vector-in-matlab</text:a></text:p>
      <text:p text:style-name="Standard"/>
      <text:p text:style-name="Standard"/>
      <text:h text:style-name="Heading2" text:outline-level="2"><text:bookmark-start text:name="__RefHeading___Toc5578_739366316"/><text:bookmark-start text:name="_Toc43812486"/><text:bookmark-start text:name="_Toc79940252"/><text:bookmark-start text:name="_Toc85108529"/>output CPU time and real time, 24 Aug, 2018<text:bookmark-end text:name="__RefHeading___Toc5578_739366316"/><text:bookmark-end text:name="_Toc43812486"/><text:bookmark-end text:name="_Toc79940252"/><text:bookmark-end text:name="_Toc85108529"/></text:h>
      <text:p text:style-name="Standard"><text:span text:style-name="T575"><text:s text:c="4"/>Tic;</text:span><text:span text:style-name="T576"><text:tab/></text:span><text:span text:style-name="T577"><text:tab/>%<text:s/></text:span><text:span text:style-name="T578">for computing the real time</text:span></text:p>
      <text:p text:style-name="Standard"><text:span text:style-name="T579"><text:s text:c="4"/>cpu_start_time = cputime;</text:span><text:span text:style-name="T580"><text:tab/>% for computing the CPU time</text:span></text:p>
      <text:p text:style-name="P581"><text:s text:c="4"/>Poission_SM_DBC_rexp(ele_deg, k, is_strong_impos, ana_solu_is_quad,is_GLL_support);</text:p>
      <text:p text:style-name="P582"><text:s text:c="4"/>cpu_time_elapsed = cputime-cpu_start_time</text:p>
      <text:p text:style-name="P583"><text:s text:c="4"/>real_time_elapsed = toc</text:p>
      <text:p text:style-name="Standard"/>
      <text:p text:style-name="Standard"><text:a xlink:href="https://nl.mathworks.com/help/matlab/ref/cputime.html" office:target-frame-name="_top" xlink:show="replace">https://nl.mathworks.com/help/matlab/ref/cputime.html</text:a></text:p>
      <text:p text:style-name="Standard"/>
      <text:p text:style-name="Standard"/>
      <text:h text:style-name="Heading1" text:outline-level="1"><text:bookmark-start text:name="__RefHeading___Toc13185_892406036"/><text:bookmark-start text:name="_Toc43812487"/><text:bookmark-start text:name="_Toc79940253"/><text:bookmark-start text:name="_Toc85108530"/>Mesh generation<text:bookmark-end text:name="__RefHeading___Toc13185_892406036"/><text:bookmark-end text:name="_Toc43812487"/><text:bookmark-end text:name="_Toc79940253"/><text:bookmark-end text:name="_Toc85108530"/></text:h>
      <text:h text:style-name="Heading2" text:outline-level="2"><text:bookmark-start text:name="__RefHeading___Toc13187_892406036"/><text:bookmark-start text:name="_Toc43812488"/><text:bookmark-start text:name="_Toc79940254"/><text:bookmark-start text:name="_Toc85108531"/>1D mesh generation<text:bookmark-end text:name="__RefHeading___Toc13187_892406036"/><text:bookmark-end text:name="_Toc43812488"/><text:bookmark-end text:name="_Toc79940254"/><text:bookmark-end text:name="_Toc85108531"/></text:h>
      <text:p text:style-name="Standard"/>
      <text:h text:style-name="Heading2" text:outline-level="2"><text:bookmark-start text:name="__RefHeading___Toc13189_892406036"/><text:bookmark-start text:name="_Toc43812489"/><text:bookmark-start text:name="_Toc79940255"/><text:bookmark-start text:name="_Toc85108532"/>2D mesh generation<text:bookmark-end text:name="__RefHeading___Toc13189_892406036"/><text:bookmark-end text:name="_Toc43812489"/><text:bookmark-end text:name="_Toc79940255"/><text:bookmark-end text:name="_Toc85108532"/></text:h>
      <text:h text:style-name="Heading3" text:outline-level="3"><text:bookmark-start text:name="__RefHeading___Toc13191_892406036"/><text:bookmark-start text:name="_Toc43812490"/><text:bookmark-start text:name="_Toc79940256"/><text:bookmark-start text:name="_Toc85108533"/>Using generateMesh, 23 Aug, 2018<text:bookmark-end text:name="__RefHeading___Toc13191_892406036"/><text:bookmark-end text:name="_Toc43812490"/><text:bookmark-end text:name="_Toc79940256"/><text:bookmark-end text:name="_Toc85108533"/></text:h>
      <text:p text:style-name="PreformattedText">model = createpde(1);</text:p>
      <text:p text:style-name="PreformattedText"/>
      <text:p text:style-name="PreformattedText">R1 =<text:s/>[3,4,-1,1,1,-1,-.4,-.4,.4,.4]';</text:p>
      <text:p text:style-name="PreformattedText">C1 = [1,.5,0,.2]';</text:p>
      <text:p text:style-name="P584">% Pad C1 with zeros to enable concatenation with R1</text:p>
      <text:p text:style-name="PreformattedText">C1 = [C1;zeros(length(R1)-length(C1),1)];</text:p>
      <text:p text:style-name="PreformattedText">geom = [R1,C1];</text:p>
      <text:p text:style-name="PreformattedText">ns = (char(<text:span text:style-name="T585">'R1'</text:span>,<text:span text:style-name="T586">'C1'</text:span>))';</text:p>
      <text:p text:style-name="PreformattedText"><text:span text:style-name="T587">sf =<text:s/></text:span><text:span text:style-name="T588">'R1-C1'</text:span><text:span text:style-name="T589">;</text:span></text:p>
      <text:soft-page-break/>
      <text:p text:style-name="P590">gd = decsg(geom,sf,ns);</text:p>
      <text:p text:style-name="P591"/>
      <text:p text:style-name="PreformattedText">geometryFromEdges(model,gd);</text:p>
      <text:p text:style-name="PreformattedText">pdegplot(model,<text:span text:style-name="T592">'EdgeLabels'</text:span>,<text:span text:style-name="T593">'on'</text:span>)</text:p>
      <text:p text:style-name="PreformattedText">xlim([-1.1 1.1])</text:p>
      <text:p text:style-name="P594">generateMesh(model);</text:p>
      <text:p text:style-name="P595">pdemesh(model)</text:p>
      <text:p text:style-name="P596"><text:span text:style-name="T597">Convert the mesh to<text:s/></text:span><text:span text:style-name="T598">[p,e,t]</text:span><text:span text:style-name="T599"><text:s/>form.</text:span></text:p>
      <text:p text:style-name="P600">[p,e,t] = meshToPet(model.Mesh);</text:p>
      <text:p text:style-name="Standard"><text:a xlink:href="https://nl.mathworks.com/help/pde/ug/pde.femesh.meshtopet.html" office:target-frame-name="_top" xlink:show="replace">https://nl.mathworks.com/help/pde/ug/pde.femesh.meshtopet.html</text:a></text:p>
      <text:p text:style-name="Standard"/>
      <text:p text:style-name="Standard"/>
      <text:h text:style-name="Heading1" text:outline-level="1"><text:bookmark-start text:name="__RefHeading___Toc2509_822905451"/><text:bookmark-start text:name="_Toc43812491"/><text:bookmark-start text:name="_Toc79940257"/><text:bookmark-start text:name="_Toc85108534"/>Characters<text:bookmark-end text:name="__RefHeading___Toc2509_822905451"/><text:bookmark-end text:name="_Toc43812491"/><text:bookmark-end text:name="_Toc79940257"/><text:bookmark-end text:name="_Toc85108534"/></text:h>
      <text:h text:style-name="Heading2" text:outline-level="2"><text:bookmark-start text:name="__RefHeading__10848_457970875"/><text:bookmark-start text:name="_Toc43812492"/><text:bookmark-start text:name="_Toc79940258"/><text:bookmark-start text:name="_Toc85108535"/>Logarithm<text:bookmark-end text:name="__RefHeading__10848_457970875"/><text:bookmark-end text:name="_Toc43812492"/><text:bookmark-end text:name="_Toc79940258"/><text:bookmark-end text:name="_Toc85108535"/></text:h>
      <text:p text:style-name="Standard">natural logarithm <text:s/>(ln): log, for example: log(10)=2.3026.</text:p>
      <text:p text:style-name="Standard">Base-10 logarithm (1og10): log10, for example: log10(10)=1.</text:p>
      <text:p text:style-name="Standard"/>
      <text:h text:style-name="Heading1" text:outline-level="1"><text:bookmark-start text:name="__RefHeading__10846_457970875"/><text:bookmark-start text:name="_Toc43812493"/><text:bookmark-start text:name="_Toc79940259"/><text:bookmark-start text:name="_Toc85108536"/>Notifications<text:bookmark-end text:name="__RefHeading__10846_457970875"/><text:bookmark-end text:name="_Toc43812493"/><text:bookmark-end text:name="_Toc79940259"/><text:bookmark-end text:name="_Toc85108536"/></text:h>
      <text:h text:style-name="Heading2" text:outline-level="2"><text:bookmark-start text:name="__RefHeading__6593_1994957086"/><text:bookmark-start text:name="_Toc43812494"/><text:bookmark-start text:name="_Toc79940260"/><text:bookmark-start text:name="_Toc85108537"/>Matrix should must agree<text:bookmark-end text:name="__RefHeading__6593_1994957086"/><text:bookmark-end text:name="_Toc43812494"/><text:bookmark-end text:name="_Toc79940260"/><text:bookmark-end text:name="_Toc85108537"/></text:h>
      <text:p text:style-name="Standard">When the error shows 'Matrix should must agree', please check if the variables are set to be globle in main page and function page.</text:p>
      <text:p text:style-name="Standard"/>
      <text:h text:style-name="Heading2" text:outline-level="2"><text:bookmark-start text:name="__RefHeading__142_469242170"/><text:bookmark-start text:name="_Toc43812495"/><text:bookmark-start text:name="_Toc79940261"/><text:bookmark-start text:name="_Toc85108538"/>Warn 'The value of local variables may have been changed to match the globals.'<text:bookmark-end text:name="__RefHeading__142_469242170"/><text:bookmark-end text:name="_Toc43812495"/><text:bookmark-end text:name="_Toc79940261"/><text:bookmark-end text:name="_Toc85108538"/></text:h>
      <text:p text:style-name="Textbody">The global variables defined in the main page and the function page are not coordinate.</text:p>
      <text:h text:style-name="Heading1" text:outline-level="1"><text:bookmark-start text:name="__RefHeading__2236_1883312425"/><text:bookmark-start text:name="_Toc43812496"/><text:bookmark-start text:name="_Toc79940262"/><text:bookmark-start text:name="_Toc85108539"/>Interfaces<text:bookmark-end text:name="__RefHeading__2236_1883312425"/><text:bookmark-end text:name="_Toc43812496"/><text:bookmark-end text:name="_Toc79940262"/><text:bookmark-end text:name="_Toc85108539"/></text:h>
      <text:h text:style-name="Heading2" text:outline-level="2"><text:bookmark-start text:name="__RefHeading__2238_1883312425"/><text:bookmark-start text:name="_Toc43812497"/><text:bookmark-start text:name="_Toc79940263"/><text:bookmark-start text:name="_Toc85108540"/>Read and plot vtk in Matlab<text:bookmark-end text:name="__RefHeading__2238_1883312425"/><text:bookmark-end text:name="_Toc43812497"/><text:bookmark-end text:name="_Toc79940263"/><text:bookmark-end text:name="_Toc85108540"/></text:h>
      <text:h text:style-name="Heading3" text:outline-level="3"><text:bookmark-start text:name="__RefHeading__2240_1883312425"/><text:bookmark-start text:name="_Toc43812498"/><text:bookmark-start text:name="_Toc79940264"/><text:bookmark-start text:name="_Toc85108541"/>Useful files online (not practical now)<text:bookmark-end text:name="__RefHeading__2240_1883312425"/><text:bookmark-end text:name="_Toc43812498"/><text:bookmark-end text:name="_Toc79940264"/><text:bookmark-end text:name="_Toc85108541"/></text:h>
      <text:p text:style-name="Textbody"><text:a xlink:href="https://nl.mathworks.com/matlabcentral/fileexchange/29344-read-medical-data-3d?focused=5186817&amp;tab=function" office:target-frame-name="_top" xlink:show="replace">https://nl.mathworks.com/matlabcentral/fileexchange/29344-read-medical-data-3d?focused=5186817&amp;tab=function</text:a></text:p>
      <text:p text:style-name="Textbody"/>
      <text:p text:style-name="Textbody"><text:a xlink:href="https://github.com/gpeyre/matlab-toolboxes/blob/master/toolbox_graph/read_vtk.m" office:target-frame-name="_top" xlink:show="replace">https://github.com/gpeyre/matlab-toolboxes/blob/master/toolbox_graph/read_vtk.m</text:a></text:p>
      <text:p text:style-name="Textbody"/>
      <text:h text:style-name="Heading1" text:outline-level="1"><text:bookmark-start text:name="_Toc85108542"/><text:soft-page-break/>Tricky skills<text:bookmark-end text:name="_Toc85108542"/></text:h>
      <text:h text:style-name="Heading2" text:outline-level="2"><text:bookmark-start text:name="_Toc85108543"/>Input()<text:bookmark-end text:name="_Toc85108543"/></text:h>
      <text:p text:style-name="Textbody">RE=input('Please input the number of refinements: ');</text:p>
      <text:p text:style-name="Textbody">Receiving an argument through input.</text:p>
      <text:h text:style-name="Heading1" text:outline-level="1"><text:bookmark-start text:name="__RefHeading___Toc1143_1483463174"/><text:bookmark-start text:name="_Toc43812499"/><text:bookmark-start text:name="_Toc79940265"/><text:bookmark-start text:name="_Toc85108544"/>Other's code<text:bookmark-end text:name="__RefHeading___Toc1143_1483463174"/><text:bookmark-end text:name="_Toc43812499"/><text:bookmark-end text:name="_Toc79940265"/><text:bookmark-end text:name="_Toc85108544"/></text:h>
      <text:h text:style-name="Heading2" text:outline-level="2"><text:bookmark-start text:name="cb_post_title_url"/><text:bookmark-start text:name="__RefHeading___Toc1145_1483463174"/><text:bookmark-end text:name="cb_post_title_url"/><text:a xlink:href="http://www.cnblogs.com/wsine/p/4634548.html" office:target-frame-name="_top" xlink:show="replace"><text:bookmark-start text:name="_Toc43812500"/><text:bookmark-start text:name="_Toc79940266"/><text:bookmark-start text:name="_Toc85108545"/>matlab<text:span text:style-name="T601">实现共轭梯度法、多元牛顿法、</text:span>broyden<text:span text:style-name="T602">方法</text:span><text:bookmark-end text:name="_Toc43812500"/><text:bookmark-end text:name="_Toc79940266"/><text:bookmark-end text:name="_Toc85108545"/></text:a><text:bookmark-end text:name="__RefHeading___Toc1145_1483463174"/></text:h>
      <text:p text:style-name="Textbody">The<text:s/>conjugate gradient method is tested.</text:p>
      <text:p text:style-name="Textbody"><text:a xlink:href="http://www.cnblogs.com/wsine/p/4634548.html" office:target-frame-name="_top" xlink:show="replace">http://www.cnblogs.com/wsine/p/4634548.html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lucidatypewriter" svg:font-family="lucidatypewriter" style:font-family-generic="roman" style:font-pitch="variable"/>
    <style:font-face style:name="monospace" svg:font-family="monospace" style:font-family-generic="system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color="#808080" fo:hyphenate="false"/>
    </style:style>
    <style:style style:name="Heading5" style:display-name="Heading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7" style:display-name="Heading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Heading8" style:display-name="Heading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9" style:display-name="Heading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widows="2" fo:orphans="2" style:vertical-align="auto" fo:margin-bottom="0.0694in" fo:line-height="105%" fo:margin-left="0.4583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5" style:display-name="TOC 5" style:family="paragraph" style:parent-style-name="Normal" style:next-style-name="Normal" style:auto-update="true">
      <style:paragraph-properties fo:widows="2" fo:orphans="2" style:vertical-align="auto" fo:margin-bottom="0.0694in" fo:line-height="105%" fo:margin-left="0.6111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6" style:display-name="TOC 6" style:family="paragraph" style:parent-style-name="Normal" style:next-style-name="Normal" style:auto-update="true">
      <style:paragraph-properties fo:widows="2" fo:orphans="2" style:vertical-align="auto" fo:margin-bottom="0.0694in" fo:line-height="105%" fo:margin-left="0.7638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7" style:display-name="TOC 7" style:family="paragraph" style:parent-style-name="Normal" style:next-style-name="Normal" style:auto-update="true">
      <style:paragraph-properties fo:widows="2" fo:orphans="2" style:vertical-align="auto" fo:margin-bottom="0.0694in" fo:line-height="105%" fo:margin-left="0.9166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8" style:display-name="TOC 8" style:family="paragraph" style:parent-style-name="Normal" style:next-style-name="Normal" style:auto-update="true">
      <style:paragraph-properties fo:widows="2" fo:orphans="2" style:vertical-align="auto" fo:margin-bottom="0.0694in" fo:line-height="105%" fo:margin-left="1.0694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TOC9" style:display-name="TOC 9" style:family="paragraph" style:parent-style-name="Normal" style:next-style-name="Normal" style:auto-update="true">
      <style:paragraph-properties fo:widows="2" fo:orphans="2" style:vertical-align="auto" fo:margin-bottom="0.0694in" fo:line-height="105%" fo:margin-left="1.2222in">
        <style:tab-stops/>
      </style:paragraph-properties>
      <style:text-properties style:font-name="Calibri" style:font-name-asian="DengXian" style:font-name-complex="Times New Roman" style:letter-kerning="false" fo:font-size="11pt" style:font-size-asian="11pt" style:font-size-complex="11pt" style:language-asian="zh" style:country-asian="CN" style:language-complex="ar" style:country-complex="SA" fo:hyphenate="tru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textwrapper" style:display-name="textwrappe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7T12:51:00Z</meta:creation-date>
    <dc:date>2021-10-14T08:01:00Z</dc:date>
    <meta:template xlink:href="Normal.dotm" xlink:type="simple"/>
    <meta:editing-cycles>179</meta:editing-cycles>
    <meta:editing-duration>PT6615180S</meta:editing-duration>
    <meta:user-defined meta:name="Info 1"/>
    <meta:user-defined meta:name="Info 2"/>
    <meta:user-defined meta:name="Info 3"/>
    <meta:user-defined meta:name="Info 4"/>
    <meta:document-statistic meta:page-count="19" meta:paragraph-count="70" meta:word-count="5256" meta:character-count="35147" meta:row-count="249" meta:non-whitespace-character-count="29961"/>
  </office:meta>
</office:document-meta>
</file>